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583in" svg:height="6.0394in" svg:x="9.2575in" svg:y="1.278in">
            <draw:object draw:notify-on-update-of-ranges="Sheet1.C2:Sheet1.C2 Sheet1.C3:Sheet1.C152 Sheet1.E2:Sheet1.E2 Sheet1.E3:Sheet1.E152 Sheet1.I2:Sheet1.I2 Sheet1.I3:Sheet1.I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Clock &gt;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Spread params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1.03339" calcext:value-type="float">
            <text:p>1.0333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lain divider</text:p>
          </table:table-cell>
          <table:table-cell office:value-type="string" calcext:value-type="string">
            <text:p>Using plain divider</text:p>
          </table:table-cell>
          <table:table-cell/>
          <table:table-cell office:value-type="string" calcext:value-type="string">
            <text:p>Spread evenly</text:p>
          </table:table-cell>
          <table:table-cell/>
          <table:table-cell office:value-type="string" calcext:value-type="string">
            <text:p>Combination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Real freq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1]/[.B3]" office:value-type="float" office:value="16000000" calcext:value-type="float">
            <text:p>16000000</text:p>
          </table:table-cell>
          <table:table-cell/>
          <table:table-cell table:formula="of:=[.$E$1]/([.$F$1]^[.B3])" office:value-type="float" office:value="2668801.97768857" calcext:value-type="float">
            <text:p>2668801.97768857</text:p>
          </table:table-cell>
          <table:table-cell/>
          <table:table-cell table:formula="of:=IF([.F3]&gt;[.D3];[.E3];[.C3])" office:value-type="float" office:value="16000000" calcext:value-type="float">
            <text:p>16000000</text:p>
          </table:table-cell>
          <table:table-cell table:formula="of:=INT([.$C$1]/[.G3])" office:value-type="float" office:value="2" calcext:value-type="float">
            <text:p>2</text:p>
          </table:table-cell>
          <table:table-cell table:formula="of:=[.$C$1]/[.H3]" office:value-type="float" office:value="16000000" calcext:value-type="float">
            <text:p>16000000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table:formula="of:=[.$C$1]/[.B4]" office:value-type="float" office:value="10666666.6666667" calcext:value-type="float">
            <text:p>10666666.6666667</text:p>
          </table:table-cell>
          <table:table-cell table:formula="of:=LOG([.C3])-LOG([.C4])" office:value-type="float" office:value="0.176091259055681" calcext:value-type="float">
            <text:p>0.1760912591</text:p>
          </table:table-cell>
          <table:table-cell table:formula="of:=[.$E$1]/([.$F$1]^[.B4])" office:value-type="float" office:value="2582569.9665069" calcext:value-type="float">
            <text:p>2582569.9665069</text:p>
          </table:table-cell>
          <table:table-cell table:formula="of:=LOG([.E3])-LOG([.E4])" office:value-type="float" office:value="0.0142642546106178" calcext:value-type="float">
            <text:p>0.0142642546</text:p>
          </table:table-cell>
          <table:table-cell table:formula="of:=IF([.F4]&gt;[.D4];[.E4];[.C4])" office:value-type="float" office:value="10666666.6666667" calcext:value-type="float">
            <text:p>10666666.6666667</text:p>
          </table:table-cell>
          <table:table-cell table:formula="of:=INT([.$C$1]/[.G4])" office:value-type="float" office:value="3" calcext:value-type="float">
            <text:p>3</text:p>
          </table:table-cell>
          <table:table-cell table:formula="of:=[.$C$1]/[.H4]" office:value-type="float" office:value="10666666.6666667" calcext:value-type="float">
            <text:p>10666666.6666667</text:p>
          </table:table-cell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table:formula="of:=[.$C$1]/[.B5]" office:value-type="float" office:value="8000000" calcext:value-type="float">
            <text:p>8000000</text:p>
          </table:table-cell>
          <table:table-cell table:formula="of:=LOG([.C4])-LOG([.C5])" office:value-type="float" office:value="0.1249387366083" calcext:value-type="float">
            <text:p>0.1249387366</text:p>
          </table:table-cell>
          <table:table-cell table:formula="of:=[.$E$1]/([.$F$1]^[.B5])" office:value-type="float" office:value="2499124.20916295" calcext:value-type="float">
            <text:p>2499124.20916295</text:p>
          </table:table-cell>
          <table:table-cell table:formula="of:=LOG([.E4])-LOG([.E5])" office:value-type="float" office:value="0.0142642546106186" calcext:value-type="float">
            <text:p>0.0142642546</text:p>
          </table:table-cell>
          <table:table-cell table:formula="of:=IF([.F5]&gt;[.D5];[.E5];[.C5])" office:value-type="float" office:value="8000000" calcext:value-type="float">
            <text:p>8000000</text:p>
          </table:table-cell>
          <table:table-cell table:formula="of:=INT([.$C$1]/[.G5])" office:value-type="float" office:value="4" calcext:value-type="float">
            <text:p>4</text:p>
          </table:table-cell>
          <table:table-cell table:formula="of:=[.$C$1]/[.H5]" office:value-type="float" office:value="8000000" calcext:value-type="float">
            <text:p>8000000</text:p>
          </table:table-cell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[.$C$1]/[.B6]" office:value-type="float" office:value="6400000" calcext:value-type="float">
            <text:p>6400000</text:p>
          </table:table-cell>
          <table:table-cell table:formula="of:=LOG([.C5])-LOG([.C6])" office:value-type="float" office:value="0.0969100130080562" calcext:value-type="float">
            <text:p>0.096910013</text:p>
          </table:table-cell>
          <table:table-cell table:formula="of:=[.$E$1]/([.$F$1]^[.B6])" office:value-type="float" office:value="2418374.67864306" calcext:value-type="float">
            <text:p>2418374.67864306</text:p>
          </table:table-cell>
          <table:table-cell table:formula="of:=LOG([.E5])-LOG([.E6])" office:value-type="float" office:value="0.0142642546106178" calcext:value-type="float">
            <text:p>0.0142642546</text:p>
          </table:table-cell>
          <table:table-cell table:formula="of:=IF([.F6]&gt;[.D6];[.E6];[.C6])" office:value-type="float" office:value="6400000" calcext:value-type="float">
            <text:p>6400000</text:p>
          </table:table-cell>
          <table:table-cell table:formula="of:=INT([.$C$1]/[.G6])" office:value-type="float" office:value="5" calcext:value-type="float">
            <text:p>5</text:p>
          </table:table-cell>
          <table:table-cell table:formula="of:=[.$C$1]/[.H6]" office:value-type="float" office:value="6400000" calcext:value-type="float">
            <text:p>6400000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[.B6]+1" office:value-type="float" office:value="6" calcext:value-type="float">
            <text:p>6</text:p>
          </table:table-cell>
          <table:table-cell table:formula="of:=[.$C$1]/[.B7]" office:value-type="float" office:value="5333333.33333333" calcext:value-type="float">
            <text:p>5333333.33333333</text:p>
          </table:table-cell>
          <table:table-cell table:formula="of:=LOG([.C6])-LOG([.C7])" office:value-type="float" office:value="0.0791812460476251" calcext:value-type="float">
            <text:p>0.079181246</text:p>
          </table:table-cell>
          <table:table-cell table:formula="of:=[.$E$1]/([.$F$1]^[.B7])" office:value-type="float" office:value="2340234.25680823" calcext:value-type="float">
            <text:p>2340234.25680823</text:p>
          </table:table-cell>
          <table:table-cell table:formula="of:=LOG([.E6])-LOG([.E7])" office:value-type="float" office:value="0.0142642546106186" calcext:value-type="float">
            <text:p>0.0142642546</text:p>
          </table:table-cell>
          <table:table-cell table:formula="of:=IF([.F7]&gt;[.D7];[.E7];[.C7])" office:value-type="float" office:value="5333333.33333333" calcext:value-type="float">
            <text:p>5333333.33333333</text:p>
          </table:table-cell>
          <table:table-cell table:formula="of:=INT([.$C$1]/[.G7])" office:value-type="float" office:value="6" calcext:value-type="float">
            <text:p>6</text:p>
          </table:table-cell>
          <table:table-cell table:formula="of:=[.$C$1]/[.H7]" office:value-type="float" office:value="5333333.33333333" calcext:value-type="float">
            <text:p>5333333.33333333</text:p>
          </table:table-cell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[.B7]+1" office:value-type="float" office:value="7" calcext:value-type="float">
            <text:p>7</text:p>
          </table:table-cell>
          <table:table-cell table:formula="of:=[.$C$1]/[.B8]" office:value-type="float" office:value="4571428.57142857" calcext:value-type="float">
            <text:p>4571428.57142857</text:p>
          </table:table-cell>
          <table:table-cell table:formula="of:=LOG([.C7])-LOG([.C8])" office:value-type="float" office:value="0.0669467896306131" calcext:value-type="float">
            <text:p>0.0669467896</text:p>
          </table:table-cell>
          <table:table-cell table:formula="of:=[.$E$1]/([.$F$1]^[.B8])" office:value-type="float" office:value="2264618.64040511" calcext:value-type="float">
            <text:p>2264618.64040511</text:p>
          </table:table-cell>
          <table:table-cell table:formula="of:=LOG([.E7])-LOG([.E8])" office:value-type="float" office:value="0.0142642546106178" calcext:value-type="float">
            <text:p>0.0142642546</text:p>
          </table:table-cell>
          <table:table-cell table:formula="of:=IF([.F8]&gt;[.D8];[.E8];[.C8])" office:value-type="float" office:value="4571428.57142857" calcext:value-type="float">
            <text:p>4571428.57142857</text:p>
          </table:table-cell>
          <table:table-cell table:formula="of:=INT([.$C$1]/[.G8])" office:value-type="float" office:value="7" calcext:value-type="float">
            <text:p>7</text:p>
          </table:table-cell>
          <table:table-cell table:formula="of:=[.$C$1]/[.H8]" office:value-type="float" office:value="4571428.57142857" calcext:value-type="float">
            <text:p>4571428.57142857</text:p>
          </table:table-cell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[.B8]+1" office:value-type="float" office:value="8" calcext:value-type="float">
            <text:p>8</text:p>
          </table:table-cell>
          <table:table-cell table:formula="of:=[.$C$1]/[.B9]" office:value-type="float" office:value="4000000" calcext:value-type="float">
            <text:p>4000000</text:p>
          </table:table-cell>
          <table:table-cell table:formula="of:=LOG([.C8])-LOG([.C9])" office:value-type="float" office:value="0.0579919469776868" calcext:value-type="float">
            <text:p>0.057991947</text:p>
          </table:table-cell>
          <table:table-cell table:formula="of:=[.$E$1]/([.$F$1]^[.B9])" office:value-type="float" office:value="2191446.25011381" calcext:value-type="float">
            <text:p>2191446.25011381</text:p>
          </table:table-cell>
          <table:table-cell table:formula="of:=LOG([.E8])-LOG([.E9])" office:value-type="float" office:value="0.0142642546106195" calcext:value-type="float">
            <text:p>0.0142642546</text:p>
          </table:table-cell>
          <table:table-cell table:formula="of:=IF([.F9]&gt;[.D9];[.E9];[.C9])" office:value-type="float" office:value="4000000" calcext:value-type="float">
            <text:p>4000000</text:p>
          </table:table-cell>
          <table:table-cell table:formula="of:=INT([.$C$1]/[.G9])" office:value-type="float" office:value="8" calcext:value-type="float">
            <text:p>8</text:p>
          </table:table-cell>
          <table:table-cell table:formula="of:=[.$C$1]/[.H9]" office:value-type="float" office:value="4000000" calcext:value-type="float">
            <text:p>4000000</text:p>
          </table:table-cell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[.B9]+1" office:value-type="float" office:value="9" calcext:value-type="float">
            <text:p>9</text:p>
          </table:table-cell>
          <table:table-cell table:formula="of:=[.$C$1]/[.B10]" office:value-type="float" office:value="3555555.55555556" calcext:value-type="float">
            <text:p>3555555.55555556</text:p>
          </table:table-cell>
          <table:table-cell table:formula="of:=LOG([.C9])-LOG([.C10])" office:value-type="float" office:value="0.0511525224473814" calcext:value-type="float">
            <text:p>0.0511525224</text:p>
          </table:table-cell>
          <table:table-cell table:formula="of:=[.$E$1]/([.$F$1]^[.B10])" office:value-type="float" office:value="2120638.14253458" calcext:value-type="float">
            <text:p>2120638.14253458</text:p>
          </table:table-cell>
          <table:table-cell table:formula="of:=LOG([.E9])-LOG([.E10])" office:value-type="float" office:value="0.0142642546106178" calcext:value-type="float">
            <text:p>0.0142642546</text:p>
          </table:table-cell>
          <table:table-cell table:formula="of:=IF([.F10]&gt;[.D10];[.E10];[.C10])" office:value-type="float" office:value="3555555.55555556" calcext:value-type="float">
            <text:p>3555555.55555556</text:p>
          </table:table-cell>
          <table:table-cell table:formula="of:=INT([.$C$1]/[.G10])" office:value-type="float" office:value="9" calcext:value-type="float">
            <text:p>9</text:p>
          </table:table-cell>
          <table:table-cell table:formula="of:=[.$C$1]/[.H10]" office:value-type="float" office:value="3555555.55555556" calcext:value-type="float">
            <text:p>3555555.55555556</text:p>
          </table:table-cell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[.B10]+1" office:value-type="float" office:value="10" calcext:value-type="float">
            <text:p>10</text:p>
          </table:table-cell>
          <table:table-cell table:formula="of:=[.$C$1]/[.B11]" office:value-type="float" office:value="3200000" calcext:value-type="float">
            <text:p>3200000</text:p>
          </table:table-cell>
          <table:table-cell table:formula="of:=LOG([.C10])-LOG([.C11])" office:value-type="float" office:value="0.0457574905606748" calcext:value-type="float">
            <text:p>0.0457574906</text:p>
          </table:table-cell>
          <table:table-cell table:formula="of:=[.$E$1]/([.$F$1]^[.B11])" office:value-type="float" office:value="2052117.92501822" calcext:value-type="float">
            <text:p>2052117.92501822</text:p>
          </table:table-cell>
          <table:table-cell table:formula="of:=LOG([.E10])-LOG([.E11])" office:value-type="float" office:value="0.0142642546106186" calcext:value-type="float">
            <text:p>0.0142642546</text:p>
          </table:table-cell>
          <table:table-cell table:formula="of:=IF([.F11]&gt;[.D11];[.E11];[.C11])" office:value-type="float" office:value="3200000" calcext:value-type="float">
            <text:p>3200000</text:p>
          </table:table-cell>
          <table:table-cell table:formula="of:=INT([.$C$1]/[.G11])" office:value-type="float" office:value="10" calcext:value-type="float">
            <text:p>10</text:p>
          </table:table-cell>
          <table:table-cell table:formula="of:=[.$C$1]/[.H11]" office:value-type="float" office:value="3200000" calcext:value-type="float">
            <text:p>3200000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[.B11]+1" office:value-type="float" office:value="11" calcext:value-type="float">
            <text:p>11</text:p>
          </table:table-cell>
          <table:table-cell table:formula="of:=[.$C$1]/[.B12]" office:value-type="float" office:value="2909090.90909091" calcext:value-type="float">
            <text:p>2909090.90909091</text:p>
          </table:table-cell>
          <table:table-cell table:formula="of:=LOG([.C11])-LOG([.C12])" office:value-type="float" office:value="0.0413926851582254" calcext:value-type="float">
            <text:p>0.0413926852</text:p>
          </table:table-cell>
          <table:table-cell table:formula="of:=[.$E$1]/([.$F$1]^[.B12])" office:value-type="float" office:value="1985811.67324845" calcext:value-type="float">
            <text:p>1985811.67324845</text:p>
          </table:table-cell>
          <table:table-cell table:formula="of:=LOG([.E11])-LOG([.E12])" office:value-type="float" office:value="0.0142642546106178" calcext:value-type="float">
            <text:p>0.0142642546</text:p>
          </table:table-cell>
          <table:table-cell table:formula="of:=IF([.F12]&gt;[.D12];[.E12];[.C12])" office:value-type="float" office:value="2909090.90909091" calcext:value-type="float">
            <text:p>2909090.90909091</text:p>
          </table:table-cell>
          <table:table-cell table:formula="of:=INT([.$C$1]/[.G12])" office:value-type="float" office:value="11" calcext:value-type="float">
            <text:p>11</text:p>
          </table:table-cell>
          <table:table-cell table:formula="of:=[.$C$1]/[.H12]" office:value-type="float" office:value="2909090.90909091" calcext:value-type="float">
            <text:p>2909090.90909091</text:p>
          </table:table-cell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12" calcext:value-type="float">
            <text:p>12</text:p>
          </table:table-cell>
          <table:table-cell table:formula="of:=[.$C$1]/[.B13]" office:value-type="float" office:value="2666666.66666667" calcext:value-type="float">
            <text:p>2666666.66666667</text:p>
          </table:table-cell>
          <table:table-cell table:formula="of:=LOG([.C12])-LOG([.C13])" office:value-type="float" office:value="0.0377885608893997" calcext:value-type="float">
            <text:p>0.0377885609</text:p>
          </table:table-cell>
          <table:table-cell table:formula="of:=[.$E$1]/([.$F$1]^[.B13])" office:value-type="float" office:value="1921647.85148729" calcext:value-type="float">
            <text:p>1921647.85148729</text:p>
          </table:table-cell>
          <table:table-cell table:formula="of:=LOG([.E12])-LOG([.E13])" office:value-type="float" office:value="0.0142642546106186" calcext:value-type="float">
            <text:p>0.0142642546</text:p>
          </table:table-cell>
          <table:table-cell table:formula="of:=IF([.F13]&gt;[.D13];[.E13];[.C13])" office:value-type="float" office:value="2666666.66666667" calcext:value-type="float">
            <text:p>2666666.66666667</text:p>
          </table:table-cell>
          <table:table-cell table:formula="of:=INT([.$C$1]/[.G13])" office:value-type="float" office:value="12" calcext:value-type="float">
            <text:p>12</text:p>
          </table:table-cell>
          <table:table-cell table:formula="of:=[.$C$1]/[.H13]" office:value-type="float" office:value="2666666.66666667" calcext:value-type="float">
            <text:p>2666666.66666667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13" calcext:value-type="float">
            <text:p>13</text:p>
          </table:table-cell>
          <table:table-cell table:formula="of:=[.$C$1]/[.B14]" office:value-type="float" office:value="2461538.46153846" calcext:value-type="float">
            <text:p>2461538.46153846</text:p>
          </table:table-cell>
          <table:table-cell table:formula="of:=LOG([.C13])-LOG([.C14])" office:value-type="float" office:value="0.0347621062592118" calcext:value-type="float">
            <text:p>0.0347621063</text:p>
          </table:table-cell>
          <table:table-cell table:formula="of:=[.$E$1]/([.$F$1]^[.B14])" office:value-type="float" office:value="1859557.23539737" calcext:value-type="float">
            <text:p>1859557.23539737</text:p>
          </table:table-cell>
          <table:table-cell table:formula="of:=LOG([.E13])-LOG([.E14])" office:value-type="float" office:value="0.0142642546106178" calcext:value-type="float">
            <text:p>0.0142642546</text:p>
          </table:table-cell>
          <table:table-cell table:formula="of:=IF([.F14]&gt;[.D14];[.E14];[.C14])" office:value-type="float" office:value="2461538.46153846" calcext:value-type="float">
            <text:p>2461538.46153846</text:p>
          </table:table-cell>
          <table:table-cell table:formula="of:=INT([.$C$1]/[.G14])" office:value-type="float" office:value="13" calcext:value-type="float">
            <text:p>13</text:p>
          </table:table-cell>
          <table:table-cell table:formula="of:=[.$C$1]/[.H14]" office:value-type="float" office:value="2461538.46153846" calcext:value-type="float">
            <text:p>2461538.46153846</text:p>
          </table:table-cell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14" calcext:value-type="float">
            <text:p>14</text:p>
          </table:table-cell>
          <table:table-cell table:formula="of:=[.$C$1]/[.B15]" office:value-type="float" office:value="2285714.28571429" calcext:value-type="float">
            <text:p>2285714.28571429</text:p>
          </table:table-cell>
          <table:table-cell table:formula="of:=LOG([.C14])-LOG([.C15])" office:value-type="float" office:value="0.0321846833714012" calcext:value-type="float">
            <text:p>0.0321846834</text:p>
          </table:table-cell>
          <table:table-cell table:formula="of:=[.$E$1]/([.$F$1]^[.B15])" office:value-type="float" office:value="1799472.83735799" calcext:value-type="float">
            <text:p>1799472.83735799</text:p>
          </table:table-cell>
          <table:table-cell table:formula="of:=LOG([.E14])-LOG([.E15])" office:value-type="float" office:value="0.0142642546106186" calcext:value-type="float">
            <text:p>0.0142642546</text:p>
          </table:table-cell>
          <table:table-cell table:formula="of:=IF([.F15]&gt;[.D15];[.E15];[.C15])" office:value-type="float" office:value="2285714.28571429" calcext:value-type="float">
            <text:p>2285714.28571429</text:p>
          </table:table-cell>
          <table:table-cell table:formula="of:=INT([.$C$1]/[.G15])" office:value-type="float" office:value="14" calcext:value-type="float">
            <text:p>14</text:p>
          </table:table-cell>
          <table:table-cell table:formula="of:=[.$C$1]/[.H15]" office:value-type="float" office:value="2285714.28571429" calcext:value-type="float">
            <text:p>2285714.28571429</text:p>
          </table:table-cell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15" calcext:value-type="float">
            <text:p>15</text:p>
          </table:table-cell>
          <table:table-cell table:formula="of:=[.$C$1]/[.B16]" office:value-type="float" office:value="2133333.33333333" calcext:value-type="float">
            <text:p>2133333.33333333</text:p>
          </table:table-cell>
          <table:table-cell table:formula="of:=LOG([.C15])-LOG([.C16])" office:value-type="float" office:value="0.0299632233774432" calcext:value-type="float">
            <text:p>0.0299632234</text:p>
          </table:table-cell>
          <table:table-cell table:formula="of:=[.$E$1]/([.$F$1]^[.B16])" office:value-type="float" office:value="1741329.83419424" calcext:value-type="float">
            <text:p>1741329.83419424</text:p>
          </table:table-cell>
          <table:table-cell table:formula="of:=LOG([.E15])-LOG([.E16])" office:value-type="float" office:value="0.0142642546106178" calcext:value-type="float">
            <text:p>0.0142642546</text:p>
          </table:table-cell>
          <table:table-cell table:formula="of:=IF([.F16]&gt;[.D16];[.E16];[.C16])" office:value-type="float" office:value="2133333.33333333" calcext:value-type="float">
            <text:p>2133333.33333333</text:p>
          </table:table-cell>
          <table:table-cell table:formula="of:=INT([.$C$1]/[.G16])" office:value-type="float" office:value="15" calcext:value-type="float">
            <text:p>15</text:p>
          </table:table-cell>
          <table:table-cell table:formula="of:=[.$C$1]/[.H16]" office:value-type="float" office:value="2133333.33333333" calcext:value-type="float">
            <text:p>2133333.33333333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16" calcext:value-type="float">
            <text:p>16</text:p>
          </table:table-cell>
          <table:table-cell table:formula="of:=[.$C$1]/[.B17]" office:value-type="float" office:value="2000000" calcext:value-type="float">
            <text:p>2000000</text:p>
          </table:table-cell>
          <table:table-cell table:formula="of:=LOG([.C16])-LOG([.C17])" office:value-type="float" office:value="0.0280287236002437" calcext:value-type="float">
            <text:p>0.0280287236</text:p>
          </table:table-cell>
          <table:table-cell table:formula="of:=[.$E$1]/([.$F$1]^[.B17])" office:value-type="float" office:value="1685065.49724136" calcext:value-type="float">
            <text:p>1685065.49724136</text:p>
          </table:table-cell>
          <table:table-cell table:formula="of:=LOG([.E16])-LOG([.E17])" office:value-type="float" office:value="0.0142642546106186" calcext:value-type="float">
            <text:p>0.0142642546</text:p>
          </table:table-cell>
          <table:table-cell table:formula="of:=IF([.F17]&gt;[.D17];[.E17];[.C17])" office:value-type="float" office:value="2000000" calcext:value-type="float">
            <text:p>2000000</text:p>
          </table:table-cell>
          <table:table-cell table:formula="of:=INT([.$C$1]/[.G17])" office:value-type="float" office:value="16" calcext:value-type="float">
            <text:p>16</text:p>
          </table:table-cell>
          <table:table-cell table:formula="of:=[.$C$1]/[.H17]" office:value-type="float" office:value="2000000" calcext:value-type="float">
            <text:p>2000000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[.B17]+1" office:value-type="float" office:value="17" calcext:value-type="float">
            <text:p>17</text:p>
          </table:table-cell>
          <table:table-cell table:formula="of:=[.$C$1]/[.B18]" office:value-type="float" office:value="1882352.94117647" calcext:value-type="float">
            <text:p>1882352.94117647</text:p>
          </table:table-cell>
          <table:table-cell table:formula="of:=LOG([.C17])-LOG([.C18])" office:value-type="float" office:value="0.0263289387223482" calcext:value-type="float">
            <text:p>0.0263289387</text:p>
          </table:table-cell>
          <table:table-cell table:formula="of:=[.$E$1]/([.$F$1]^[.B18])" office:value-type="float" office:value="1630619.12466867" calcext:value-type="float">
            <text:p>1630619.12466867</text:p>
          </table:table-cell>
          <table:table-cell table:formula="of:=LOG([.E17])-LOG([.E18])" office:value-type="float" office:value="0.0142642546106186" calcext:value-type="float">
            <text:p>0.0142642546</text:p>
          </table:table-cell>
          <table:table-cell table:formula="of:=IF([.F18]&gt;[.D18];[.E18];[.C18])" office:value-type="float" office:value="1882352.94117647" calcext:value-type="float">
            <text:p>1882352.94117647</text:p>
          </table:table-cell>
          <table:table-cell table:formula="of:=INT([.$C$1]/[.G18])" office:value-type="float" office:value="17" calcext:value-type="float">
            <text:p>17</text:p>
          </table:table-cell>
          <table:table-cell table:formula="of:=[.$C$1]/[.H18]" office:value-type="float" office:value="1882352.94117647" calcext:value-type="float">
            <text:p>1882352.94117647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[.B18]+1" office:value-type="float" office:value="18" calcext:value-type="float">
            <text:p>18</text:p>
          </table:table-cell>
          <table:table-cell table:formula="of:=[.$C$1]/[.B19]" office:value-type="float" office:value="1777777.77777778" calcext:value-type="float">
            <text:p>1777777.77777778</text:p>
          </table:table-cell>
          <table:table-cell table:formula="of:=LOG([.C18])-LOG([.C19])" office:value-type="float" office:value="0.0248235837250332" calcext:value-type="float">
            <text:p>0.0248235837</text:p>
          </table:table-cell>
          <table:table-cell table:formula="of:=[.$E$1]/([.$F$1]^[.B19])" office:value-type="float" office:value="1577931.97599035" calcext:value-type="float">
            <text:p>1577931.97599035</text:p>
          </table:table-cell>
          <table:table-cell table:formula="of:=LOG([.E18])-LOG([.E19])" office:value-type="float" office:value="0.0142642546106186" calcext:value-type="float">
            <text:p>0.0142642546</text:p>
          </table:table-cell>
          <table:table-cell table:formula="of:=IF([.F19]&gt;[.D19];[.E19];[.C19])" office:value-type="float" office:value="1777777.77777778" calcext:value-type="float">
            <text:p>1777777.77777778</text:p>
          </table:table-cell>
          <table:table-cell table:formula="of:=INT([.$C$1]/[.G19])" office:value-type="float" office:value="18" calcext:value-type="float">
            <text:p>18</text:p>
          </table:table-cell>
          <table:table-cell table:formula="of:=[.$C$1]/[.H19]" office:value-type="float" office:value="1777777.77777778" calcext:value-type="float">
            <text:p>1777777.77777778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[.B19]+1" office:value-type="float" office:value="19" calcext:value-type="float">
            <text:p>19</text:p>
          </table:table-cell>
          <table:table-cell table:formula="of:=[.$C$1]/[.B20]" office:value-type="float" office:value="1684210.52631579" calcext:value-type="float">
            <text:p>1684210.52631579</text:p>
          </table:table-cell>
          <table:table-cell table:formula="of:=LOG([.C19])-LOG([.C20])" office:value-type="float" office:value="0.0234810958495224" calcext:value-type="float">
            <text:p>0.0234810958</text:p>
          </table:table-cell>
          <table:table-cell table:formula="of:=[.$E$1]/([.$F$1]^[.B20])" office:value-type="float" office:value="1526947.20869212" calcext:value-type="float">
            <text:p>1526947.20869212</text:p>
          </table:table-cell>
          <table:table-cell table:formula="of:=LOG([.E19])-LOG([.E20])" office:value-type="float" office:value="0.0142642546106178" calcext:value-type="float">
            <text:p>0.0142642546</text:p>
          </table:table-cell>
          <table:table-cell table:formula="of:=IF([.F20]&gt;[.D20];[.E20];[.C20])" office:value-type="float" office:value="1684210.52631579" calcext:value-type="float">
            <text:p>1684210.52631579</text:p>
          </table:table-cell>
          <table:table-cell table:formula="of:=INT([.$C$1]/[.G20])" office:value-type="float" office:value="19" calcext:value-type="float">
            <text:p>19</text:p>
          </table:table-cell>
          <table:table-cell table:formula="of:=[.$C$1]/[.H20]" office:value-type="float" office:value="1684210.52631579" calcext:value-type="float">
            <text:p>1684210.52631579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[.B20]+1" office:value-type="float" office:value="20" calcext:value-type="float">
            <text:p>20</text:p>
          </table:table-cell>
          <table:table-cell table:formula="of:=[.$C$1]/[.B21]" office:value-type="float" office:value="1600000" calcext:value-type="float">
            <text:p>1600000</text:p>
          </table:table-cell>
          <table:table-cell table:formula="of:=LOG([.C20])-LOG([.C21])" office:value-type="float" office:value="0.0222763947111524" calcext:value-type="float">
            <text:p>0.0222763947</text:p>
          </table:table-cell>
          <table:table-cell table:formula="of:=[.$E$1]/([.$F$1]^[.B21])" office:value-type="float" office:value="1477609.81690564" calcext:value-type="float">
            <text:p>1477609.81690564</text:p>
          </table:table-cell>
          <table:table-cell table:formula="of:=LOG([.E20])-LOG([.E21])" office:value-type="float" office:value="0.0142642546106186" calcext:value-type="float">
            <text:p>0.0142642546</text:p>
          </table:table-cell>
          <table:table-cell table:formula="of:=IF([.F21]&gt;[.D21];[.E21];[.C21])" office:value-type="float" office:value="1600000" calcext:value-type="float">
            <text:p>1600000</text:p>
          </table:table-cell>
          <table:table-cell table:formula="of:=INT([.$C$1]/[.G21])" office:value-type="float" office:value="20" calcext:value-type="float">
            <text:p>20</text:p>
          </table:table-cell>
          <table:table-cell table:formula="of:=[.$C$1]/[.H21]" office:value-type="float" office:value="1600000" calcext:value-type="float">
            <text:p>1600000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[.B21]+1" office:value-type="float" office:value="21" calcext:value-type="float">
            <text:p>21</text:p>
          </table:table-cell>
          <table:table-cell table:formula="of:=[.$C$1]/[.B22]" office:value-type="float" office:value="1523809.52380952" calcext:value-type="float">
            <text:p>1523809.52380952</text:p>
          </table:table-cell>
          <table:table-cell table:formula="of:=LOG([.C21])-LOG([.C22])" office:value-type="float" office:value="0.0211892990699383" calcext:value-type="float">
            <text:p>0.0211892991</text:p>
          </table:table-cell>
          <table:table-cell table:formula="of:=[.$E$1]/([.$F$1]^[.B22])" office:value-type="float" office:value="1429866.57206441" calcext:value-type="float">
            <text:p>1429866.57206441</text:p>
          </table:table-cell>
          <table:table-cell table:formula="of:=LOG([.E21])-LOG([.E22])" office:value-type="float" office:value="0.0142642546106178" calcext:value-type="float">
            <text:p>0.0142642546</text:p>
          </table:table-cell>
          <table:table-cell table:formula="of:=IF([.F22]&gt;[.D22];[.E22];[.C22])" office:value-type="float" office:value="1523809.52380952" calcext:value-type="float">
            <text:p>1523809.52380952</text:p>
          </table:table-cell>
          <table:table-cell table:formula="of:=INT([.$C$1]/[.G22])" office:value-type="float" office:value="21" calcext:value-type="float">
            <text:p>21</text:p>
          </table:table-cell>
          <table:table-cell table:formula="of:=[.$C$1]/[.H22]" office:value-type="float" office:value="1523809.52380952" calcext:value-type="float">
            <text:p>1523809.52380952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[.B22]+1" office:value-type="float" office:value="22" calcext:value-type="float">
            <text:p>22</text:p>
          </table:table-cell>
          <table:table-cell table:formula="of:=[.$C$1]/[.B23]" office:value-type="float" office:value="1454545.45454545" calcext:value-type="float">
            <text:p>1454545.45454545</text:p>
          </table:table-cell>
          <table:table-cell table:formula="of:=LOG([.C22])-LOG([.C23])" office:value-type="float" office:value="0.0202033860882871" calcext:value-type="float">
            <text:p>0.0202033861</text:p>
          </table:table-cell>
          <table:table-cell table:formula="of:=[.$E$1]/([.$F$1]^[.B23])" office:value-type="float" office:value="1383665.96547713" calcext:value-type="float">
            <text:p>1383665.96547713</text:p>
          </table:table-cell>
          <table:table-cell table:formula="of:=LOG([.E22])-LOG([.E23])" office:value-type="float" office:value="0.0142642546106186" calcext:value-type="float">
            <text:p>0.0142642546</text:p>
          </table:table-cell>
          <table:table-cell table:formula="of:=IF([.F23]&gt;[.D23];[.E23];[.C23])" office:value-type="float" office:value="1454545.45454545" calcext:value-type="float">
            <text:p>1454545.45454545</text:p>
          </table:table-cell>
          <table:table-cell table:formula="of:=INT([.$C$1]/[.G23])" office:value-type="float" office:value="22" calcext:value-type="float">
            <text:p>22</text:p>
          </table:table-cell>
          <table:table-cell table:formula="of:=[.$C$1]/[.H23]" office:value-type="float" office:value="1454545.45454545" calcext:value-type="float">
            <text:p>1454545.45454545</text:p>
          </table:table-cell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[.B23]+1" office:value-type="float" office:value="23" calcext:value-type="float">
            <text:p>23</text:p>
          </table:table-cell>
          <table:table-cell table:formula="of:=[.$C$1]/[.B24]" office:value-type="float" office:value="1391304.34782609" calcext:value-type="float">
            <text:p>1391304.34782609</text:p>
          </table:table-cell>
          <table:table-cell table:formula="of:=LOG([.C23])-LOG([.C24])" office:value-type="float" office:value="0.0193051551953864" calcext:value-type="float">
            <text:p>0.0193051552</text:p>
          </table:table-cell>
          <table:table-cell table:formula="of:=[.$E$1]/([.$F$1]^[.B24])" office:value-type="float" office:value="1338958.15275659" calcext:value-type="float">
            <text:p>1338958.15275659</text:p>
          </table:table-cell>
          <table:table-cell table:formula="of:=LOG([.E23])-LOG([.E24])" office:value-type="float" office:value="0.0142642546106178" calcext:value-type="float">
            <text:p>0.0142642546</text:p>
          </table:table-cell>
          <table:table-cell table:formula="of:=IF([.F24]&gt;[.D24];[.E24];[.C24])" office:value-type="float" office:value="1391304.34782609" calcext:value-type="float">
            <text:p>1391304.34782609</text:p>
          </table:table-cell>
          <table:table-cell table:formula="of:=INT([.$C$1]/[.G24])" office:value-type="float" office:value="23" calcext:value-type="float">
            <text:p>23</text:p>
          </table:table-cell>
          <table:table-cell table:formula="of:=[.$C$1]/[.H24]" office:value-type="float" office:value="1391304.34782609" calcext:value-type="float">
            <text:p>1391304.34782609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[.B24]+1" office:value-type="float" office:value="24" calcext:value-type="float">
            <text:p>24</text:p>
          </table:table-cell>
          <table:table-cell table:formula="of:=[.$C$1]/[.B25]" office:value-type="float" office:value="1333333.33333333" calcext:value-type="float">
            <text:p>1333333.33333333</text:p>
          </table:table-cell>
          <table:table-cell table:formula="of:=LOG([.C24])-LOG([.C25])" office:value-type="float" office:value="0.0184834056940124" calcext:value-type="float">
            <text:p>0.0184834057</text:p>
          </table:table-cell>
          <table:table-cell table:formula="of:=[.$E$1]/([.$F$1]^[.B25])" office:value-type="float" office:value="1295694.90004411" calcext:value-type="float">
            <text:p>1295694.90004411</text:p>
          </table:table-cell>
          <table:table-cell table:formula="of:=LOG([.E24])-LOG([.E25])" office:value-type="float" office:value="0.0142642546106186" calcext:value-type="float">
            <text:p>0.0142642546</text:p>
          </table:table-cell>
          <table:table-cell table:formula="of:=IF([.F25]&gt;[.D25];[.E25];[.C25])" office:value-type="float" office:value="1333333.33333333" calcext:value-type="float">
            <text:p>1333333.33333333</text:p>
          </table:table-cell>
          <table:table-cell table:formula="of:=INT([.$C$1]/[.G25])" office:value-type="float" office:value="24" calcext:value-type="float">
            <text:p>24</text:p>
          </table:table-cell>
          <table:table-cell table:formula="of:=[.$C$1]/[.H25]" office:value-type="float" office:value="1333333.33333333" calcext:value-type="float">
            <text:p>1333333.33333333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[.B25]+1" office:value-type="float" office:value="25" calcext:value-type="float">
            <text:p>25</text:p>
          </table:table-cell>
          <table:table-cell table:formula="of:=[.$C$1]/[.B26]" office:value-type="float" office:value="1280000" calcext:value-type="float">
            <text:p>1280000</text:p>
          </table:table-cell>
          <table:table-cell table:formula="of:=LOG([.C25])-LOG([.C26])" office:value-type="float" office:value="0.017728766960432" calcext:value-type="float">
            <text:p>0.017728767</text:p>
          </table:table-cell>
          <table:table-cell table:formula="of:=[.$E$1]/([.$F$1]^[.B26])" office:value-type="float" office:value="1253829.53197158" calcext:value-type="float">
            <text:p>1253829.53197158</text:p>
          </table:table-cell>
          <table:table-cell table:formula="of:=LOG([.E25])-LOG([.E26])" office:value-type="float" office:value="0.0142642546106186" calcext:value-type="float">
            <text:p>0.0142642546</text:p>
          </table:table-cell>
          <table:table-cell table:formula="of:=IF([.F26]&gt;[.D26];[.E26];[.C26])" office:value-type="float" office:value="1280000" calcext:value-type="float">
            <text:p>1280000</text:p>
          </table:table-cell>
          <table:table-cell table:formula="of:=INT([.$C$1]/[.G26])" office:value-type="float" office:value="25" calcext:value-type="float">
            <text:p>25</text:p>
          </table:table-cell>
          <table:table-cell table:formula="of:=[.$C$1]/[.H26]" office:value-type="float" office:value="1280000" calcext:value-type="float">
            <text:p>1280000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[.B26]+1" office:value-type="float" office:value="26" calcext:value-type="float">
            <text:p>26</text:p>
          </table:table-cell>
          <table:table-cell table:formula="of:=[.$C$1]/[.B27]" office:value-type="float" office:value="1230769.23076923" calcext:value-type="float">
            <text:p>1230769.23076923</text:p>
          </table:table-cell>
          <table:table-cell table:formula="of:=LOG([.C26])-LOG([.C27])" office:value-type="float" office:value="0.0170333392987807" calcext:value-type="float">
            <text:p>0.0170333393</text:p>
          </table:table-cell>
          <table:table-cell table:formula="of:=[.$E$1]/([.$F$1]^[.B27])" office:value-type="float" office:value="1213316.88130481" calcext:value-type="float">
            <text:p>1213316.88130481</text:p>
          </table:table-cell>
          <table:table-cell table:formula="of:=LOG([.E26])-LOG([.E27])" office:value-type="float" office:value="0.0142642546106178" calcext:value-type="float">
            <text:p>0.0142642546</text:p>
          </table:table-cell>
          <table:table-cell table:formula="of:=IF([.F27]&gt;[.D27];[.E27];[.C27])" office:value-type="float" office:value="1230769.23076923" calcext:value-type="float">
            <text:p>1230769.23076923</text:p>
          </table:table-cell>
          <table:table-cell table:formula="of:=INT([.$C$1]/[.G27])" office:value-type="float" office:value="26" calcext:value-type="float">
            <text:p>26</text:p>
          </table:table-cell>
          <table:table-cell table:formula="of:=[.$C$1]/[.H27]" office:value-type="float" office:value="1230769.23076923" calcext:value-type="float">
            <text:p>1230769.23076923</text:p>
          </table:table-cell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[.B27]+1" office:value-type="float" office:value="27" calcext:value-type="float">
            <text:p>27</text:p>
          </table:table-cell>
          <table:table-cell table:formula="of:=[.$C$1]/[.B28]" office:value-type="float" office:value="1185185.18518519" calcext:value-type="float">
            <text:p>1185185.18518519</text:p>
          </table:table-cell>
          <table:table-cell table:formula="of:=LOG([.C27])-LOG([.C28])" office:value-type="float" office:value="0.0163904161881687" calcext:value-type="float">
            <text:p>0.0163904162</text:p>
          </table:table-cell>
          <table:table-cell table:formula="of:=[.$E$1]/([.$F$1]^[.B28])" office:value-type="float" office:value="1174113.24021407" calcext:value-type="float">
            <text:p>1174113.24021407</text:p>
          </table:table-cell>
          <table:table-cell table:formula="of:=LOG([.E27])-LOG([.E28])" office:value-type="float" office:value="0.0142642546106186" calcext:value-type="float">
            <text:p>0.0142642546</text:p>
          </table:table-cell>
          <table:table-cell table:formula="of:=IF([.F28]&gt;[.D28];[.E28];[.C28])" office:value-type="float" office:value="1185185.18518519" calcext:value-type="float">
            <text:p>1185185.18518519</text:p>
          </table:table-cell>
          <table:table-cell table:formula="of:=INT([.$C$1]/[.G28])" office:value-type="float" office:value="27" calcext:value-type="float">
            <text:p>27</text:p>
          </table:table-cell>
          <table:table-cell table:formula="of:=[.$C$1]/[.H28]" office:value-type="float" office:value="1185185.18518519" calcext:value-type="float">
            <text:p>1185185.18518519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28" calcext:value-type="float">
            <text:p>28</text:p>
          </table:table-cell>
          <table:table-cell table:formula="of:=[.$C$1]/[.B29]" office:value-type="float" office:value="1142857.14285714" calcext:value-type="float">
            <text:p>1142857.14285714</text:p>
          </table:table-cell>
          <table:table-cell table:formula="of:=LOG([.C28])-LOG([.C29])" office:value-type="float" office:value="0.0157942671832325" calcext:value-type="float">
            <text:p>0.0157942672</text:p>
          </table:table-cell>
          <table:table-cell table:formula="of:=[.$E$1]/([.$F$1]^[.B29])" office:value-type="float" office:value="1136176.31311902" calcext:value-type="float">
            <text:p>1136176.31311902</text:p>
          </table:table-cell>
          <table:table-cell table:formula="of:=LOG([.E28])-LOG([.E29])" office:value-type="float" office:value="0.0142642546106178" calcext:value-type="float">
            <text:p>0.0142642546</text:p>
          </table:table-cell>
          <table:table-cell table:formula="of:=IF([.F29]&gt;[.D29];[.E29];[.C29])" office:value-type="float" office:value="1142857.14285714" calcext:value-type="float">
            <text:p>1142857.14285714</text:p>
          </table:table-cell>
          <table:table-cell table:formula="of:=INT([.$C$1]/[.G29])" office:value-type="float" office:value="28" calcext:value-type="float">
            <text:p>28</text:p>
          </table:table-cell>
          <table:table-cell table:formula="of:=[.$C$1]/[.H29]" office:value-type="float" office:value="1142857.14285714" calcext:value-type="float">
            <text:p>1142857.14285714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29" calcext:value-type="float">
            <text:p>29</text:p>
          </table:table-cell>
          <table:table-cell table:formula="of:=[.$C$1]/[.B30]" office:value-type="float" office:value="1103448.27586207" calcext:value-type="float">
            <text:p>1103448.27586207</text:p>
          </table:table-cell>
          <table:table-cell table:formula="of:=LOG([.C29])-LOG([.C30])" office:value-type="float" office:value="0.0152399665567371" calcext:value-type="float">
            <text:p>0.0152399666</text:p>
          </table:table-cell>
          <table:table-cell table:formula="of:=[.$E$1]/([.$F$1]^[.B30])" office:value-type="float" office:value="1099465.17105742" calcext:value-type="float">
            <text:p>1099465.17105742</text:p>
          </table:table-cell>
          <table:table-cell table:formula="of:=LOG([.E29])-LOG([.E30])" office:value-type="float" office:value="0.0142642546106186" calcext:value-type="float">
            <text:p>0.0142642546</text:p>
          </table:table-cell>
          <table:table-cell table:formula="of:=IF([.F30]&gt;[.D30];[.E30];[.C30])" office:value-type="float" office:value="1103448.27586207" calcext:value-type="float">
            <text:p>1103448.27586207</text:p>
          </table:table-cell>
          <table:table-cell table:formula="of:=INT([.$C$1]/[.G30])" office:value-type="float" office:value="29" calcext:value-type="float">
            <text:p>29</text:p>
          </table:table-cell>
          <table:table-cell table:formula="of:=[.$C$1]/[.H30]" office:value-type="float" office:value="1103448.27586207" calcext:value-type="float">
            <text:p>1103448.27586207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30" calcext:value-type="float">
            <text:p>30</text:p>
          </table:table-cell>
          <table:table-cell table:formula="of:=[.$C$1]/[.B31]" office:value-type="float" office:value="1066666.66666667" calcext:value-type="float">
            <text:p>1066666.66666667</text:p>
          </table:table-cell>
          <table:table-cell table:formula="of:=LOG([.C30])-LOG([.C31])" office:value-type="float" office:value="0.0147232568207061" calcext:value-type="float">
            <text:p>0.0147232568</text:p>
          </table:table-cell>
          <table:table-cell table:formula="of:=[.$E$1]/([.$F$1]^[.B31])" office:value-type="float" office:value="1063940.20752805" calcext:value-type="float">
            <text:p>1063940.20752805</text:p>
          </table:table-cell>
          <table:table-cell table:formula="of:=LOG([.E30])-LOG([.E31])" office:value-type="float" office:value="0.0142642546106178" calcext:value-type="float">
            <text:p>0.0142642546</text:p>
          </table:table-cell>
          <table:table-cell table:formula="of:=IF([.F31]&gt;[.D31];[.E31];[.C31])" office:value-type="float" office:value="1066666.66666667" calcext:value-type="float">
            <text:p>1066666.66666667</text:p>
          </table:table-cell>
          <table:table-cell table:formula="of:=INT([.$C$1]/[.G31])" office:value-type="float" office:value="30" calcext:value-type="float">
            <text:p>30</text:p>
          </table:table-cell>
          <table:table-cell table:formula="of:=[.$C$1]/[.H31]" office:value-type="float" office:value="1066666.66666667" calcext:value-type="float">
            <text:p>1066666.66666667</text:p>
          </table:table-cell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31" calcext:value-type="float">
            <text:p>31</text:p>
          </table:table-cell>
          <table:table-cell table:formula="of:=[.$C$1]/[.B32]" office:value-type="float" office:value="1032258.06451613" calcext:value-type="float">
            <text:p>1032258.06451613</text:p>
          </table:table-cell>
          <table:table-cell table:formula="of:=LOG([.C31])-LOG([.C32])" office:value-type="float" office:value="0.0142404391146096" calcext:value-type="float">
            <text:p>0.0142404391</text:p>
          </table:table-cell>
          <table:table-cell table:formula="of:=[.$E$1]/([.$F$1]^[.B32])" office:value-type="float" office:value="1029563.09576061" calcext:value-type="float">
            <text:p>1029563.09576061</text:p>
          </table:table-cell>
          <table:table-cell table:formula="of:=LOG([.E31])-LOG([.E32])" office:value-type="float" office:value="0.0142642546106186" calcext:value-type="float">
            <text:p>0.0142642546</text:p>
          </table:table-cell>
          <table:table-cell table:formula="of:=IF([.F32]&gt;[.D32];[.E32];[.C32])" office:value-type="float" office:value="1029563.09576061" calcext:value-type="float">
            <text:p>1029563.09576061</text:p>
          </table:table-cell>
          <table:table-cell table:formula="of:=INT([.$C$1]/[.G32])" office:value-type="float" office:value="31" calcext:value-type="float">
            <text:p>31</text:p>
          </table:table-cell>
          <table:table-cell table:formula="of:=[.$C$1]/[.H32]" office:value-type="float" office:value="1032258.06451613" calcext:value-type="float">
            <text:p>1032258.06451613</text:p>
          </table:table-cell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32" calcext:value-type="float">
            <text:p>32</text:p>
          </table:table-cell>
          <table:table-cell table:formula="of:=[.$C$1]/[.B33]" office:value-type="float" office:value="1000000" calcext:value-type="float">
            <text:p>1000000</text:p>
          </table:table-cell>
          <table:table-cell table:formula="of:=LOG([.C32])-LOG([.C33])" office:value-type="float" office:value="0.0137882844856341" calcext:value-type="float">
            <text:p>0.0137882845</text:p>
          </table:table-cell>
          <table:table-cell table:formula="of:=[.$E$1]/([.$F$1]^[.B33])" office:value-type="float" office:value="996296.747366054" calcext:value-type="float">
            <text:p>996296.747366054</text:p>
          </table:table-cell>
          <table:table-cell table:formula="of:=LOG([.E32])-LOG([.E33])" office:value-type="float" office:value="0.0142642546106178" calcext:value-type="float">
            <text:p>0.0142642546</text:p>
          </table:table-cell>
          <table:table-cell table:formula="of:=IF([.F33]&gt;[.D33];[.E33];[.C33])" office:value-type="float" office:value="996296.747366054" calcext:value-type="float">
            <text:p>996296.747366054</text:p>
          </table:table-cell>
          <table:table-cell table:formula="of:=INT([.$C$1]/[.G33])" office:value-type="float" office:value="32" calcext:value-type="float">
            <text:p>32</text:p>
          </table:table-cell>
          <table:table-cell table:formula="of:=[.$C$1]/[.H33]" office:value-type="float" office:value="1000000" calcext:value-type="float">
            <text:p>1000000</text:p>
          </table:table-cell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[.B33]+1" office:value-type="float" office:value="33" calcext:value-type="float">
            <text:p>33</text:p>
          </table:table-cell>
          <table:table-cell table:formula="of:=[.$C$1]/[.B34]" office:value-type="float" office:value="969696.96969697" calcext:value-type="float">
            <text:p>969696.96969697</text:p>
          </table:table-cell>
          <table:table-cell table:formula="of:=LOG([.C33])-LOG([.C34])" office:value-type="float" office:value="0.0133639615579808" calcext:value-type="float">
            <text:p>0.0133639616</text:p>
          </table:table-cell>
          <table:table-cell table:formula="of:=[.$E$1]/([.$F$1]^[.B34])" office:value-type="float" office:value="964105.272323183" calcext:value-type="float">
            <text:p>964105.272323183</text:p>
          </table:table-cell>
          <table:table-cell table:formula="of:=LOG([.E33])-LOG([.E34])" office:value-type="float" office:value="0.0142642546106186" calcext:value-type="float">
            <text:p>0.0142642546</text:p>
          </table:table-cell>
          <table:table-cell table:formula="of:=IF([.F34]&gt;[.D34];[.E34];[.C34])" office:value-type="float" office:value="964105.272323183" calcext:value-type="float">
            <text:p>964105.272323183</text:p>
          </table:table-cell>
          <table:table-cell table:formula="of:=INT([.$C$1]/[.G34])" office:value-type="float" office:value="33" calcext:value-type="float">
            <text:p>33</text:p>
          </table:table-cell>
          <table:table-cell table:formula="of:=[.$C$1]/[.H34]" office:value-type="float" office:value="969696.96969697" calcext:value-type="float">
            <text:p>969696.96969697</text:p>
          </table:table-cell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[.B34]+1" office:value-type="float" office:value="34" calcext:value-type="float">
            <text:p>34</text:p>
          </table:table-cell>
          <table:table-cell table:formula="of:=[.$C$1]/[.B35]" office:value-type="float" office:value="941176.470588235" calcext:value-type="float">
            <text:p>941176.470588235</text:p>
          </table:table-cell>
          <table:table-cell table:formula="of:=LOG([.C34])-LOG([.C35])" office:value-type="float" office:value="0.0129649771643674" calcext:value-type="float">
            <text:p>0.0129649772</text:p>
          </table:table-cell>
          <table:table-cell table:formula="of:=[.$E$1]/([.$F$1]^[.B35])" office:value-type="float" office:value="932953.94025797" calcext:value-type="float">
            <text:p>932953.94025797</text:p>
          </table:table-cell>
          <table:table-cell table:formula="of:=LOG([.E34])-LOG([.E35])" office:value-type="float" office:value="0.0142642546106186" calcext:value-type="float">
            <text:p>0.0142642546</text:p>
          </table:table-cell>
          <table:table-cell table:formula="of:=IF([.F35]&gt;[.D35];[.E35];[.C35])" office:value-type="float" office:value="932953.94025797" calcext:value-type="float">
            <text:p>932953.94025797</text:p>
          </table:table-cell>
          <table:table-cell table:formula="of:=INT([.$C$1]/[.G35])" office:value-type="float" office:value="34" calcext:value-type="float">
            <text:p>34</text:p>
          </table:table-cell>
          <table:table-cell table:formula="of:=[.$C$1]/[.H35]" office:value-type="float" office:value="941176.470588235" calcext:value-type="float">
            <text:p>941176.470588235</text:p>
          </table:table-cell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[.B35]+1" office:value-type="float" office:value="35" calcext:value-type="float">
            <text:p>35</text:p>
          </table:table-cell>
          <table:table-cell table:formula="of:=[.$C$1]/[.B36]" office:value-type="float" office:value="914285.714285714" calcext:value-type="float">
            <text:p>914285.714285714</text:p>
          </table:table-cell>
          <table:table-cell table:formula="of:=LOG([.C35])-LOG([.C36])" office:value-type="float" office:value="0.0125891273080212" calcext:value-type="float">
            <text:p>0.0125891273</text:p>
          </table:table-cell>
          <table:table-cell table:formula="of:=[.$E$1]/([.$F$1]^[.B36])" office:value-type="float" office:value="902809.142974066" calcext:value-type="float">
            <text:p>902809.142974066</text:p>
          </table:table-cell>
          <table:table-cell table:formula="of:=LOG([.E35])-LOG([.E36])" office:value-type="float" office:value="0.0142642546106186" calcext:value-type="float">
            <text:p>0.0142642546</text:p>
          </table:table-cell>
          <table:table-cell table:formula="of:=IF([.F36]&gt;[.D36];[.E36];[.C36])" office:value-type="float" office:value="902809.142974066" calcext:value-type="float">
            <text:p>902809.142974066</text:p>
          </table:table-cell>
          <table:table-cell table:formula="of:=INT([.$C$1]/[.G36])" office:value-type="float" office:value="35" calcext:value-type="float">
            <text:p>35</text:p>
          </table:table-cell>
          <table:table-cell table:formula="of:=[.$C$1]/[.H36]" office:value-type="float" office:value="914285.714285714" calcext:value-type="float">
            <text:p>914285.714285714</text:p>
          </table:table-cell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[.B36]+1" office:value-type="float" office:value="36" calcext:value-type="float">
            <text:p>36</text:p>
          </table:table-cell>
          <table:table-cell table:formula="of:=[.$C$1]/[.B37]" office:value-type="float" office:value="888888.888888889" calcext:value-type="float">
            <text:p>888888.888888889</text:p>
          </table:table-cell>
          <table:table-cell table:formula="of:=LOG([.C36])-LOG([.C37])" office:value-type="float" office:value="0.012234456417012" calcext:value-type="float">
            <text:p>0.0122344564</text:p>
          </table:table-cell>
          <table:table-cell table:formula="of:=[.$E$1]/([.$F$1]^[.B37])" office:value-type="float" office:value="873638.358193969" calcext:value-type="float">
            <text:p>873638.358193969</text:p>
          </table:table-cell>
          <table:table-cell table:formula="of:=LOG([.E36])-LOG([.E37])" office:value-type="float" office:value="0.0142642546106178" calcext:value-type="float">
            <text:p>0.0142642546</text:p>
          </table:table-cell>
          <table:table-cell table:formula="of:=IF([.F37]&gt;[.D37];[.E37];[.C37])" office:value-type="float" office:value="873638.358193969" calcext:value-type="float">
            <text:p>873638.358193969</text:p>
          </table:table-cell>
          <table:table-cell table:formula="of:=INT([.$C$1]/[.G37])" office:value-type="float" office:value="36" calcext:value-type="float">
            <text:p>36</text:p>
          </table:table-cell>
          <table:table-cell table:formula="of:=[.$C$1]/[.H37]" office:value-type="float" office:value="888888.888888889" calcext:value-type="float">
            <text:p>888888.888888889</text:p>
          </table:table-cell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[.B37]+1" office:value-type="float" office:value="37" calcext:value-type="float">
            <text:p>37</text:p>
          </table:table-cell>
          <table:table-cell table:formula="of:=[.$C$1]/[.B38]" office:value-type="float" office:value="864864.864864865" calcext:value-type="float">
            <text:p>864864.864864865</text:p>
          </table:table-cell>
          <table:table-cell table:formula="of:=LOG([.C37])-LOG([.C38])" office:value-type="float" office:value="0.0118992232997073" calcext:value-type="float">
            <text:p>0.0118992233</text:p>
          </table:table-cell>
          <table:table-cell table:formula="of:=[.$E$1]/([.$F$1]^[.B38])" office:value-type="float" office:value="845410.114471757" calcext:value-type="float">
            <text:p>845410.114471757</text:p>
          </table:table-cell>
          <table:table-cell table:formula="of:=LOG([.E37])-LOG([.E38])" office:value-type="float" office:value="0.0142642546106186" calcext:value-type="float">
            <text:p>0.0142642546</text:p>
          </table:table-cell>
          <table:table-cell table:formula="of:=IF([.F38]&gt;[.D38];[.E38];[.C38])" office:value-type="float" office:value="845410.114471757" calcext:value-type="float">
            <text:p>845410.114471757</text:p>
          </table:table-cell>
          <table:table-cell table:formula="of:=INT([.$C$1]/[.G38])" office:value-type="float" office:value="37" calcext:value-type="float">
            <text:p>37</text:p>
          </table:table-cell>
          <table:table-cell table:formula="of:=[.$C$1]/[.H38]" office:value-type="float" office:value="864864.864864865" calcext:value-type="float">
            <text:p>864864.864864865</text:p>
          </table:table-cell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[.B38]+1" office:value-type="float" office:value="38" calcext:value-type="float">
            <text:p>38</text:p>
          </table:table-cell>
          <table:table-cell table:formula="of:=[.$C$1]/[.B39]" office:value-type="float" office:value="842105.263157895" calcext:value-type="float">
            <text:p>842105.263157895</text:p>
          </table:table-cell>
          <table:table-cell table:formula="of:=LOG([.C38])-LOG([.C39])" office:value-type="float" office:value="0.0115818725498151" calcext:value-type="float">
            <text:p>0.0115818725</text:p>
          </table:table-cell>
          <table:table-cell table:formula="of:=[.$E$1]/([.$F$1]^[.B39])" office:value-type="float" office:value="818093.957239529" calcext:value-type="float">
            <text:p>818093.957239529</text:p>
          </table:table-cell>
          <table:table-cell table:formula="of:=LOG([.E38])-LOG([.E39])" office:value-type="float" office:value="0.0142642546106178" calcext:value-type="float">
            <text:p>0.0142642546</text:p>
          </table:table-cell>
          <table:table-cell table:formula="of:=IF([.F39]&gt;[.D39];[.E39];[.C39])" office:value-type="float" office:value="818093.957239529" calcext:value-type="float">
            <text:p>818093.957239529</text:p>
          </table:table-cell>
          <table:table-cell table:formula="of:=INT([.$C$1]/[.G39])" office:value-type="float" office:value="39" calcext:value-type="float">
            <text:p>39</text:p>
          </table:table-cell>
          <table:table-cell table:formula="of:=[.$C$1]/[.H39]" office:value-type="float" office:value="820512.82051282" calcext:value-type="float">
            <text:p>820512.82051282</text:p>
          </table:table-cell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[.B39]+1" office:value-type="float" office:value="39" calcext:value-type="float">
            <text:p>39</text:p>
          </table:table-cell>
          <table:table-cell table:formula="of:=[.$C$1]/[.B40]" office:value-type="float" office:value="820512.82051282" calcext:value-type="float">
            <text:p>820512.82051282</text:p>
          </table:table-cell>
          <table:table-cell table:formula="of:=LOG([.C39])-LOG([.C40])" office:value-type="float" office:value="0.0112810104096894" calcext:value-type="float">
            <text:p>0.0112810104</text:p>
          </table:table-cell>
          <table:table-cell table:formula="of:=[.$E$1]/([.$F$1]^[.B40])" office:value-type="float" office:value="791660.415950928" calcext:value-type="float">
            <text:p>791660.415950928</text:p>
          </table:table-cell>
          <table:table-cell table:formula="of:=LOG([.E39])-LOG([.E40])" office:value-type="float" office:value="0.0142642546106186" calcext:value-type="float">
            <text:p>0.0142642546</text:p>
          </table:table-cell>
          <table:table-cell table:formula="of:=IF([.F40]&gt;[.D40];[.E40];[.C40])" office:value-type="float" office:value="791660.415950928" calcext:value-type="float">
            <text:p>791660.415950928</text:p>
          </table:table-cell>
          <table:table-cell table:formula="of:=INT([.$C$1]/[.G40])" office:value-type="float" office:value="40" calcext:value-type="float">
            <text:p>40</text:p>
          </table:table-cell>
          <table:table-cell table:formula="of:=[.$C$1]/[.H40]" office:value-type="float" office:value="800000" calcext:value-type="float">
            <text:p>800000</text:p>
          </table:table-cell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[.B40]+1" office:value-type="float" office:value="40" calcext:value-type="float">
            <text:p>40</text:p>
          </table:table-cell>
          <table:table-cell table:formula="of:=[.$C$1]/[.B41]" office:value-type="float" office:value="800000" calcext:value-type="float">
            <text:p>800000</text:p>
          </table:table-cell>
          <table:table-cell table:formula="of:=LOG([.C40])-LOG([.C41])" office:value-type="float" office:value="0.010995384301463" calcext:value-type="float">
            <text:p>0.0109953843</text:p>
          </table:table-cell>
          <table:table-cell table:formula="of:=[.$E$1]/([.$F$1]^[.B41])" office:value-type="float" office:value="766080.972286288" calcext:value-type="float">
            <text:p>766080.972286288</text:p>
          </table:table-cell>
          <table:table-cell table:formula="of:=LOG([.E40])-LOG([.E41])" office:value-type="float" office:value="0.0142642546106178" calcext:value-type="float">
            <text:p>0.0142642546</text:p>
          </table:table-cell>
          <table:table-cell table:formula="of:=IF([.F41]&gt;[.D41];[.E41];[.C41])" office:value-type="float" office:value="766080.972286288" calcext:value-type="float">
            <text:p>766080.972286288</text:p>
          </table:table-cell>
          <table:table-cell table:formula="of:=INT([.$C$1]/[.G41])" office:value-type="float" office:value="41" calcext:value-type="float">
            <text:p>41</text:p>
          </table:table-cell>
          <table:table-cell table:formula="of:=[.$C$1]/[.H41]" office:value-type="float" office:value="780487.804878049" calcext:value-type="float">
            <text:p>780487.804878049</text:p>
          </table:table-cell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[.B41]+1" office:value-type="float" office:value="41" calcext:value-type="float">
            <text:p>41</text:p>
          </table:table-cell>
          <table:table-cell table:formula="of:=[.$C$1]/[.B42]" office:value-type="float" office:value="780487.804878049" calcext:value-type="float">
            <text:p>780487.804878049</text:p>
          </table:table-cell>
          <table:table-cell table:formula="of:=LOG([.C41])-LOG([.C42])" office:value-type="float" office:value="0.0107238653917729" calcext:value-type="float">
            <text:p>0.0107238654</text:p>
          </table:table-cell>
          <table:table-cell table:formula="of:=[.$E$1]/([.$F$1]^[.B42])" office:value-type="float" office:value="741328.029385119" calcext:value-type="float">
            <text:p>741328.029385119</text:p>
          </table:table-cell>
          <table:table-cell table:formula="of:=LOG([.E41])-LOG([.E42])" office:value-type="float" office:value="0.0142642546106186" calcext:value-type="float">
            <text:p>0.0142642546</text:p>
          </table:table-cell>
          <table:table-cell table:formula="of:=IF([.F42]&gt;[.D42];[.E42];[.C42])" office:value-type="float" office:value="741328.029385119" calcext:value-type="float">
            <text:p>741328.029385119</text:p>
          </table:table-cell>
          <table:table-cell table:formula="of:=INT([.$C$1]/[.G42])" office:value-type="float" office:value="43" calcext:value-type="float">
            <text:p>43</text:p>
          </table:table-cell>
          <table:table-cell table:formula="of:=[.$C$1]/[.H42]" office:value-type="float" office:value="744186.046511628" calcext:value-type="float">
            <text:p>744186.046511628</text:p>
          </table:table-cell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[.B42]+1" office:value-type="float" office:value="42" calcext:value-type="float">
            <text:p>42</text:p>
          </table:table-cell>
          <table:table-cell table:formula="of:=[.$C$1]/[.B43]" office:value-type="float" office:value="761904.761904762" calcext:value-type="float">
            <text:p>761904.761904762</text:p>
          </table:table-cell>
          <table:table-cell table:formula="of:=LOG([.C42])-LOG([.C43])" office:value-type="float" office:value="0.0104654336781644" calcext:value-type="float">
            <text:p>0.0104654337</text:p>
          </table:table-cell>
          <table:table-cell table:formula="of:=[.$E$1]/([.$F$1]^[.B43])" office:value-type="float" office:value="717374.882072711" calcext:value-type="float">
            <text:p>717374.882072711</text:p>
          </table:table-cell>
          <table:table-cell table:formula="of:=LOG([.E42])-LOG([.E43])" office:value-type="float" office:value="0.0142642546106186" calcext:value-type="float">
            <text:p>0.0142642546</text:p>
          </table:table-cell>
          <table:table-cell table:formula="of:=IF([.F43]&gt;[.D43];[.E43];[.C43])" office:value-type="float" office:value="717374.882072711" calcext:value-type="float">
            <text:p>717374.882072711</text:p>
          </table:table-cell>
          <table:table-cell table:formula="of:=INT([.$C$1]/[.G43])" office:value-type="float" office:value="44" calcext:value-type="float">
            <text:p>44</text:p>
          </table:table-cell>
          <table:table-cell table:formula="of:=[.$C$1]/[.H43]" office:value-type="float" office:value="727272.727272727" calcext:value-type="float">
            <text:p>727272.727272727</text:p>
          </table:table-cell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[.B43]+1" office:value-type="float" office:value="43" calcext:value-type="float">
            <text:p>43</text:p>
          </table:table-cell>
          <table:table-cell table:formula="of:=[.$C$1]/[.B44]" office:value-type="float" office:value="744186.046511628" calcext:value-type="float">
            <text:p>744186.046511628</text:p>
          </table:table-cell>
          <table:table-cell table:formula="of:=LOG([.C43])-LOG([.C44])" office:value-type="float" office:value="0.0102191651816863" calcext:value-type="float">
            <text:p>0.0102191652</text:p>
          </table:table-cell>
          <table:table-cell table:formula="of:=[.$E$1]/([.$F$1]^[.B44])" office:value-type="float" office:value="694195.688048763" calcext:value-type="float">
            <text:p>694195.688048763</text:p>
          </table:table-cell>
          <table:table-cell table:formula="of:=LOG([.E43])-LOG([.E44])" office:value-type="float" office:value="0.0142642546106186" calcext:value-type="float">
            <text:p>0.0142642546</text:p>
          </table:table-cell>
          <table:table-cell table:formula="of:=IF([.F44]&gt;[.D44];[.E44];[.C44])" office:value-type="float" office:value="694195.688048763" calcext:value-type="float">
            <text:p>694195.688048763</text:p>
          </table:table-cell>
          <table:table-cell table:formula="of:=INT([.$C$1]/[.G44])" office:value-type="float" office:value="46" calcext:value-type="float">
            <text:p>46</text:p>
          </table:table-cell>
          <table:table-cell table:formula="of:=[.$C$1]/[.H44]" office:value-type="float" office:value="695652.173913043" calcext:value-type="float">
            <text:p>695652.173913043</text:p>
          </table:table-cell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[.B44]+1" office:value-type="float" office:value="44" calcext:value-type="float">
            <text:p>44</text:p>
          </table:table-cell>
          <table:table-cell table:formula="of:=[.$C$1]/[.B45]" office:value-type="float" office:value="727272.727272727" calcext:value-type="float">
            <text:p>727272.727272727</text:p>
          </table:table-cell>
          <table:table-cell table:formula="of:=LOG([.C44])-LOG([.C45])" office:value-type="float" office:value="0.00998422090660167" calcext:value-type="float">
            <text:p>0.0099842209</text:p>
          </table:table-cell>
          <table:table-cell table:formula="of:=[.$E$1]/([.$F$1]^[.B45])" office:value-type="float" office:value="671765.440006932" calcext:value-type="float">
            <text:p>671765.440006932</text:p>
          </table:table-cell>
          <table:table-cell table:formula="of:=LOG([.E44])-LOG([.E45])" office:value-type="float" office:value="0.0142642546106178" calcext:value-type="float">
            <text:p>0.0142642546</text:p>
          </table:table-cell>
          <table:table-cell table:formula="of:=IF([.F45]&gt;[.D45];[.E45];[.C45])" office:value-type="float" office:value="671765.440006932" calcext:value-type="float">
            <text:p>671765.440006932</text:p>
          </table:table-cell>
          <table:table-cell table:formula="of:=INT([.$C$1]/[.G45])" office:value-type="float" office:value="47" calcext:value-type="float">
            <text:p>47</text:p>
          </table:table-cell>
          <table:table-cell table:formula="of:=[.$C$1]/[.H45]" office:value-type="float" office:value="680851.063829787" calcext:value-type="float">
            <text:p>680851.063829787</text:p>
          </table:table-cell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[.B45]+1" office:value-type="float" office:value="45" calcext:value-type="float">
            <text:p>45</text:p>
          </table:table-cell>
          <table:table-cell table:formula="of:=[.$C$1]/[.B46]" office:value-type="float" office:value="711111.111111111" calcext:value-type="float">
            <text:p>711111.111111111</text:p>
          </table:table-cell>
          <table:table-cell table:formula="of:=LOG([.C45])-LOG([.C46])" office:value-type="float" office:value="0.00975983728915608" calcext:value-type="float">
            <text:p>0.0097598373</text:p>
          </table:table-cell>
          <table:table-cell table:formula="of:=[.$E$1]/([.$F$1]^[.B46])" office:value-type="float" office:value="650059.938655233" calcext:value-type="float">
            <text:p>650059.938655233</text:p>
          </table:table-cell>
          <table:table-cell table:formula="of:=LOG([.E45])-LOG([.E46])" office:value-type="float" office:value="0.0142642546106186" calcext:value-type="float">
            <text:p>0.0142642546</text:p>
          </table:table-cell>
          <table:table-cell table:formula="of:=IF([.F46]&gt;[.D46];[.E46];[.C46])" office:value-type="float" office:value="650059.938655233" calcext:value-type="float">
            <text:p>650059.938655233</text:p>
          </table:table-cell>
          <table:table-cell table:formula="of:=INT([.$C$1]/[.G46])" office:value-type="float" office:value="49" calcext:value-type="float">
            <text:p>49</text:p>
          </table:table-cell>
          <table:table-cell table:formula="of:=[.$C$1]/[.H46]" office:value-type="float" office:value="653061.224489796" calcext:value-type="float">
            <text:p>653061.224489796</text:p>
          </table:table-cell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[.B46]+1" office:value-type="float" office:value="46" calcext:value-type="float">
            <text:p>46</text:p>
          </table:table-cell>
          <table:table-cell table:formula="of:=[.$C$1]/[.B47]" office:value-type="float" office:value="695652.173913043" calcext:value-type="float">
            <text:p>695652.173913043</text:p>
          </table:table-cell>
          <table:table-cell table:formula="of:=LOG([.C46])-LOG([.C47])" office:value-type="float" office:value="0.00954531790623037" calcext:value-type="float">
            <text:p>0.0095453179</text:p>
          </table:table-cell>
          <table:table-cell table:formula="of:=[.$E$1]/([.$F$1]^[.B47])" office:value-type="float" office:value="629055.766608186" calcext:value-type="float">
            <text:p>629055.766608186</text:p>
          </table:table-cell>
          <table:table-cell table:formula="of:=LOG([.E46])-LOG([.E47])" office:value-type="float" office:value="0.0142642546106178" calcext:value-type="float">
            <text:p>0.0142642546</text:p>
          </table:table-cell>
          <table:table-cell table:formula="of:=IF([.F47]&gt;[.D47];[.E47];[.C47])" office:value-type="float" office:value="629055.766608186" calcext:value-type="float">
            <text:p>629055.766608186</text:p>
          </table:table-cell>
          <table:table-cell table:formula="of:=INT([.$C$1]/[.G47])" office:value-type="float" office:value="50" calcext:value-type="float">
            <text:p>50</text:p>
          </table:table-cell>
          <table:table-cell table:formula="of:=[.$C$1]/[.H47]" office:value-type="float" office:value="640000" calcext:value-type="float">
            <text:p>640000</text:p>
          </table:table-cell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[.B47]+1" office:value-type="float" office:value="47" calcext:value-type="float">
            <text:p>47</text:p>
          </table:table-cell>
          <table:table-cell table:formula="of:=[.$C$1]/[.B48]" office:value-type="float" office:value="680851.063829787" calcext:value-type="float">
            <text:p>680851.063829787</text:p>
          </table:table-cell>
          <table:table-cell table:formula="of:=LOG([.C47])-LOG([.C48])" office:value-type="float" office:value="0.00934002625414365" calcext:value-type="float">
            <text:p>0.0093400263</text:p>
          </table:table-cell>
          <table:table-cell table:formula="of:=[.$E$1]/([.$F$1]^[.B48])" office:value-type="float" office:value="608730.263122525" calcext:value-type="float">
            <text:p>608730.263122525</text:p>
          </table:table-cell>
          <table:table-cell table:formula="of:=LOG([.E47])-LOG([.E48])" office:value-type="float" office:value="0.0142642546106186" calcext:value-type="float">
            <text:p>0.0142642546</text:p>
          </table:table-cell>
          <table:table-cell table:formula="of:=IF([.F48]&gt;[.D48];[.E48];[.C48])" office:value-type="float" office:value="608730.263122525" calcext:value-type="float">
            <text:p>608730.263122525</text:p>
          </table:table-cell>
          <table:table-cell table:formula="of:=INT([.$C$1]/[.G48])" office:value-type="float" office:value="52" calcext:value-type="float">
            <text:p>52</text:p>
          </table:table-cell>
          <table:table-cell table:formula="of:=[.$C$1]/[.H48]" office:value-type="float" office:value="615384.615384615" calcext:value-type="float">
            <text:p>615384.615384615</text:p>
          </table:table-cell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[.B48]+1" office:value-type="float" office:value="48" calcext:value-type="float">
            <text:p>48</text:p>
          </table:table-cell>
          <table:table-cell table:formula="of:=[.$C$1]/[.B49]" office:value-type="float" office:value="666666.666666667" calcext:value-type="float">
            <text:p>666666.666666667</text:p>
          </table:table-cell>
          <table:table-cell table:formula="of:=LOG([.C48])-LOG([.C49])" office:value-type="float" office:value="0.00914337943986876" calcext:value-type="float">
            <text:p>0.0091433794</text:p>
          </table:table-cell>
          <table:table-cell table:formula="of:=[.$E$1]/([.$F$1]^[.B49])" office:value-type="float" office:value="589061.499649237" calcext:value-type="float">
            <text:p>589061.499649237</text:p>
          </table:table-cell>
          <table:table-cell table:formula="of:=LOG([.E48])-LOG([.E49])" office:value-type="float" office:value="0.0142642546106178" calcext:value-type="float">
            <text:p>0.0142642546</text:p>
          </table:table-cell>
          <table:table-cell table:formula="of:=IF([.F49]&gt;[.D49];[.E49];[.C49])" office:value-type="float" office:value="589061.499649237" calcext:value-type="float">
            <text:p>589061.499649237</text:p>
          </table:table-cell>
          <table:table-cell table:formula="of:=INT([.$C$1]/[.G49])" office:value-type="float" office:value="54" calcext:value-type="float">
            <text:p>54</text:p>
          </table:table-cell>
          <table:table-cell table:formula="of:=[.$C$1]/[.H49]" office:value-type="float" office:value="592592.592592593" calcext:value-type="float">
            <text:p>592592.592592593</text:p>
          </table:table-cell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[.B49]+1" office:value-type="float" office:value="49" calcext:value-type="float">
            <text:p>49</text:p>
          </table:table-cell>
          <table:table-cell table:formula="of:=[.$C$1]/[.B50]" office:value-type="float" office:value="653061.224489796" calcext:value-type="float">
            <text:p>653061.224489796</text:p>
          </table:table-cell>
          <table:table-cell table:formula="of:=LOG([.C49])-LOG([.C50])" office:value-type="float" office:value="0.00895484265292712" calcext:value-type="float">
            <text:p>0.0089548427</text:p>
          </table:table-cell>
          <table:table-cell table:formula="of:=[.$E$1]/([.$F$1]^[.B50])" office:value-type="float" office:value="570028.256175536" calcext:value-type="float">
            <text:p>570028.256175536</text:p>
          </table:table-cell>
          <table:table-cell table:formula="of:=LOG([.E49])-LOG([.E50])" office:value-type="float" office:value="0.0142642546106186" calcext:value-type="float">
            <text:p>0.0142642546</text:p>
          </table:table-cell>
          <table:table-cell table:formula="of:=IF([.F50]&gt;[.D50];[.E50];[.C50])" office:value-type="float" office:value="570028.256175536" calcext:value-type="float">
            <text:p>570028.256175536</text:p>
          </table:table-cell>
          <table:table-cell table:formula="of:=INT([.$C$1]/[.G50])" office:value-type="float" office:value="56" calcext:value-type="float">
            <text:p>56</text:p>
          </table:table-cell>
          <table:table-cell table:formula="of:=[.$C$1]/[.H50]" office:value-type="float" office:value="571428.571428571" calcext:value-type="float">
            <text:p>571428.571428571</text:p>
          </table:table-cell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[.B50]+1" office:value-type="float" office:value="50" calcext:value-type="float">
            <text:p>50</text:p>
          </table:table-cell>
          <table:table-cell table:formula="of:=[.$C$1]/[.B51]" office:value-type="float" office:value="640000" calcext:value-type="float">
            <text:p>640000</text:p>
          </table:table-cell>
          <table:table-cell table:formula="of:=LOG([.C50])-LOG([.C51])" office:value-type="float" office:value="0.0087739243075049" calcext:value-type="float">
            <text:p>0.0087739243</text:p>
          </table:table-cell>
          <table:table-cell table:formula="of:=[.$E$1]/([.$F$1]^[.B51])" office:value-type="float" office:value="551609.998331255" calcext:value-type="float">
            <text:p>551609.998331255</text:p>
          </table:table-cell>
          <table:table-cell table:formula="of:=LOG([.E50])-LOG([.E51])" office:value-type="float" office:value="0.0142642546106186" calcext:value-type="float">
            <text:p>0.0142642546</text:p>
          </table:table-cell>
          <table:table-cell table:formula="of:=IF([.F51]&gt;[.D51];[.E51];[.C51])" office:value-type="float" office:value="551609.998331255" calcext:value-type="float">
            <text:p>551609.998331255</text:p>
          </table:table-cell>
          <table:table-cell table:formula="of:=INT([.$C$1]/[.G51])" office:value-type="float" office:value="58" calcext:value-type="float">
            <text:p>58</text:p>
          </table:table-cell>
          <table:table-cell table:formula="of:=[.$C$1]/[.H51]" office:value-type="float" office:value="551724.137931034" calcext:value-type="float">
            <text:p>551724.137931034</text:p>
          </table:table-cell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[.B51]+1" office:value-type="float" office:value="51" calcext:value-type="float">
            <text:p>51</text:p>
          </table:table-cell>
          <table:table-cell table:formula="of:=[.$C$1]/[.B52]" office:value-type="float" office:value="627450.980392157" calcext:value-type="float">
            <text:p>627450.980392157</text:p>
          </table:table-cell>
          <table:table-cell table:formula="of:=LOG([.C51])-LOG([.C52])" office:value-type="float" office:value="0.00860017176191796" calcext:value-type="float">
            <text:p>0.0086001718</text:p>
          </table:table-cell>
          <table:table-cell table:formula="of:=[.$E$1]/([.$F$1]^[.B52])" office:value-type="float" office:value="533786.85523496" calcext:value-type="float">
            <text:p>533786.85523496</text:p>
          </table:table-cell>
          <table:table-cell table:formula="of:=LOG([.E51])-LOG([.E52])" office:value-type="float" office:value="0.0142642546106178" calcext:value-type="float">
            <text:p>0.0142642546</text:p>
          </table:table-cell>
          <table:table-cell table:formula="of:=IF([.F52]&gt;[.D52];[.E52];[.C52])" office:value-type="float" office:value="533786.85523496" calcext:value-type="float">
            <text:p>533786.85523496</text:p>
          </table:table-cell>
          <table:table-cell table:formula="of:=INT([.$C$1]/[.G52])" office:value-type="float" office:value="59" calcext:value-type="float">
            <text:p>59</text:p>
          </table:table-cell>
          <table:table-cell table:formula="of:=[.$C$1]/[.H52]" office:value-type="float" office:value="542372.881355932" calcext:value-type="float">
            <text:p>542372.881355932</text:p>
          </table:table-cell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[.B52]+1" office:value-type="float" office:value="52" calcext:value-type="float">
            <text:p>52</text:p>
          </table:table-cell>
          <table:table-cell table:formula="of:=[.$C$1]/[.B53]" office:value-type="float" office:value="615384.615384615" calcext:value-type="float">
            <text:p>615384.615384615</text:p>
          </table:table-cell>
          <table:table-cell table:formula="of:=LOG([.C52])-LOG([.C53])" office:value-type="float" office:value="0.00843316753686274" calcext:value-type="float">
            <text:p>0.0084331675</text:p>
          </table:table-cell>
          <table:table-cell table:formula="of:=[.$E$1]/([.$F$1]^[.B53])" office:value-type="float" office:value="516539.598055874" calcext:value-type="float">
            <text:p>516539.598055874</text:p>
          </table:table-cell>
          <table:table-cell table:formula="of:=LOG([.E52])-LOG([.E53])" office:value-type="float" office:value="0.0142642546106186" calcext:value-type="float">
            <text:p>0.0142642546</text:p>
          </table:table-cell>
          <table:table-cell table:formula="of:=IF([.F53]&gt;[.D53];[.E53];[.C53])" office:value-type="float" office:value="516539.598055874" calcext:value-type="float">
            <text:p>516539.598055874</text:p>
          </table:table-cell>
          <table:table-cell table:formula="of:=INT([.$C$1]/[.G53])" office:value-type="float" office:value="61" calcext:value-type="float">
            <text:p>61</text:p>
          </table:table-cell>
          <table:table-cell table:formula="of:=[.$C$1]/[.H53]" office:value-type="float" office:value="524590.163934426" calcext:value-type="float">
            <text:p>524590.163934426</text:p>
          </table:table-cell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[.B53]+1" office:value-type="float" office:value="53" calcext:value-type="float">
            <text:p>53</text:p>
          </table:table-cell>
          <table:table-cell table:formula="of:=[.$C$1]/[.B54]" office:value-type="float" office:value="603773.58490566" calcext:value-type="float">
            <text:p>603773.58490566</text:p>
          </table:table-cell>
          <table:table-cell table:formula="of:=LOG([.C53])-LOG([.C54])" office:value-type="float" office:value="0.00827252596598971" calcext:value-type="float">
            <text:p>0.008272526</text:p>
          </table:table-cell>
          <table:table-cell table:formula="of:=[.$E$1]/([.$F$1]^[.B54])" office:value-type="float" office:value="499849.619268499" calcext:value-type="float">
            <text:p>499849.619268499</text:p>
          </table:table-cell>
          <table:table-cell table:formula="of:=LOG([.E53])-LOG([.E54])" office:value-type="float" office:value="0.0142642546106178" calcext:value-type="float">
            <text:p>0.0142642546</text:p>
          </table:table-cell>
          <table:table-cell table:formula="of:=IF([.F54]&gt;[.D54];[.E54];[.C54])" office:value-type="float" office:value="499849.619268499" calcext:value-type="float">
            <text:p>499849.619268499</text:p>
          </table:table-cell>
          <table:table-cell table:formula="of:=INT([.$C$1]/[.G54])" office:value-type="float" office:value="64" calcext:value-type="float">
            <text:p>64</text:p>
          </table:table-cell>
          <table:table-cell table:formula="of:=[.$C$1]/[.H54]" office:value-type="float" office:value="500000" calcext:value-type="float">
            <text:p>500000</text:p>
          </table:table-cell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[.B54]+1" office:value-type="float" office:value="54" calcext:value-type="float">
            <text:p>54</text:p>
          </table:table-cell>
          <table:table-cell table:formula="of:=[.$C$1]/[.B55]" office:value-type="float" office:value="592592.592592593" calcext:value-type="float">
            <text:p>592592.592592593</text:p>
          </table:table-cell>
          <table:table-cell table:formula="of:=LOG([.C54])-LOG([.C55])" office:value-type="float" office:value="0.00811789022217901" calcext:value-type="float">
            <text:p>0.0081178902</text:p>
          </table:table-cell>
          <table:table-cell table:formula="of:=[.$E$1]/([.$F$1]^[.B55])" office:value-type="float" office:value="483698.912577535" calcext:value-type="float">
            <text:p>483698.912577535</text:p>
          </table:table-cell>
          <table:table-cell table:formula="of:=LOG([.E54])-LOG([.E55])" office:value-type="float" office:value="0.0142642546106186" calcext:value-type="float">
            <text:p>0.0142642546</text:p>
          </table:table-cell>
          <table:table-cell table:formula="of:=IF([.F55]&gt;[.D55];[.E55];[.C55])" office:value-type="float" office:value="483698.912577535" calcext:value-type="float">
            <text:p>483698.912577535</text:p>
          </table:table-cell>
          <table:table-cell table:formula="of:=INT([.$C$1]/[.G55])" office:value-type="float" office:value="66" calcext:value-type="float">
            <text:p>66</text:p>
          </table:table-cell>
          <table:table-cell table:formula="of:=[.$C$1]/[.H55]" office:value-type="float" office:value="484848.484848485" calcext:value-type="float">
            <text:p>484848.484848485</text:p>
          </table:table-cell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[.B55]+1" office:value-type="float" office:value="55" calcext:value-type="float">
            <text:p>55</text:p>
          </table:table-cell>
          <table:table-cell table:formula="of:=[.$C$1]/[.B56]" office:value-type="float" office:value="581818.181818182" calcext:value-type="float">
            <text:p>581818.181818182</text:p>
          </table:table-cell>
          <table:table-cell table:formula="of:=LOG([.C55])-LOG([.C56])" office:value-type="float" office:value="0.00796892967127505" calcext:value-type="float">
            <text:p>0.0079689297</text:p>
          </table:table-cell>
          <table:table-cell table:formula="of:=[.$E$1]/([.$F$1]^[.B56])" office:value-type="float" office:value="468070.053491455" calcext:value-type="float">
            <text:p>468070.053491455</text:p>
          </table:table-cell>
          <table:table-cell table:formula="of:=LOG([.E55])-LOG([.E56])" office:value-type="float" office:value="0.0142642546106178" calcext:value-type="float">
            <text:p>0.0142642546</text:p>
          </table:table-cell>
          <table:table-cell table:formula="of:=IF([.F56]&gt;[.D56];[.E56];[.C56])" office:value-type="float" office:value="468070.053491455" calcext:value-type="float">
            <text:p>468070.053491455</text:p>
          </table:table-cell>
          <table:table-cell table:formula="of:=INT([.$C$1]/[.G56])" office:value-type="float" office:value="68" calcext:value-type="float">
            <text:p>68</text:p>
          </table:table-cell>
          <table:table-cell table:formula="of:=[.$C$1]/[.H56]" office:value-type="float" office:value="470588.235294118" calcext:value-type="float">
            <text:p>470588.235294118</text:p>
          </table:table-cell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[.B56]+1" office:value-type="float" office:value="56" calcext:value-type="float">
            <text:p>56</text:p>
          </table:table-cell>
          <table:table-cell table:formula="of:=[.$C$1]/[.B57]" office:value-type="float" office:value="571428.571428571" calcext:value-type="float">
            <text:p>571428.571428571</text:p>
          </table:table-cell>
          <table:table-cell table:formula="of:=LOG([.C56])-LOG([.C57])" office:value-type="float" office:value="0.00782533751195746" calcext:value-type="float">
            <text:p>0.0078253375</text:p>
          </table:table-cell>
          <table:table-cell table:formula="of:=[.$E$1]/([.$F$1]^[.B57])" office:value-type="float" office:value="452946.180523767" calcext:value-type="float">
            <text:p>452946.180523767</text:p>
          </table:table-cell>
          <table:table-cell table:formula="of:=LOG([.E56])-LOG([.E57])" office:value-type="float" office:value="0.0142642546106186" calcext:value-type="float">
            <text:p>0.0142642546</text:p>
          </table:table-cell>
          <table:table-cell table:formula="of:=IF([.F57]&gt;[.D57];[.E57];[.C57])" office:value-type="float" office:value="452946.180523767" calcext:value-type="float">
            <text:p>452946.180523767</text:p>
          </table:table-cell>
          <table:table-cell table:formula="of:=INT([.$C$1]/[.G57])" office:value-type="float" office:value="70" calcext:value-type="float">
            <text:p>70</text:p>
          </table:table-cell>
          <table:table-cell table:formula="of:=[.$C$1]/[.H57]" office:value-type="float" office:value="457142.857142857" calcext:value-type="float">
            <text:p>457142.857142857</text:p>
          </table:table-cell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[.B57]+1" office:value-type="float" office:value="57" calcext:value-type="float">
            <text:p>57</text:p>
          </table:table-cell>
          <table:table-cell table:formula="of:=[.$C$1]/[.B58]" office:value-type="float" office:value="561403.50877193" calcext:value-type="float">
            <text:p>561403.50877193</text:p>
          </table:table-cell>
          <table:table-cell table:formula="of:=LOG([.C57])-LOG([.C58])" office:value-type="float" office:value="0.00768682866629078" calcext:value-type="float">
            <text:p>0.0076868287</text:p>
          </table:table-cell>
          <table:table-cell table:formula="of:=[.$E$1]/([.$F$1]^[.B58])" office:value-type="float" office:value="438310.977001681" calcext:value-type="float">
            <text:p>438310.977001681</text:p>
          </table:table-cell>
          <table:table-cell table:formula="of:=LOG([.E57])-LOG([.E58])" office:value-type="float" office:value="0.0142642546106178" calcext:value-type="float">
            <text:p>0.0142642546</text:p>
          </table:table-cell>
          <table:table-cell table:formula="of:=IF([.F58]&gt;[.D58];[.E58];[.C58])" office:value-type="float" office:value="438310.977001681" calcext:value-type="float">
            <text:p>438310.977001681</text:p>
          </table:table-cell>
          <table:table-cell table:formula="of:=INT([.$C$1]/[.G58])" office:value-type="float" office:value="73" calcext:value-type="float">
            <text:p>73</text:p>
          </table:table-cell>
          <table:table-cell table:formula="of:=[.$C$1]/[.H58]" office:value-type="float" office:value="438356.164383562" calcext:value-type="float">
            <text:p>438356.164383562</text:p>
          </table:table-cell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[.B58]+1" office:value-type="float" office:value="58" calcext:value-type="float">
            <text:p>58</text:p>
          </table:table-cell>
          <table:table-cell table:formula="of:=[.$C$1]/[.B59]" office:value-type="float" office:value="551724.137931034" calcext:value-type="float">
            <text:p>551724.137931034</text:p>
          </table:table-cell>
          <table:table-cell table:formula="of:=LOG([.C58])-LOG([.C59])" office:value-type="float" office:value="0.00755313789044632" calcext:value-type="float">
            <text:p>0.0075531379</text:p>
          </table:table-cell>
          <table:table-cell table:formula="of:=[.$E$1]/([.$F$1]^[.B59])" office:value-type="float" office:value="424148.653462566" calcext:value-type="float">
            <text:p>424148.653462566</text:p>
          </table:table-cell>
          <table:table-cell table:formula="of:=LOG([.E58])-LOG([.E59])" office:value-type="float" office:value="0.0142642546106186" calcext:value-type="float">
            <text:p>0.0142642546</text:p>
          </table:table-cell>
          <table:table-cell table:formula="of:=IF([.F59]&gt;[.D59];[.E59];[.C59])" office:value-type="float" office:value="424148.653462566" calcext:value-type="float">
            <text:p>424148.653462566</text:p>
          </table:table-cell>
          <table:table-cell table:formula="of:=INT([.$C$1]/[.G59])" office:value-type="float" office:value="75" calcext:value-type="float">
            <text:p>75</text:p>
          </table:table-cell>
          <table:table-cell table:formula="of:=[.$C$1]/[.H59]" office:value-type="float" office:value="426666.666666667" calcext:value-type="float">
            <text:p>426666.666666667</text:p>
          </table:table-cell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[.B59]+1" office:value-type="float" office:value="59" calcext:value-type="float">
            <text:p>59</text:p>
          </table:table-cell>
          <table:table-cell table:formula="of:=[.$C$1]/[.B60]" office:value-type="float" office:value="542372.881355932" calcext:value-type="float">
            <text:p>542372.881355932</text:p>
          </table:table-cell>
          <table:table-cell table:formula="of:=LOG([.C59])-LOG([.C60])" office:value-type="float" office:value="0.00742401807920601" calcext:value-type="float">
            <text:p>0.0074240181</text:p>
          </table:table-cell>
          <table:table-cell table:formula="of:=[.$E$1]/([.$F$1]^[.B60])" office:value-type="float" office:value="410443.930619191" calcext:value-type="float">
            <text:p>410443.930619191</text:p>
          </table:table-cell>
          <table:table-cell table:formula="of:=LOG([.E59])-LOG([.E60])" office:value-type="float" office:value="0.0142642546106186" calcext:value-type="float">
            <text:p>0.0142642546</text:p>
          </table:table-cell>
          <table:table-cell table:formula="of:=IF([.F60]&gt;[.D60];[.E60];[.C60])" office:value-type="float" office:value="410443.930619191" calcext:value-type="float">
            <text:p>410443.930619191</text:p>
          </table:table-cell>
          <table:table-cell table:formula="of:=INT([.$C$1]/[.G60])" office:value-type="float" office:value="77" calcext:value-type="float">
            <text:p>77</text:p>
          </table:table-cell>
          <table:table-cell table:formula="of:=[.$C$1]/[.H60]" office:value-type="float" office:value="415584.415584416" calcext:value-type="float">
            <text:p>415584.415584416</text:p>
          </table:table-cell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[.B60]+1" office:value-type="float" office:value="60" calcext:value-type="float">
            <text:p>60</text:p>
          </table:table-cell>
          <table:table-cell table:formula="of:=[.$C$1]/[.B61]" office:value-type="float" office:value="533333.333333333" calcext:value-type="float">
            <text:p>533333.333333333</text:p>
          </table:table-cell>
          <table:table-cell table:formula="of:=LOG([.C60])-LOG([.C61])" office:value-type="float" office:value="0.00729923874150007" calcext:value-type="float">
            <text:p>0.0072992387</text:p>
          </table:table-cell>
          <table:table-cell table:formula="of:=[.$E$1]/([.$F$1]^[.B61])" office:value-type="float" office:value="397182.022875382" calcext:value-type="float">
            <text:p>397182.022875382</text:p>
          </table:table-cell>
          <table:table-cell table:formula="of:=LOG([.E60])-LOG([.E61])" office:value-type="float" office:value="0.0142642546106186" calcext:value-type="float">
            <text:p>0.0142642546</text:p>
          </table:table-cell>
          <table:table-cell table:formula="of:=IF([.F61]&gt;[.D61];[.E61];[.C61])" office:value-type="float" office:value="397182.022875382" calcext:value-type="float">
            <text:p>397182.022875382</text:p>
          </table:table-cell>
          <table:table-cell table:formula="of:=INT([.$C$1]/[.G61])" office:value-type="float" office:value="80" calcext:value-type="float">
            <text:p>80</text:p>
          </table:table-cell>
          <table:table-cell table:formula="of:=[.$C$1]/[.H61]" office:value-type="float" office:value="400000" calcext:value-type="float">
            <text:p>400000</text:p>
          </table:table-cell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[.B61]+1" office:value-type="float" office:value="61" calcext:value-type="float">
            <text:p>61</text:p>
          </table:table-cell>
          <table:table-cell table:formula="of:=[.$C$1]/[.B62]" office:value-type="float" office:value="524590.163934426" calcext:value-type="float">
            <text:p>524590.163934426</text:p>
          </table:table-cell>
          <table:table-cell table:formula="of:=LOG([.C61])-LOG([.C62])" office:value-type="float" office:value="0.0071785846271224" calcext:value-type="float">
            <text:p>0.0071785846</text:p>
          </table:table-cell>
          <table:table-cell table:formula="of:=[.$E$1]/([.$F$1]^[.B62])" office:value-type="float" office:value="384348.622374304" calcext:value-type="float">
            <text:p>384348.622374304</text:p>
          </table:table-cell>
          <table:table-cell table:formula="of:=LOG([.E61])-LOG([.E62])" office:value-type="float" office:value="0.0142642546106178" calcext:value-type="float">
            <text:p>0.0142642546</text:p>
          </table:table-cell>
          <table:table-cell table:formula="of:=IF([.F62]&gt;[.D62];[.E62];[.C62])" office:value-type="float" office:value="384348.622374304" calcext:value-type="float">
            <text:p>384348.622374304</text:p>
          </table:table-cell>
          <table:table-cell table:formula="of:=INT([.$C$1]/[.G62])" office:value-type="float" office:value="83" calcext:value-type="float">
            <text:p>83</text:p>
          </table:table-cell>
          <table:table-cell table:formula="of:=[.$C$1]/[.H62]" office:value-type="float" office:value="385542.168674699" calcext:value-type="float">
            <text:p>385542.168674699</text:p>
          </table:table-cell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[.B62]+1" office:value-type="float" office:value="62" calcext:value-type="float">
            <text:p>62</text:p>
          </table:table-cell>
          <table:table-cell table:formula="of:=[.$C$1]/[.B63]" office:value-type="float" office:value="516129.032258065" calcext:value-type="float">
            <text:p>516129.032258065</text:p>
          </table:table-cell>
          <table:table-cell table:formula="of:=LOG([.C62])-LOG([.C63])" office:value-type="float" office:value="0.0070618544874872" calcext:value-type="float">
            <text:p>0.0070618545</text:p>
          </table:table-cell>
          <table:table-cell table:formula="of:=[.$E$1]/([.$F$1]^[.B63])" office:value-type="float" office:value="371929.883562163" calcext:value-type="float">
            <text:p>371929.883562163</text:p>
          </table:table-cell>
          <table:table-cell table:formula="of:=LOG([.E62])-LOG([.E63])" office:value-type="float" office:value="0.0142642546106186" calcext:value-type="float">
            <text:p>0.0142642546</text:p>
          </table:table-cell>
          <table:table-cell table:formula="of:=IF([.F63]&gt;[.D63];[.E63];[.C63])" office:value-type="float" office:value="371929.883562163" calcext:value-type="float">
            <text:p>371929.883562163</text:p>
          </table:table-cell>
          <table:table-cell table:formula="of:=INT([.$C$1]/[.G63])" office:value-type="float" office:value="86" calcext:value-type="float">
            <text:p>86</text:p>
          </table:table-cell>
          <table:table-cell table:formula="of:=[.$C$1]/[.H63]" office:value-type="float" office:value="372093.023255814" calcext:value-type="float">
            <text:p>372093.023255814</text:p>
          </table:table-cell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[.B63]+1" office:value-type="float" office:value="63" calcext:value-type="float">
            <text:p>63</text:p>
          </table:table-cell>
          <table:table-cell table:formula="of:=[.$C$1]/[.B64]" office:value-type="float" office:value="507936.507936508" calcext:value-type="float">
            <text:p>507936.507936508</text:p>
          </table:table-cell>
          <table:table-cell table:formula="of:=LOG([.C63])-LOG([.C64])" office:value-type="float" office:value="0.00694885995532868" calcext:value-type="float">
            <text:p>0.00694886</text:p>
          </table:table-cell>
          <table:table-cell table:formula="of:=[.$E$1]/([.$F$1]^[.B64])" office:value-type="float" office:value="359912.408250673" calcext:value-type="float">
            <text:p>359912.408250673</text:p>
          </table:table-cell>
          <table:table-cell table:formula="of:=LOG([.E63])-LOG([.E64])" office:value-type="float" office:value="0.0142642546106178" calcext:value-type="float">
            <text:p>0.0142642546</text:p>
          </table:table-cell>
          <table:table-cell table:formula="of:=IF([.F64]&gt;[.D64];[.E64];[.C64])" office:value-type="float" office:value="359912.408250673" calcext:value-type="float">
            <text:p>359912.408250673</text:p>
          </table:table-cell>
          <table:table-cell table:formula="of:=INT([.$C$1]/[.G64])" office:value-type="float" office:value="88" calcext:value-type="float">
            <text:p>88</text:p>
          </table:table-cell>
          <table:table-cell table:formula="of:=[.$C$1]/[.H64]" office:value-type="float" office:value="363636.363636364" calcext:value-type="float">
            <text:p>363636.363636364</text:p>
          </table:table-cell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[.B64]+1" office:value-type="float" office:value="64" calcext:value-type="float">
            <text:p>64</text:p>
          </table:table-cell>
          <table:table-cell table:formula="of:=[.$C$1]/[.B65]" office:value-type="float" office:value="500000" calcext:value-type="float">
            <text:p>500000</text:p>
          </table:table-cell>
          <table:table-cell table:formula="of:=LOG([.C64])-LOG([.C65])" office:value-type="float" office:value="0.00683942453030539" calcext:value-type="float">
            <text:p>0.0068394245</text:p>
          </table:table-cell>
          <table:table-cell table:formula="of:=[.$E$1]/([.$F$1]^[.B65])" office:value-type="float" office:value="348283.231162168" calcext:value-type="float">
            <text:p>348283.231162168</text:p>
          </table:table-cell>
          <table:table-cell table:formula="of:=LOG([.E64])-LOG([.E65])" office:value-type="float" office:value="0.0142642546106186" calcext:value-type="float">
            <text:p>0.0142642546</text:p>
          </table:table-cell>
          <table:table-cell table:formula="of:=IF([.F65]&gt;[.D65];[.E65];[.C65])" office:value-type="float" office:value="348283.231162168" calcext:value-type="float">
            <text:p>348283.231162168</text:p>
          </table:table-cell>
          <table:table-cell table:formula="of:=INT([.$C$1]/[.G65])" office:value-type="float" office:value="91" calcext:value-type="float">
            <text:p>91</text:p>
          </table:table-cell>
          <table:table-cell table:formula="of:=[.$C$1]/[.H65]" office:value-type="float" office:value="351648.351648352" calcext:value-type="float">
            <text:p>351648.351648352</text:p>
          </table:table-cell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[.B65]+1" office:value-type="float" office:value="65" calcext:value-type="float">
            <text:p>65</text:p>
          </table:table-cell>
          <table:table-cell table:formula="of:=[.$C$1]/[.B66]" office:value-type="float" office:value="492307.692307692" calcext:value-type="float">
            <text:p>492307.692307692</text:p>
          </table:table-cell>
          <table:table-cell table:formula="of:=LOG([.C65])-LOG([.C66])" office:value-type="float" office:value="0.00673338265896817" calcext:value-type="float">
            <text:p>0.0067333827</text:p>
          </table:table-cell>
          <table:table-cell table:formula="of:=[.$E$1]/([.$F$1]^[.B66])" office:value-type="float" office:value="337029.805941772" calcext:value-type="float">
            <text:p>337029.805941772</text:p>
          </table:table-cell>
          <table:table-cell table:formula="of:=LOG([.E65])-LOG([.E66])" office:value-type="float" office:value="0.0142642546106178" calcext:value-type="float">
            <text:p>0.0142642546</text:p>
          </table:table-cell>
          <table:table-cell table:formula="of:=IF([.F66]&gt;[.D66];[.E66];[.C66])" office:value-type="float" office:value="337029.805941772" calcext:value-type="float">
            <text:p>337029.805941772</text:p>
          </table:table-cell>
          <table:table-cell table:formula="of:=INT([.$C$1]/[.G66])" office:value-type="float" office:value="94" calcext:value-type="float">
            <text:p>94</text:p>
          </table:table-cell>
          <table:table-cell table:formula="of:=[.$C$1]/[.H66]" office:value-type="float" office:value="340425.531914894" calcext:value-type="float">
            <text:p>340425.531914894</text:p>
          </table:table-cell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[.B66]+1" office:value-type="float" office:value="66" calcext:value-type="float">
            <text:p>66</text:p>
          </table:table-cell>
          <table:table-cell table:formula="of:=[.$C$1]/[.B67]" office:value-type="float" office:value="484848.484848485" calcext:value-type="float">
            <text:p>484848.484848485</text:p>
          </table:table-cell>
          <table:table-cell table:formula="of:=LOG([.C66])-LOG([.C67])" office:value-type="float" office:value="0.00663057889901264" calcext:value-type="float">
            <text:p>0.0066305789</text:p>
          </table:table-cell>
          <table:table-cell table:formula="of:=[.$E$1]/([.$F$1]^[.B67])" office:value-type="float" office:value="326139.99162153" calcext:value-type="float">
            <text:p>326139.99162153</text:p>
          </table:table-cell>
          <table:table-cell table:formula="of:=LOG([.E66])-LOG([.E67])" office:value-type="float" office:value="0.0142642546106186" calcext:value-type="float">
            <text:p>0.0142642546</text:p>
          </table:table-cell>
          <table:table-cell table:formula="of:=IF([.F67]&gt;[.D67];[.E67];[.C67])" office:value-type="float" office:value="326139.99162153" calcext:value-type="float">
            <text:p>326139.99162153</text:p>
          </table:table-cell>
          <table:table-cell table:formula="of:=INT([.$C$1]/[.G67])" office:value-type="float" office:value="98" calcext:value-type="float">
            <text:p>98</text:p>
          </table:table-cell>
          <table:table-cell table:formula="of:=[.$C$1]/[.H67]" office:value-type="float" office:value="326530.612244898" calcext:value-type="float">
            <text:p>326530.612244898</text:p>
          </table:table-cell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[.B67]+1" office:value-type="float" office:value="67" calcext:value-type="float">
            <text:p>67</text:p>
          </table:table-cell>
          <table:table-cell table:formula="of:=[.$C$1]/[.B68]" office:value-type="float" office:value="477611.940298507" calcext:value-type="float">
            <text:p>477611.940298507</text:p>
          </table:table-cell>
          <table:table-cell table:formula="of:=LOG([.C67])-LOG([.C68])" office:value-type="float" office:value="0.00653086715895856" calcext:value-type="float">
            <text:p>0.0065308672</text:p>
          </table:table-cell>
          <table:table-cell table:formula="of:=[.$E$1]/([.$F$1]^[.B68])" office:value-type="float" office:value="315602.039521894" calcext:value-type="float">
            <text:p>315602.039521894</text:p>
          </table:table-cell>
          <table:table-cell table:formula="of:=LOG([.E67])-LOG([.E68])" office:value-type="float" office:value="0.0142642546106178" calcext:value-type="float">
            <text:p>0.0142642546</text:p>
          </table:table-cell>
          <table:table-cell table:formula="of:=IF([.F68]&gt;[.D68];[.E68];[.C68])" office:value-type="float" office:value="315602.039521894" calcext:value-type="float">
            <text:p>315602.039521894</text:p>
          </table:table-cell>
          <table:table-cell table:formula="of:=INT([.$C$1]/[.G68])" office:value-type="float" office:value="101" calcext:value-type="float">
            <text:p>101</text:p>
          </table:table-cell>
          <table:table-cell table:formula="of:=[.$C$1]/[.H68]" office:value-type="float" office:value="316831.683168317" calcext:value-type="float">
            <text:p>316831.683168317</text:p>
          </table:table-cell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[.B68]+1" office:value-type="float" office:value="68" calcext:value-type="float">
            <text:p>68</text:p>
          </table:table-cell>
          <table:table-cell table:formula="of:=[.$C$1]/[.B69]" office:value-type="float" office:value="470588.235294118" calcext:value-type="float">
            <text:p>470588.235294118</text:p>
          </table:table-cell>
          <table:table-cell table:formula="of:=LOG([.C68])-LOG([.C69])" office:value-type="float" office:value="0.00643411000540883" calcext:value-type="float">
            <text:p>0.00643411</text:p>
          </table:table-cell>
          <table:table-cell table:formula="of:=[.$E$1]/([.$F$1]^[.B69])" office:value-type="float" office:value="305404.580576446" calcext:value-type="float">
            <text:p>305404.580576446</text:p>
          </table:table-cell>
          <table:table-cell table:formula="of:=LOG([.E68])-LOG([.E69])" office:value-type="float" office:value="0.0142642546106195" calcext:value-type="float">
            <text:p>0.0142642546</text:p>
          </table:table-cell>
          <table:table-cell table:formula="of:=IF([.F69]&gt;[.D69];[.E69];[.C69])" office:value-type="float" office:value="305404.580576446" calcext:value-type="float">
            <text:p>305404.580576446</text:p>
          </table:table-cell>
          <table:table-cell table:formula="of:=INT([.$C$1]/[.G69])" office:value-type="float" office:value="104" calcext:value-type="float">
            <text:p>104</text:p>
          </table:table-cell>
          <table:table-cell table:formula="of:=[.$C$1]/[.H69]" office:value-type="float" office:value="307692.307692308" calcext:value-type="float">
            <text:p>307692.307692308</text:p>
          </table:table-cell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[.B69]+1" office:value-type="float" office:value="69" calcext:value-type="float">
            <text:p>69</text:p>
          </table:table-cell>
          <table:table-cell table:formula="of:=[.$C$1]/[.B70]" office:value-type="float" office:value="463768.115942029" calcext:value-type="float">
            <text:p>463768.115942029</text:p>
          </table:table-cell>
          <table:table-cell table:formula="of:=LOG([.C69])-LOG([.C70])" office:value-type="float" office:value="0.00634017803101905" calcext:value-type="float">
            <text:p>0.006340178</text:p>
          </table:table-cell>
          <table:table-cell table:formula="of:=[.$E$1]/([.$F$1]^[.B70])" office:value-type="float" office:value="295536.613066167" calcext:value-type="float">
            <text:p>295536.613066167</text:p>
          </table:table-cell>
          <table:table-cell table:formula="of:=LOG([.E69])-LOG([.E70])" office:value-type="float" office:value="0.0142642546106178" calcext:value-type="float">
            <text:p>0.0142642546</text:p>
          </table:table-cell>
          <table:table-cell table:formula="of:=IF([.F70]&gt;[.D70];[.E70];[.C70])" office:value-type="float" office:value="295536.613066167" calcext:value-type="float">
            <text:p>295536.613066167</text:p>
          </table:table-cell>
          <table:table-cell table:formula="of:=INT([.$C$1]/[.G70])" office:value-type="float" office:value="108" calcext:value-type="float">
            <text:p>108</text:p>
          </table:table-cell>
          <table:table-cell table:formula="of:=[.$C$1]/[.H70]" office:value-type="float" office:value="296296.296296296" calcext:value-type="float">
            <text:p>296296.296296296</text:p>
          </table:table-cell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[.B70]+1" office:value-type="float" office:value="70" calcext:value-type="float">
            <text:p>70</text:p>
          </table:table-cell>
          <table:table-cell table:formula="of:=[.$C$1]/[.B71]" office:value-type="float" office:value="457142.857142857" calcext:value-type="float">
            <text:p>457142.857142857</text:p>
          </table:table-cell>
          <table:table-cell table:formula="of:=LOG([.C70])-LOG([.C71])" office:value-type="float" office:value="0.00624894927700215" calcext:value-type="float">
            <text:p>0.0062489493</text:p>
          </table:table-cell>
          <table:table-cell table:formula="of:=[.$E$1]/([.$F$1]^[.B71])" office:value-type="float" office:value="285987.490750023" calcext:value-type="float">
            <text:p>285987.490750023</text:p>
          </table:table-cell>
          <table:table-cell table:formula="of:=LOG([.E70])-LOG([.E71])" office:value-type="float" office:value="0.0142642546106186" calcext:value-type="float">
            <text:p>0.0142642546</text:p>
          </table:table-cell>
          <table:table-cell table:formula="of:=IF([.F71]&gt;[.D71];[.E71];[.C71])" office:value-type="float" office:value="285987.490750023" calcext:value-type="float">
            <text:p>285987.490750023</text:p>
          </table:table-cell>
          <table:table-cell table:formula="of:=INT([.$C$1]/[.G71])" office:value-type="float" office:value="111" calcext:value-type="float">
            <text:p>111</text:p>
          </table:table-cell>
          <table:table-cell table:formula="of:=[.$C$1]/[.H71]" office:value-type="float" office:value="288288.288288288" calcext:value-type="float">
            <text:p>288288.288288288</text:p>
          </table:table-cell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[.B71]+1" office:value-type="float" office:value="71" calcext:value-type="float">
            <text:p>71</text:p>
          </table:table-cell>
          <table:table-cell table:formula="of:=[.$C$1]/[.B72]" office:value-type="float" office:value="450704.225352113" calcext:value-type="float">
            <text:p>450704.225352113</text:p>
          </table:table-cell>
          <table:table-cell table:formula="of:=LOG([.C71])-LOG([.C72])" office:value-type="float" office:value="0.00616030870481765" calcext:value-type="float">
            <text:p>0.0061603087</text:p>
          </table:table-cell>
          <table:table-cell table:formula="of:=[.$E$1]/([.$F$1]^[.B72])" office:value-type="float" office:value="276746.911379076" calcext:value-type="float">
            <text:p>276746.911379076</text:p>
          </table:table-cell>
          <table:table-cell table:formula="of:=LOG([.E71])-LOG([.E72])" office:value-type="float" office:value="0.0142642546106178" calcext:value-type="float">
            <text:p>0.0142642546</text:p>
          </table:table-cell>
          <table:table-cell table:formula="of:=IF([.F72]&gt;[.D72];[.E72];[.C72])" office:value-type="float" office:value="276746.911379076" calcext:value-type="float">
            <text:p>276746.911379076</text:p>
          </table:table-cell>
          <table:table-cell table:formula="of:=INT([.$C$1]/[.G72])" office:value-type="float" office:value="115" calcext:value-type="float">
            <text:p>115</text:p>
          </table:table-cell>
          <table:table-cell table:formula="of:=[.$C$1]/[.H72]" office:value-type="float" office:value="278260.869565217" calcext:value-type="float">
            <text:p>278260.869565217</text:p>
          </table:table-cell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[.B72]+1" office:value-type="float" office:value="72" calcext:value-type="float">
            <text:p>72</text:p>
          </table:table-cell>
          <table:table-cell table:formula="of:=[.$C$1]/[.B73]" office:value-type="float" office:value="444444.444444444" calcext:value-type="float">
            <text:p>444444.444444444</text:p>
          </table:table-cell>
          <table:table-cell table:formula="of:=LOG([.C72])-LOG([.C73])" office:value-type="float" office:value="0.0060741477121935" calcext:value-type="float">
            <text:p>0.0060741477</text:p>
          </table:table-cell>
          <table:table-cell table:formula="of:=[.$E$1]/([.$F$1]^[.B73])" office:value-type="float" office:value="267804.905581703" calcext:value-type="float">
            <text:p>267804.905581703</text:p>
          </table:table-cell>
          <table:table-cell table:formula="of:=LOG([.E72])-LOG([.E73])" office:value-type="float" office:value="0.0142642546106186" calcext:value-type="float">
            <text:p>0.0142642546</text:p>
          </table:table-cell>
          <table:table-cell table:formula="of:=IF([.F73]&gt;[.D73];[.E73];[.C73])" office:value-type="float" office:value="267804.905581703" calcext:value-type="float">
            <text:p>267804.905581703</text:p>
          </table:table-cell>
          <table:table-cell table:formula="of:=INT([.$C$1]/[.G73])" office:value-type="float" office:value="119" calcext:value-type="float">
            <text:p>119</text:p>
          </table:table-cell>
          <table:table-cell table:formula="of:=[.$C$1]/[.H73]" office:value-type="float" office:value="268907.56302521" calcext:value-type="float">
            <text:p>268907.56302521</text:p>
          </table:table-cell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[.B73]+1" office:value-type="float" office:value="73" calcext:value-type="float">
            <text:p>73</text:p>
          </table:table-cell>
          <table:table-cell table:formula="of:=[.$C$1]/[.B74]" office:value-type="float" office:value="438356.164383562" calcext:value-type="float">
            <text:p>438356.164383562</text:p>
          </table:table-cell>
          <table:table-cell table:formula="of:=LOG([.C73])-LOG([.C74])" office:value-type="float" office:value="0.00599036368918782" calcext:value-type="float">
            <text:p>0.0059903637</text:p>
          </table:table-cell>
          <table:table-cell table:formula="of:=[.$E$1]/([.$F$1]^[.B74])" office:value-type="float" office:value="259151.826107958" calcext:value-type="float">
            <text:p>259151.826107958</text:p>
          </table:table-cell>
          <table:table-cell table:formula="of:=LOG([.E73])-LOG([.E74])" office:value-type="float" office:value="0.0142642546106178" calcext:value-type="float">
            <text:p>0.0142642546</text:p>
          </table:table-cell>
          <table:table-cell table:formula="of:=IF([.F74]&gt;[.D74];[.E74];[.C74])" office:value-type="float" office:value="259151.826107958" calcext:value-type="float">
            <text:p>259151.826107958</text:p>
          </table:table-cell>
          <table:table-cell table:formula="of:=INT([.$C$1]/[.G74])" office:value-type="float" office:value="123" calcext:value-type="float">
            <text:p>123</text:p>
          </table:table-cell>
          <table:table-cell table:formula="of:=[.$C$1]/[.H74]" office:value-type="float" office:value="260162.601626016" calcext:value-type="float">
            <text:p>260162.601626016</text:p>
          </table:table-cell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[.B74]+1" office:value-type="float" office:value="74" calcext:value-type="float">
            <text:p>74</text:p>
          </table:table-cell>
          <table:table-cell table:formula="of:=[.$C$1]/[.B75]" office:value-type="float" office:value="432432.432432432" calcext:value-type="float">
            <text:p>432432.432432432</text:p>
          </table:table-cell>
          <table:table-cell table:formula="of:=LOG([.C74])-LOG([.C75])" office:value-type="float" office:value="0.00590885961052035" calcext:value-type="float">
            <text:p>0.0059088596</text:p>
          </table:table-cell>
          <table:table-cell table:formula="of:=[.$E$1]/([.$F$1]^[.B75])" office:value-type="float" office:value="250778.337421456" calcext:value-type="float">
            <text:p>250778.337421456</text:p>
          </table:table-cell>
          <table:table-cell table:formula="of:=LOG([.E74])-LOG([.E75])" office:value-type="float" office:value="0.0142642546106186" calcext:value-type="float">
            <text:p>0.0142642546</text:p>
          </table:table-cell>
          <table:table-cell table:formula="of:=IF([.F75]&gt;[.D75];[.E75];[.C75])" office:value-type="float" office:value="250778.337421456" calcext:value-type="float">
            <text:p>250778.337421456</text:p>
          </table:table-cell>
          <table:table-cell table:formula="of:=INT([.$C$1]/[.G75])" office:value-type="float" office:value="127" calcext:value-type="float">
            <text:p>127</text:p>
          </table:table-cell>
          <table:table-cell table:formula="of:=[.$C$1]/[.H75]" office:value-type="float" office:value="251968.503937008" calcext:value-type="float">
            <text:p>251968.503937008</text:p>
          </table:table-cell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[.B75]+1" office:value-type="float" office:value="75" calcext:value-type="float">
            <text:p>75</text:p>
          </table:table-cell>
          <table:table-cell table:formula="of:=[.$C$1]/[.B76]" office:value-type="float" office:value="426666.666666667" calcext:value-type="float">
            <text:p>426666.666666667</text:p>
          </table:table-cell>
          <table:table-cell table:formula="of:=LOG([.C75])-LOG([.C76])" office:value-type="float" office:value="0.00582954366072386" calcext:value-type="float">
            <text:p>0.0058295437</text:p>
          </table:table-cell>
          <table:table-cell table:formula="of:=[.$E$1]/([.$F$1]^[.B76])" office:value-type="float" office:value="242675.405627552" calcext:value-type="float">
            <text:p>242675.405627552</text:p>
          </table:table-cell>
          <table:table-cell table:formula="of:=LOG([.E75])-LOG([.E76])" office:value-type="float" office:value="0.0142642546106178" calcext:value-type="float">
            <text:p>0.0142642546</text:p>
          </table:table-cell>
          <table:table-cell table:formula="of:=IF([.F76]&gt;[.D76];[.E76];[.C76])" office:value-type="float" office:value="242675.405627552" calcext:value-type="float">
            <text:p>242675.405627552</text:p>
          </table:table-cell>
          <table:table-cell table:formula="of:=INT([.$C$1]/[.G76])" office:value-type="float" office:value="131" calcext:value-type="float">
            <text:p>131</text:p>
          </table:table-cell>
          <table:table-cell table:formula="of:=[.$C$1]/[.H76]" office:value-type="float" office:value="244274.809160305" calcext:value-type="float">
            <text:p>244274.809160305</text:p>
          </table:table-cell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[.B76]+1" office:value-type="float" office:value="76" calcext:value-type="float">
            <text:p>76</text:p>
          </table:table-cell>
          <table:table-cell table:formula="of:=[.$C$1]/[.B77]" office:value-type="float" office:value="421052.631578947" calcext:value-type="float">
            <text:p>421052.631578947</text:p>
          </table:table-cell>
          <table:table-cell table:formula="of:=LOG([.C76])-LOG([.C77])" office:value-type="float" office:value="0.00575232888909127" calcext:value-type="float">
            <text:p>0.0057523289</text:p>
          </table:table-cell>
          <table:table-cell table:formula="of:=[.$E$1]/([.$F$1]^[.B77])" office:value-type="float" office:value="234834.288726959" calcext:value-type="float">
            <text:p>234834.288726959</text:p>
          </table:table-cell>
          <table:table-cell table:formula="of:=LOG([.E76])-LOG([.E77])" office:value-type="float" office:value="0.0142642546106186" calcext:value-type="float">
            <text:p>0.0142642546</text:p>
          </table:table-cell>
          <table:table-cell table:formula="of:=IF([.F77]&gt;[.D77];[.E77];[.C77])" office:value-type="float" office:value="234834.288726959" calcext:value-type="float">
            <text:p>234834.288726959</text:p>
          </table:table-cell>
          <table:table-cell table:formula="of:=INT([.$C$1]/[.G77])" office:value-type="float" office:value="136" calcext:value-type="float">
            <text:p>136</text:p>
          </table:table-cell>
          <table:table-cell table:formula="of:=[.$C$1]/[.H77]" office:value-type="float" office:value="235294.117647059" calcext:value-type="float">
            <text:p>235294.117647059</text:p>
          </table:table-cell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[.B77]+1" office:value-type="float" office:value="77" calcext:value-type="float">
            <text:p>77</text:p>
          </table:table-cell>
          <table:table-cell table:formula="of:=[.$C$1]/[.B78]" office:value-type="float" office:value="415584.415584416" calcext:value-type="float">
            <text:p>415584.415584416</text:p>
          </table:table-cell>
          <table:table-cell table:formula="of:=LOG([.C77])-LOG([.C78])" office:value-type="float" office:value="0.00567713289169092" calcext:value-type="float">
            <text:p>0.0056771329</text:p>
          </table:table-cell>
          <table:table-cell table:formula="of:=[.$E$1]/([.$F$1]^[.B78])" office:value-type="float" office:value="227246.527184276" calcext:value-type="float">
            <text:p>227246.527184276</text:p>
          </table:table-cell>
          <table:table-cell table:formula="of:=LOG([.E77])-LOG([.E78])" office:value-type="float" office:value="0.0142642546106186" calcext:value-type="float">
            <text:p>0.0142642546</text:p>
          </table:table-cell>
          <table:table-cell table:formula="of:=IF([.F78]&gt;[.D78];[.E78];[.C78])" office:value-type="float" office:value="227246.527184276" calcext:value-type="float">
            <text:p>227246.527184276</text:p>
          </table:table-cell>
          <table:table-cell table:formula="of:=INT([.$C$1]/[.G78])" office:value-type="float" office:value="140" calcext:value-type="float">
            <text:p>140</text:p>
          </table:table-cell>
          <table:table-cell table:formula="of:=[.$C$1]/[.H78]" office:value-type="float" office:value="228571.428571429" calcext:value-type="float">
            <text:p>228571.428571429</text:p>
          </table:table-cell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[.B78]+1" office:value-type="float" office:value="78" calcext:value-type="float">
            <text:p>78</text:p>
          </table:table-cell>
          <table:table-cell table:formula="of:=[.$C$1]/[.B79]" office:value-type="float" office:value="410256.41025641" calcext:value-type="float">
            <text:p>410256.41025641</text:p>
          </table:table-cell>
          <table:table-cell table:formula="of:=LOG([.C78])-LOG([.C79])" office:value-type="float" office:value="0.00560387751799851" calcext:value-type="float">
            <text:p>0.0056038775</text:p>
          </table:table-cell>
          <table:table-cell table:formula="of:=[.$E$1]/([.$F$1]^[.B79])" office:value-type="float" office:value="219903.934801262" calcext:value-type="float">
            <text:p>219903.934801262</text:p>
          </table:table-cell>
          <table:table-cell table:formula="of:=LOG([.E78])-LOG([.E79])" office:value-type="float" office:value="0.0142642546106178" calcext:value-type="float">
            <text:p>0.0142642546</text:p>
          </table:table-cell>
          <table:table-cell table:formula="of:=IF([.F79]&gt;[.D79];[.E79];[.C79])" office:value-type="float" office:value="219903.934801262" calcext:value-type="float">
            <text:p>219903.934801262</text:p>
          </table:table-cell>
          <table:table-cell table:formula="of:=INT([.$C$1]/[.G79])" office:value-type="float" office:value="145" calcext:value-type="float">
            <text:p>145</text:p>
          </table:table-cell>
          <table:table-cell table:formula="of:=[.$C$1]/[.H79]" office:value-type="float" office:value="220689.655172414" calcext:value-type="float">
            <text:p>220689.655172414</text:p>
          </table:table-cell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[.B79]+1" office:value-type="float" office:value="79" calcext:value-type="float">
            <text:p>79</text:p>
          </table:table-cell>
          <table:table-cell table:formula="of:=[.$C$1]/[.B80]" office:value-type="float" office:value="405063.291139241" calcext:value-type="float">
            <text:p>405063.291139241</text:p>
          </table:table-cell>
          <table:table-cell table:formula="of:=LOG([.C79])-LOG([.C80])" office:value-type="float" office:value="0.00553248859996014" calcext:value-type="float">
            <text:p>0.0055324886</text:p>
          </table:table-cell>
          <table:table-cell table:formula="of:=[.$E$1]/([.$F$1]^[.B80])" office:value-type="float" office:value="212798.589885001" calcext:value-type="float">
            <text:p>212798.589885001</text:p>
          </table:table-cell>
          <table:table-cell table:formula="of:=LOG([.E79])-LOG([.E80])" office:value-type="float" office:value="0.0142642546106186" calcext:value-type="float">
            <text:p>0.0142642546</text:p>
          </table:table-cell>
          <table:table-cell table:formula="of:=IF([.F80]&gt;[.D80];[.E80];[.C80])" office:value-type="float" office:value="212798.589885001" calcext:value-type="float">
            <text:p>212798.589885001</text:p>
          </table:table-cell>
          <table:table-cell table:formula="of:=INT([.$C$1]/[.G80])" office:value-type="float" office:value="150" calcext:value-type="float">
            <text:p>150</text:p>
          </table:table-cell>
          <table:table-cell table:formula="of:=[.$C$1]/[.H80]" office:value-type="float" office:value="213333.333333333" calcext:value-type="float">
            <text:p>213333.333333333</text:p>
          </table:table-cell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[.B80]+1" office:value-type="float" office:value="80" calcext:value-type="float">
            <text:p>80</text:p>
          </table:table-cell>
          <table:table-cell table:formula="of:=[.$C$1]/[.B81]" office:value-type="float" office:value="400000" calcext:value-type="float">
            <text:p>400000</text:p>
          </table:table-cell>
          <table:table-cell table:formula="of:=LOG([.C80])-LOG([.C81])" office:value-type="float" office:value="0.00546289570150282" calcext:value-type="float">
            <text:p>0.0054628957</text:p>
          </table:table-cell>
          <table:table-cell table:formula="of:=[.$E$1]/([.$F$1]^[.B81])" office:value-type="float" office:value="205922.82670144" calcext:value-type="float">
            <text:p>205922.82670144</text:p>
          </table:table-cell>
          <table:table-cell table:formula="of:=LOG([.E80])-LOG([.E81])" office:value-type="float" office:value="0.0142642546106178" calcext:value-type="float">
            <text:p>0.0142642546</text:p>
          </table:table-cell>
          <table:table-cell table:formula="of:=IF([.F81]&gt;[.D81];[.E81];[.C81])" office:value-type="float" office:value="205922.82670144" calcext:value-type="float">
            <text:p>205922.82670144</text:p>
          </table:table-cell>
          <table:table-cell table:formula="of:=INT([.$C$1]/[.G81])" office:value-type="float" office:value="155" calcext:value-type="float">
            <text:p>155</text:p>
          </table:table-cell>
          <table:table-cell table:formula="of:=[.$C$1]/[.H81]" office:value-type="float" office:value="206451.612903226" calcext:value-type="float">
            <text:p>206451.612903226</text:p>
          </table:table-cell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[.B81]+1" office:value-type="float" office:value="81" calcext:value-type="float">
            <text:p>81</text:p>
          </table:table-cell>
          <table:table-cell table:formula="of:=[.$C$1]/[.B82]" office:value-type="float" office:value="395061.728395062" calcext:value-type="float">
            <text:p>395061.728395062</text:p>
          </table:table-cell>
          <table:table-cell table:formula="of:=LOG([.C81])-LOG([.C82])" office:value-type="float" office:value="0.00539503188670576" calcext:value-type="float">
            <text:p>0.0053950319</text:p>
          </table:table-cell>
          <table:table-cell table:formula="of:=[.$E$1]/([.$F$1]^[.B82])" office:value-type="float" office:value="199269.227205063" calcext:value-type="float">
            <text:p>199269.227205063</text:p>
          </table:table-cell>
          <table:table-cell table:formula="of:=LOG([.E81])-LOG([.E82])" office:value-type="float" office:value="0.0142642546106186" calcext:value-type="float">
            <text:p>0.0142642546</text:p>
          </table:table-cell>
          <table:table-cell table:formula="of:=IF([.F82]&gt;[.D82];[.E82];[.C82])" office:value-type="float" office:value="199269.227205063" calcext:value-type="float">
            <text:p>199269.227205063</text:p>
          </table:table-cell>
          <table:table-cell table:formula="of:=INT([.$C$1]/[.G82])" office:value-type="float" office:value="160" calcext:value-type="float">
            <text:p>160</text:p>
          </table:table-cell>
          <table:table-cell table:formula="of:=[.$C$1]/[.H82]" office:value-type="float" office:value="200000" calcext:value-type="float">
            <text:p>200000</text:p>
          </table:table-cell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[.B82]+1" office:value-type="float" office:value="82" calcext:value-type="float">
            <text:p>82</text:p>
          </table:table-cell>
          <table:table-cell table:formula="of:=[.$C$1]/[.B83]" office:value-type="float" office:value="390243.902439024" calcext:value-type="float">
            <text:p>390243.902439024</text:p>
          </table:table-cell>
          <table:table-cell table:formula="of:=LOG([.C82])-LOG([.C83])" office:value-type="float" office:value="0.00532883350506719" calcext:value-type="float">
            <text:p>0.0053288335</text:p>
          </table:table-cell>
          <table:table-cell table:formula="of:=[.$E$1]/([.$F$1]^[.B83])" office:value-type="float" office:value="192830.613035798" calcext:value-type="float">
            <text:p>192830.613035798</text:p>
          </table:table-cell>
          <table:table-cell table:formula="of:=LOG([.E82])-LOG([.E83])" office:value-type="float" office:value="0.0142642546106178" calcext:value-type="float">
            <text:p>0.0142642546</text:p>
          </table:table-cell>
          <table:table-cell table:formula="of:=IF([.F83]&gt;[.D83];[.E83];[.C83])" office:value-type="float" office:value="192830.613035798" calcext:value-type="float">
            <text:p>192830.613035798</text:p>
          </table:table-cell>
          <table:table-cell table:formula="of:=INT([.$C$1]/[.G83])" office:value-type="float" office:value="165" calcext:value-type="float">
            <text:p>165</text:p>
          </table:table-cell>
          <table:table-cell table:formula="of:=[.$C$1]/[.H83]" office:value-type="float" office:value="193939.393939394" calcext:value-type="float">
            <text:p>193939.393939394</text:p>
          </table:table-cell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[.B83]+1" office:value-type="float" office:value="83" calcext:value-type="float">
            <text:p>83</text:p>
          </table:table-cell>
          <table:table-cell table:formula="of:=[.$C$1]/[.B84]" office:value-type="float" office:value="385542.168674699" calcext:value-type="float">
            <text:p>385542.168674699</text:p>
          </table:table-cell>
          <table:table-cell table:formula="of:=LOG([.C83])-LOG([.C84])" office:value-type="float" office:value="0.00526423999235703" calcext:value-type="float">
            <text:p>0.00526424</text:p>
          </table:table-cell>
          <table:table-cell table:formula="of:=[.$E$1]/([.$F$1]^[.B84])" office:value-type="float" office:value="186600.037774507" calcext:value-type="float">
            <text:p>186600.037774507</text:p>
          </table:table-cell>
          <table:table-cell table:formula="of:=LOG([.E83])-LOG([.E84])" office:value-type="float" office:value="0.0142642546106186" calcext:value-type="float">
            <text:p>0.0142642546</text:p>
          </table:table-cell>
          <table:table-cell table:formula="of:=IF([.F84]&gt;[.D84];[.E84];[.C84])" office:value-type="float" office:value="186600.037774507" calcext:value-type="float">
            <text:p>186600.037774507</text:p>
          </table:table-cell>
          <table:table-cell table:formula="of:=INT([.$C$1]/[.G84])" office:value-type="float" office:value="171" calcext:value-type="float">
            <text:p>171</text:p>
          </table:table-cell>
          <table:table-cell table:formula="of:=[.$C$1]/[.H84]" office:value-type="float" office:value="187134.502923977" calcext:value-type="float">
            <text:p>187134.502923977</text:p>
          </table:table-cell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[.B84]+1" office:value-type="float" office:value="84" calcext:value-type="float">
            <text:p>84</text:p>
          </table:table-cell>
          <table:table-cell table:formula="of:=[.$C$1]/[.B85]" office:value-type="float" office:value="380952.380952381" calcext:value-type="float">
            <text:p>380952.380952381</text:p>
          </table:table-cell>
          <table:table-cell table:formula="of:=LOG([.C84])-LOG([.C85])" office:value-type="float" office:value="0.0052011936858074" calcext:value-type="float">
            <text:p>0.0052011937</text:p>
          </table:table-cell>
          <table:table-cell table:formula="of:=[.$E$1]/([.$F$1]^[.B85])" office:value-type="float" office:value="180570.779448715" calcext:value-type="float">
            <text:p>180570.779448715</text:p>
          </table:table-cell>
          <table:table-cell table:formula="of:=LOG([.E84])-LOG([.E85])" office:value-type="float" office:value="0.0142642546106186" calcext:value-type="float">
            <text:p>0.0142642546</text:p>
          </table:table-cell>
          <table:table-cell table:formula="of:=IF([.F85]&gt;[.D85];[.E85];[.C85])" office:value-type="float" office:value="180570.779448715" calcext:value-type="float">
            <text:p>180570.779448715</text:p>
          </table:table-cell>
          <table:table-cell table:formula="of:=INT([.$C$1]/[.G85])" office:value-type="float" office:value="177" calcext:value-type="float">
            <text:p>177</text:p>
          </table:table-cell>
          <table:table-cell table:formula="of:=[.$C$1]/[.H85]" office:value-type="float" office:value="180790.960451977" calcext:value-type="float">
            <text:p>180790.960451977</text:p>
          </table:table-cell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[.B85]+1" office:value-type="float" office:value="85" calcext:value-type="float">
            <text:p>85</text:p>
          </table:table-cell>
          <table:table-cell table:formula="of:=[.$C$1]/[.B86]" office:value-type="float" office:value="376470.588235294" calcext:value-type="float">
            <text:p>376470.588235294</text:p>
          </table:table-cell>
          <table:table-cell table:formula="of:=LOG([.C85])-LOG([.C86])" office:value-type="float" office:value="0.00513963965241171" calcext:value-type="float">
            <text:p>0.0051396397</text:p>
          </table:table-cell>
          <table:table-cell table:formula="of:=[.$E$1]/([.$F$1]^[.B86])" office:value-type="float" office:value="174736.333280479" calcext:value-type="float">
            <text:p>174736.333280479</text:p>
          </table:table-cell>
          <table:table-cell table:formula="of:=LOG([.E85])-LOG([.E86])" office:value-type="float" office:value="0.0142642546106186" calcext:value-type="float">
            <text:p>0.0142642546</text:p>
          </table:table-cell>
          <table:table-cell table:formula="of:=IF([.F86]&gt;[.D86];[.E86];[.C86])" office:value-type="float" office:value="174736.333280479" calcext:value-type="float">
            <text:p>174736.333280479</text:p>
          </table:table-cell>
          <table:table-cell table:formula="of:=INT([.$C$1]/[.G86])" office:value-type="float" office:value="183" calcext:value-type="float">
            <text:p>183</text:p>
          </table:table-cell>
          <table:table-cell table:formula="of:=[.$C$1]/[.H86]" office:value-type="float" office:value="174863.387978142" calcext:value-type="float">
            <text:p>174863.387978142</text:p>
          </table:table-cell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[.B86]+1" office:value-type="float" office:value="86" calcext:value-type="float">
            <text:p>86</text:p>
          </table:table-cell>
          <table:table-cell table:formula="of:=[.$C$1]/[.B87]" office:value-type="float" office:value="372093.023255814" calcext:value-type="float">
            <text:p>372093.023255814</text:p>
          </table:table-cell>
          <table:table-cell table:formula="of:=LOG([.C86])-LOG([.C87])" office:value-type="float" office:value="0.0050795255292746" calcext:value-type="float">
            <text:p>0.0050795255</text:p>
          </table:table-cell>
          <table:table-cell table:formula="of:=[.$E$1]/([.$F$1]^[.B87])" office:value-type="float" office:value="169090.404668595" calcext:value-type="float">
            <text:p>169090.404668595</text:p>
          </table:table-cell>
          <table:table-cell table:formula="of:=LOG([.E86])-LOG([.E87])" office:value-type="float" office:value="0.0142642546106178" calcext:value-type="float">
            <text:p>0.0142642546</text:p>
          </table:table-cell>
          <table:table-cell table:formula="of:=IF([.F87]&gt;[.D87];[.E87];[.C87])" office:value-type="float" office:value="169090.404668595" calcext:value-type="float">
            <text:p>169090.404668595</text:p>
          </table:table-cell>
          <table:table-cell table:formula="of:=INT([.$C$1]/[.G87])" office:value-type="float" office:value="189" calcext:value-type="float">
            <text:p>189</text:p>
          </table:table-cell>
          <table:table-cell table:formula="of:=[.$C$1]/[.H87]" office:value-type="float" office:value="169312.169312169" calcext:value-type="float">
            <text:p>169312.169312169</text:p>
          </table:table-cell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[.B87]+1" office:value-type="float" office:value="87" calcext:value-type="float">
            <text:p>87</text:p>
          </table:table-cell>
          <table:table-cell table:formula="of:=[.$C$1]/[.B88]" office:value-type="float" office:value="367816.091954023" calcext:value-type="float">
            <text:p>367816.091954023</text:p>
          </table:table-cell>
          <table:table-cell table:formula="of:=LOG([.C87])-LOG([.C88])" office:value-type="float" office:value="0.00502080137505079" calcext:value-type="float">
            <text:p>0.0050208014</text:p>
          </table:table-cell>
          <table:table-cell table:formula="of:=[.$E$1]/([.$F$1]^[.B88])" office:value-type="float" office:value="163626.902397541" calcext:value-type="float">
            <text:p>163626.902397541</text:p>
          </table:table-cell>
          <table:table-cell table:formula="of:=LOG([.E87])-LOG([.E88])" office:value-type="float" office:value="0.0142642546106186" calcext:value-type="float">
            <text:p>0.0142642546</text:p>
          </table:table-cell>
          <table:table-cell table:formula="of:=IF([.F88]&gt;[.D88];[.E88];[.C88])" office:value-type="float" office:value="163626.902397541" calcext:value-type="float">
            <text:p>163626.902397541</text:p>
          </table:table-cell>
          <table:table-cell table:formula="of:=INT([.$C$1]/[.G88])" office:value-type="float" office:value="195" calcext:value-type="float">
            <text:p>195</text:p>
          </table:table-cell>
          <table:table-cell table:formula="of:=[.$C$1]/[.H88]" office:value-type="float" office:value="164102.564102564" calcext:value-type="float">
            <text:p>164102.564102564</text:p>
          </table:table-cell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[.B88]+1" office:value-type="float" office:value="88" calcext:value-type="float">
            <text:p>88</text:p>
          </table:table-cell>
          <table:table-cell table:formula="of:=[.$C$1]/[.B89]" office:value-type="float" office:value="363636.363636364" calcext:value-type="float">
            <text:p>363636.363636364</text:p>
          </table:table-cell>
          <table:table-cell table:formula="of:=LOG([.C88])-LOG([.C89])" office:value-type="float" office:value="0.00496341953155088" calcext:value-type="float">
            <text:p>0.0049634195</text:p>
          </table:table-cell>
          <table:table-cell table:formula="of:=[.$E$1]/([.$F$1]^[.B89])" office:value-type="float" office:value="158339.932065862" calcext:value-type="float">
            <text:p>158339.932065862</text:p>
          </table:table-cell>
          <table:table-cell table:formula="of:=LOG([.E88])-LOG([.E89])" office:value-type="float" office:value="0.0142642546106178" calcext:value-type="float">
            <text:p>0.0142642546</text:p>
          </table:table-cell>
          <table:table-cell table:formula="of:=IF([.F89]&gt;[.D89];[.E89];[.C89])" office:value-type="float" office:value="158339.932065862" calcext:value-type="float">
            <text:p>158339.932065862</text:p>
          </table:table-cell>
          <table:table-cell table:formula="of:=INT([.$C$1]/[.G89])" office:value-type="float" office:value="202" calcext:value-type="float">
            <text:p>202</text:p>
          </table:table-cell>
          <table:table-cell table:formula="of:=[.$C$1]/[.H89]" office:value-type="float" office:value="158415.841584158" calcext:value-type="float">
            <text:p>158415.841584158</text:p>
          </table:table-cell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[.B89]+1" office:value-type="float" office:value="89" calcext:value-type="float">
            <text:p>89</text:p>
          </table:table-cell>
          <table:table-cell table:formula="of:=[.$C$1]/[.B90]" office:value-type="float" office:value="359550.561797753" calcext:value-type="float">
            <text:p>359550.561797753</text:p>
          </table:table-cell>
          <table:table-cell table:formula="of:=LOG([.C89])-LOG([.C90])" office:value-type="float" office:value="0.00490733449474323" calcext:value-type="float">
            <text:p>0.0049073345</text:p>
          </table:table-cell>
          <table:table-cell table:formula="of:=[.$E$1]/([.$F$1]^[.B90])" office:value-type="float" office:value="153223.789726881" calcext:value-type="float">
            <text:p>153223.789726881</text:p>
          </table:table-cell>
          <table:table-cell table:formula="of:=LOG([.E89])-LOG([.E90])" office:value-type="float" office:value="0.0142642546106186" calcext:value-type="float">
            <text:p>0.0142642546</text:p>
          </table:table-cell>
          <table:table-cell table:formula="of:=IF([.F90]&gt;[.D90];[.E90];[.C90])" office:value-type="float" office:value="153223.789726881" calcext:value-type="float">
            <text:p>153223.789726881</text:p>
          </table:table-cell>
          <table:table-cell table:formula="of:=INT([.$C$1]/[.G90])" office:value-type="float" office:value="208" calcext:value-type="float">
            <text:p>208</text:p>
          </table:table-cell>
          <table:table-cell table:formula="of:=[.$C$1]/[.H90]" office:value-type="float" office:value="153846.153846154" calcext:value-type="float">
            <text:p>153846.153846154</text:p>
          </table:table-cell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[.B90]+1" office:value-type="float" office:value="90" calcext:value-type="float">
            <text:p>90</text:p>
          </table:table-cell>
          <table:table-cell table:formula="of:=[.$C$1]/[.B91]" office:value-type="float" office:value="355555.555555556" calcext:value-type="float">
            <text:p>355555.555555556</text:p>
          </table:table-cell>
          <table:table-cell table:formula="of:=LOG([.C90])-LOG([.C91])" office:value-type="float" office:value="0.00485250279441285" calcext:value-type="float">
            <text:p>0.0048525028</text:p>
          </table:table-cell>
          <table:table-cell table:formula="of:=[.$E$1]/([.$F$1]^[.B91])" office:value-type="float" office:value="148272.955734893" calcext:value-type="float">
            <text:p>148272.955734893</text:p>
          </table:table-cell>
          <table:table-cell table:formula="of:=LOG([.E90])-LOG([.E91])" office:value-type="float" office:value="0.0142642546106178" calcext:value-type="float">
            <text:p>0.0142642546</text:p>
          </table:table-cell>
          <table:table-cell table:formula="of:=IF([.F91]&gt;[.D91];[.E91];[.C91])" office:value-type="float" office:value="148272.955734893" calcext:value-type="float">
            <text:p>148272.955734893</text:p>
          </table:table-cell>
          <table:table-cell table:formula="of:=INT([.$C$1]/[.G91])" office:value-type="float" office:value="215" calcext:value-type="float">
            <text:p>215</text:p>
          </table:table-cell>
          <table:table-cell table:formula="of:=[.$C$1]/[.H91]" office:value-type="float" office:value="148837.209302326" calcext:value-type="float">
            <text:p>148837.209302326</text:p>
          </table:table-cell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[.B91]+1" office:value-type="float" office:value="91" calcext:value-type="float">
            <text:p>91</text:p>
          </table:table-cell>
          <table:table-cell table:formula="of:=[.$C$1]/[.B92]" office:value-type="float" office:value="351648.351648352" calcext:value-type="float">
            <text:p>351648.351648352</text:p>
          </table:table-cell>
          <table:table-cell table:formula="of:=LOG([.C91])-LOG([.C92])" office:value-type="float" office:value="0.00479888288176777" calcext:value-type="float">
            <text:p>0.0047988829</text:p>
          </table:table-cell>
          <table:table-cell table:formula="of:=[.$E$1]/([.$F$1]^[.B92])" office:value-type="float" office:value="143482.088790189" calcext:value-type="float">
            <text:p>143482.088790189</text:p>
          </table:table-cell>
          <table:table-cell table:formula="of:=LOG([.E91])-LOG([.E92])" office:value-type="float" office:value="0.0142642546106186" calcext:value-type="float">
            <text:p>0.0142642546</text:p>
          </table:table-cell>
          <table:table-cell table:formula="of:=IF([.F92]&gt;[.D92];[.E92];[.C92])" office:value-type="float" office:value="143482.088790189" calcext:value-type="float">
            <text:p>143482.088790189</text:p>
          </table:table-cell>
          <table:table-cell table:formula="of:=INT([.$C$1]/[.G92])" office:value-type="float" office:value="223" calcext:value-type="float">
            <text:p>223</text:p>
          </table:table-cell>
          <table:table-cell table:formula="of:=[.$C$1]/[.H92]" office:value-type="float" office:value="143497.757847534" calcext:value-type="float">
            <text:p>143497.757847534</text:p>
          </table:table-cell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[.B92]+1" office:value-type="float" office:value="92" calcext:value-type="float">
            <text:p>92</text:p>
          </table:table-cell>
          <table:table-cell table:formula="of:=[.$C$1]/[.B93]" office:value-type="float" office:value="347826.086956522" calcext:value-type="float">
            <text:p>347826.086956522</text:p>
          </table:table-cell>
          <table:table-cell table:formula="of:=LOG([.C92])-LOG([.C93])" office:value-type="float" office:value="0.00474643502446259" calcext:value-type="float">
            <text:p>0.004746435</text:p>
          </table:table-cell>
          <table:table-cell table:formula="of:=[.$E$1]/([.$F$1]^[.B93])" office:value-type="float" office:value="138846.020176496" calcext:value-type="float">
            <text:p>138846.020176496</text:p>
          </table:table-cell>
          <table:table-cell table:formula="of:=LOG([.E92])-LOG([.E93])" office:value-type="float" office:value="0.0142642546106178" calcext:value-type="float">
            <text:p>0.0142642546</text:p>
          </table:table-cell>
          <table:table-cell table:formula="of:=IF([.F93]&gt;[.D93];[.E93];[.C93])" office:value-type="float" office:value="138846.020176496" calcext:value-type="float">
            <text:p>138846.020176496</text:p>
          </table:table-cell>
          <table:table-cell table:formula="of:=INT([.$C$1]/[.G93])" office:value-type="float" office:value="230" calcext:value-type="float">
            <text:p>230</text:p>
          </table:table-cell>
          <table:table-cell table:formula="of:=[.$C$1]/[.H93]" office:value-type="float" office:value="139130.434782609" calcext:value-type="float">
            <text:p>139130.434782609</text:p>
          </table:table-cell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[.B93]+1" office:value-type="float" office:value="93" calcext:value-type="float">
            <text:p>93</text:p>
          </table:table-cell>
          <table:table-cell table:formula="of:=[.$C$1]/[.B94]" office:value-type="float" office:value="344086.021505376" calcext:value-type="float">
            <text:p>344086.021505376</text:p>
          </table:table-cell>
          <table:table-cell table:formula="of:=LOG([.C93])-LOG([.C94])" office:value-type="float" office:value="0.00469512120837923" calcext:value-type="float">
            <text:p>0.0046951212</text:p>
          </table:table-cell>
          <table:table-cell table:formula="of:=[.$E$1]/([.$F$1]^[.B94])" office:value-type="float" office:value="134359.748184611" calcext:value-type="float">
            <text:p>134359.748184611</text:p>
          </table:table-cell>
          <table:table-cell table:formula="of:=LOG([.E93])-LOG([.E94])" office:value-type="float" office:value="0.0142642546106186" calcext:value-type="float">
            <text:p>0.0142642546</text:p>
          </table:table-cell>
          <table:table-cell table:formula="of:=IF([.F94]&gt;[.D94];[.E94];[.C94])" office:value-type="float" office:value="134359.748184611" calcext:value-type="float">
            <text:p>134359.748184611</text:p>
          </table:table-cell>
          <table:table-cell table:formula="of:=INT([.$C$1]/[.G94])" office:value-type="float" office:value="238" calcext:value-type="float">
            <text:p>238</text:p>
          </table:table-cell>
          <table:table-cell table:formula="of:=[.$C$1]/[.H94]" office:value-type="float" office:value="134453.781512605" calcext:value-type="float">
            <text:p>134453.781512605</text:p>
          </table:table-cell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[.B94]+1" office:value-type="float" office:value="94" calcext:value-type="float">
            <text:p>94</text:p>
          </table:table-cell>
          <table:table-cell table:formula="of:=[.$C$1]/[.B95]" office:value-type="float" office:value="340425.531914894" calcext:value-type="float">
            <text:p>340425.531914894</text:p>
          </table:table-cell>
          <table:table-cell table:formula="of:=LOG([.C94])-LOG([.C95])" office:value-type="float" office:value="0.00464490504576443" calcext:value-type="float">
            <text:p>0.004644905</text:p>
          </table:table-cell>
          <table:table-cell table:formula="of:=[.$E$1]/([.$F$1]^[.B95])" office:value-type="float" office:value="130018.432716217" calcext:value-type="float">
            <text:p>130018.432716217</text:p>
          </table:table-cell>
          <table:table-cell table:formula="of:=LOG([.E94])-LOG([.E95])" office:value-type="float" office:value="0.0142642546106186" calcext:value-type="float">
            <text:p>0.0142642546</text:p>
          </table:table-cell>
          <table:table-cell table:formula="of:=IF([.F95]&gt;[.D95];[.E95];[.C95])" office:value-type="float" office:value="130018.432716217" calcext:value-type="float">
            <text:p>130018.432716217</text:p>
          </table:table-cell>
          <table:table-cell table:formula="of:=INT([.$C$1]/[.G95])" office:value-type="float" office:value="246" calcext:value-type="float">
            <text:p>246</text:p>
          </table:table-cell>
          <table:table-cell table:formula="of:=[.$C$1]/[.H95]" office:value-type="float" office:value="130081.300813008" calcext:value-type="float">
            <text:p>130081.300813008</text:p>
          </table:table-cell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[.B95]+1" office:value-type="float" office:value="95" calcext:value-type="float">
            <text:p>95</text:p>
          </table:table-cell>
          <table:table-cell table:formula="of:=[.$C$1]/[.B96]" office:value-type="float" office:value="336842.105263158" calcext:value-type="float">
            <text:p>336842.105263158</text:p>
          </table:table-cell>
          <table:table-cell table:formula="of:=LOG([.C95])-LOG([.C96])" office:value-type="float" office:value="0.00459575168914839" calcext:value-type="float">
            <text:p>0.0045957517</text:p>
          </table:table-cell>
          <table:table-cell table:formula="of:=[.$E$1]/([.$F$1]^[.B96])" office:value-type="float" office:value="125817.390062045" calcext:value-type="float">
            <text:p>125817.390062045</text:p>
          </table:table-cell>
          <table:table-cell table:formula="of:=LOG([.E95])-LOG([.E96])" office:value-type="float" office:value="0.0142642546106178" calcext:value-type="float">
            <text:p>0.0142642546</text:p>
          </table:table-cell>
          <table:table-cell table:formula="of:=IF([.F96]&gt;[.D96];[.E96];[.C96])" office:value-type="float" office:value="125817.390062045" calcext:value-type="float">
            <text:p>125817.390062045</text:p>
          </table:table-cell>
          <table:table-cell table:formula="of:=INT([.$C$1]/[.G96])" office:value-type="float" office:value="254" calcext:value-type="float">
            <text:p>254</text:p>
          </table:table-cell>
          <table:table-cell table:formula="of:=[.$C$1]/[.H96]" office:value-type="float" office:value="125984.251968504" calcext:value-type="float">
            <text:p>125984.251968504</text:p>
          </table:table-cell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[.B96]+1" office:value-type="float" office:value="96" calcext:value-type="float">
            <text:p>96</text:p>
          </table:table-cell>
          <table:table-cell table:formula="of:=[.$C$1]/[.B97]" office:value-type="float" office:value="333333.333333333" calcext:value-type="float">
            <text:p>333333.333333333</text:p>
          </table:table-cell>
          <table:table-cell table:formula="of:=LOG([.C96])-LOG([.C97])" office:value-type="float" office:value="0.00454762775072037" calcext:value-type="float">
            <text:p>0.0045476278</text:p>
          </table:table-cell>
          <table:table-cell table:formula="of:=[.$E$1]/([.$F$1]^[.B97])" office:value-type="float" office:value="121752.087848775" calcext:value-type="float">
            <text:p>121752.087848775</text:p>
          </table:table-cell>
          <table:table-cell table:formula="of:=LOG([.E96])-LOG([.E97])" office:value-type="float" office:value="0.0142642546106186" calcext:value-type="float">
            <text:p>0.0142642546</text:p>
          </table:table-cell>
          <table:table-cell table:formula="of:=IF([.F97]&gt;[.D97];[.E97];[.C97])" office:value-type="float" office:value="121752.087848775" calcext:value-type="float">
            <text:p>121752.087848775</text:p>
          </table:table-cell>
          <table:table-cell table:formula="of:=INT([.$C$1]/[.G97])" office:value-type="float" office:value="262" calcext:value-type="float">
            <text:p>262</text:p>
          </table:table-cell>
          <table:table-cell table:formula="of:=[.$C$1]/[.H97]" office:value-type="float" office:value="122137.404580153" calcext:value-type="float">
            <text:p>122137.404580153</text:p>
          </table:table-cell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[.B97]+1" office:value-type="float" office:value="97" calcext:value-type="float">
            <text:p>97</text:p>
          </table:table-cell>
          <table:table-cell table:formula="of:=[.$C$1]/[.B98]" office:value-type="float" office:value="329896.907216495" calcext:value-type="float">
            <text:p>329896.907216495</text:p>
          </table:table-cell>
          <table:table-cell table:formula="of:=LOG([.C97])-LOG([.C98])" office:value-type="float" office:value="0.00450050122667722" calcext:value-type="float">
            <text:p>0.0045005012</text:p>
          </table:table-cell>
          <table:table-cell table:formula="of:=[.$E$1]/([.$F$1]^[.B98])" office:value-type="float" office:value="117818.140149193" calcext:value-type="float">
            <text:p>117818.140149193</text:p>
          </table:table-cell>
          <table:table-cell table:formula="of:=LOG([.E97])-LOG([.E98])" office:value-type="float" office:value="0.0142642546106178" calcext:value-type="float">
            <text:p>0.0142642546</text:p>
          </table:table-cell>
          <table:table-cell table:formula="of:=IF([.F98]&gt;[.D98];[.E98];[.C98])" office:value-type="float" office:value="117818.140149193" calcext:value-type="float">
            <text:p>117818.140149193</text:p>
          </table:table-cell>
          <table:table-cell table:formula="of:=INT([.$C$1]/[.G98])" office:value-type="float" office:value="271" calcext:value-type="float">
            <text:p>271</text:p>
          </table:table-cell>
          <table:table-cell table:formula="of:=[.$C$1]/[.H98]" office:value-type="float" office:value="118081.180811808" calcext:value-type="float">
            <text:p>118081.180811808</text:p>
          </table:table-cell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[.B98]+1" office:value-type="float" office:value="98" calcext:value-type="float">
            <text:p>98</text:p>
          </table:table-cell>
          <table:table-cell table:formula="of:=[.$C$1]/[.B99]" office:value-type="float" office:value="326530.612244898" calcext:value-type="float">
            <text:p>326530.612244898</text:p>
          </table:table-cell>
          <table:table-cell table:formula="of:=LOG([.C98])-LOG([.C99])" office:value-type="float" office:value="0.0044543414262499" calcext:value-type="float">
            <text:p>0.0044543414</text:p>
          </table:table-cell>
          <table:table-cell table:formula="of:=[.$E$1]/([.$F$1]^[.B99])" office:value-type="float" office:value="114011.302750359" calcext:value-type="float">
            <text:p>114011.302750359</text:p>
          </table:table-cell>
          <table:table-cell table:formula="of:=LOG([.E98])-LOG([.E99])" office:value-type="float" office:value="0.0142642546106186" calcext:value-type="float">
            <text:p>0.0142642546</text:p>
          </table:table-cell>
          <table:table-cell table:formula="of:=IF([.F99]&gt;[.D99];[.E99];[.C99])" office:value-type="float" office:value="114011.302750359" calcext:value-type="float">
            <text:p>114011.302750359</text:p>
          </table:table-cell>
          <table:table-cell table:formula="of:=INT([.$C$1]/[.G99])" office:value-type="float" office:value="280" calcext:value-type="float">
            <text:p>280</text:p>
          </table:table-cell>
          <table:table-cell table:formula="of:=[.$C$1]/[.H99]" office:value-type="float" office:value="114285.714285714" calcext:value-type="float">
            <text:p>114285.714285714</text:p>
          </table:table-cell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[.B99]+1" office:value-type="float" office:value="99" calcext:value-type="float">
            <text:p>99</text:p>
          </table:table-cell>
          <table:table-cell table:formula="of:=[.$C$1]/[.B100]" office:value-type="float" office:value="323232.323232323" calcext:value-type="float">
            <text:p>323232.323232323</text:p>
          </table:table-cell>
          <table:table-cell table:formula="of:=LOG([.C99])-LOG([.C100])" office:value-type="float" office:value="0.00440911890505546" calcext:value-type="float">
            <text:p>0.0044091189</text:p>
          </table:table-cell>
          <table:table-cell table:formula="of:=[.$E$1]/([.$F$1]^[.B100])" office:value-type="float" office:value="110327.468574651" calcext:value-type="float">
            <text:p>110327.468574651</text:p>
          </table:table-cell>
          <table:table-cell table:formula="of:=LOG([.E99])-LOG([.E100])" office:value-type="float" office:value="0.0142642546106178" calcext:value-type="float">
            <text:p>0.0142642546</text:p>
          </table:table-cell>
          <table:table-cell table:formula="of:=IF([.F100]&gt;[.D100];[.E100];[.C100])" office:value-type="float" office:value="110327.468574651" calcext:value-type="float">
            <text:p>110327.468574651</text:p>
          </table:table-cell>
          <table:table-cell table:formula="of:=INT([.$C$1]/[.G100])" office:value-type="float" office:value="290" calcext:value-type="float">
            <text:p>290</text:p>
          </table:table-cell>
          <table:table-cell table:formula="of:=[.$C$1]/[.H100]" office:value-type="float" office:value="110344.827586207" calcext:value-type="float">
            <text:p>110344.827586207</text:p>
          </table:table-cell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[.B100]+1" office:value-type="float" office:value="100" calcext:value-type="float">
            <text:p>100</text:p>
          </table:table-cell>
          <table:table-cell table:formula="of:=[.$C$1]/[.B101]" office:value-type="float" office:value="320000" calcext:value-type="float">
            <text:p>320000</text:p>
          </table:table-cell>
          <table:table-cell table:formula="of:=LOG([.C100])-LOG([.C101])" office:value-type="float" office:value="0.00436480540244943" calcext:value-type="float">
            <text:p>0.0043648054</text:p>
          </table:table-cell>
          <table:table-cell table:formula="of:=[.$E$1]/([.$F$1]^[.B101])" office:value-type="float" office:value="106762.663248774" calcext:value-type="float">
            <text:p>106762.663248774</text:p>
          </table:table-cell>
          <table:table-cell table:formula="of:=LOG([.E100])-LOG([.E101])" office:value-type="float" office:value="0.0142642546106186" calcext:value-type="float">
            <text:p>0.0142642546</text:p>
          </table:table-cell>
          <table:table-cell table:formula="of:=IF([.F101]&gt;[.D101];[.E101];[.C101])" office:value-type="float" office:value="106762.663248774" calcext:value-type="float">
            <text:p>106762.663248774</text:p>
          </table:table-cell>
          <table:table-cell table:formula="of:=INT([.$C$1]/[.G101])" office:value-type="float" office:value="299" calcext:value-type="float">
            <text:p>299</text:p>
          </table:table-cell>
          <table:table-cell table:formula="of:=[.$C$1]/[.H101]" office:value-type="float" office:value="107023.411371237" calcext:value-type="float">
            <text:p>107023.411371237</text:p>
          </table:table-cell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[.B101]+1" office:value-type="float" office:value="101" calcext:value-type="float">
            <text:p>101</text:p>
          </table:table-cell>
          <table:table-cell table:formula="of:=[.$C$1]/[.B102]" office:value-type="float" office:value="316831.683168317" calcext:value-type="float">
            <text:p>316831.683168317</text:p>
          </table:table-cell>
          <table:table-cell table:formula="of:=LOG([.C101])-LOG([.C102])" office:value-type="float" office:value="0.00432137378264219" calcext:value-type="float">
            <text:p>0.0043213738</text:p>
          </table:table-cell>
          <table:table-cell table:formula="of:=[.$E$1]/([.$F$1]^[.B102])" office:value-type="float" office:value="103313.040815931" calcext:value-type="float">
            <text:p>103313.040815931</text:p>
          </table:table-cell>
          <table:table-cell table:formula="of:=LOG([.E101])-LOG([.E102])" office:value-type="float" office:value="0.0142642546106186" calcext:value-type="float">
            <text:p>0.0142642546</text:p>
          </table:table-cell>
          <table:table-cell table:formula="of:=IF([.F102]&gt;[.D102];[.E102];[.C102])" office:value-type="float" office:value="103313.040815931" calcext:value-type="float">
            <text:p>103313.040815931</text:p>
          </table:table-cell>
          <table:table-cell table:formula="of:=INT([.$C$1]/[.G102])" office:value-type="float" office:value="309" calcext:value-type="float">
            <text:p>309</text:p>
          </table:table-cell>
          <table:table-cell table:formula="of:=[.$C$1]/[.H102]" office:value-type="float" office:value="103559.870550162" calcext:value-type="float">
            <text:p>103559.870550162</text:p>
          </table:table-cell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[.B102]+1" office:value-type="float" office:value="102" calcext:value-type="float">
            <text:p>102</text:p>
          </table:table-cell>
          <table:table-cell table:formula="of:=[.$C$1]/[.B103]" office:value-type="float" office:value="313725.490196078" calcext:value-type="float">
            <text:p>313725.490196078</text:p>
          </table:table-cell>
          <table:table-cell table:formula="of:=LOG([.C102])-LOG([.C103])" office:value-type="float" office:value="0.00427879797927577" calcext:value-type="float">
            <text:p>0.004278798</text:p>
          </table:table-cell>
          <table:table-cell table:formula="of:=[.$E$1]/([.$F$1]^[.B103])" office:value-type="float" office:value="99974.8795865361" calcext:value-type="float">
            <text:p>99974.8795865361</text:p>
          </table:table-cell>
          <table:table-cell table:formula="of:=LOG([.E102])-LOG([.E103])" office:value-type="float" office:value="0.0142642546106186" calcext:value-type="float">
            <text:p>0.0142642546</text:p>
          </table:table-cell>
          <table:table-cell table:formula="of:=IF([.F103]&gt;[.D103];[.E103];[.C103])" office:value-type="float" office:value="99974.8795865361" calcext:value-type="float">
            <text:p>99974.8795865361</text:p>
          </table:table-cell>
          <table:table-cell table:formula="of:=INT([.$C$1]/[.G103])" office:value-type="float" office:value="320" calcext:value-type="float">
            <text:p>320</text:p>
          </table:table-cell>
          <table:table-cell table:formula="of:=[.$C$1]/[.H103]" office:value-type="float" office:value="100000" calcext:value-type="float">
            <text:p>100000</text:p>
          </table:table-cell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[.B103]+1" office:value-type="float" office:value="103" calcext:value-type="float">
            <text:p>103</text:p>
          </table:table-cell>
          <table:table-cell table:formula="of:=[.$C$1]/[.B104]" office:value-type="float" office:value="310679.611650485" calcext:value-type="float">
            <text:p>310679.611650485</text:p>
          </table:table-cell>
          <table:table-cell table:formula="of:=LOG([.C103])-LOG([.C104])" office:value-type="float" office:value="0.00423705294325405" calcext:value-type="float">
            <text:p>0.0042370529</text:p>
          </table:table-cell>
          <table:table-cell table:formula="of:=[.$E$1]/([.$F$1]^[.B104])" office:value-type="float" office:value="96744.5781230088" calcext:value-type="float">
            <text:p>96744.5781230088</text:p>
          </table:table-cell>
          <table:table-cell table:formula="of:=LOG([.E103])-LOG([.E104])" office:value-type="float" office:value="0.0142642546106178" calcext:value-type="float">
            <text:p>0.0142642546</text:p>
          </table:table-cell>
          <table:table-cell table:formula="of:=IF([.F104]&gt;[.D104];[.E104];[.C104])" office:value-type="float" office:value="96744.5781230088" calcext:value-type="float">
            <text:p>96744.5781230088</text:p>
          </table:table-cell>
          <table:table-cell table:formula="of:=INT([.$C$1]/[.G104])" office:value-type="float" office:value="330" calcext:value-type="float">
            <text:p>330</text:p>
          </table:table-cell>
          <table:table-cell table:formula="of:=[.$C$1]/[.H104]" office:value-type="float" office:value="96969.696969697" calcext:value-type="float">
            <text:p>96969.696969697</text:p>
          </table:table-cell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[.B104]+1" office:value-type="float" office:value="104" calcext:value-type="float">
            <text:p>104</text:p>
          </table:table-cell>
          <table:table-cell table:formula="of:=[.$C$1]/[.B105]" office:value-type="float" office:value="307692.307692308" calcext:value-type="float">
            <text:p>307692.307692308</text:p>
          </table:table-cell>
          <table:table-cell table:formula="of:=LOG([.C104])-LOG([.C105])" office:value-type="float" office:value="0.0041961145936078" calcext:value-type="float">
            <text:p>0.0041961146</text:p>
          </table:table-cell>
          <table:table-cell table:formula="of:=[.$E$1]/([.$F$1]^[.B105])" office:value-type="float" office:value="93618.6513542891" calcext:value-type="float">
            <text:p>93618.6513542891</text:p>
          </table:table-cell>
          <table:table-cell table:formula="of:=LOG([.E104])-LOG([.E105])" office:value-type="float" office:value="0.0142642546106186" calcext:value-type="float">
            <text:p>0.0142642546</text:p>
          </table:table-cell>
          <table:table-cell table:formula="of:=IF([.F105]&gt;[.D105];[.E105];[.C105])" office:value-type="float" office:value="93618.6513542891" calcext:value-type="float">
            <text:p>93618.6513542891</text:p>
          </table:table-cell>
          <table:table-cell table:formula="of:=INT([.$C$1]/[.G105])" office:value-type="float" office:value="341" calcext:value-type="float">
            <text:p>341</text:p>
          </table:table-cell>
          <table:table-cell table:formula="of:=[.$C$1]/[.H105]" office:value-type="float" office:value="93841.642228739" calcext:value-type="float">
            <text:p>93841.642228739</text:p>
          </table:table-cell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[.B105]+1" office:value-type="float" office:value="105" calcext:value-type="float">
            <text:p>105</text:p>
          </table:table-cell>
          <table:table-cell table:formula="of:=[.$C$1]/[.B106]" office:value-type="float" office:value="304761.904761905" calcext:value-type="float">
            <text:p>304761.904761905</text:p>
          </table:table-cell>
          <table:table-cell table:formula="of:=LOG([.C105])-LOG([.C106])" office:value-type="float" office:value="0.00415595977115846" calcext:value-type="float">
            <text:p>0.0041559598</text:p>
          </table:table-cell>
          <table:table-cell table:formula="of:=[.$E$1]/([.$F$1]^[.B106])" office:value-type="float" office:value="90593.726815906" calcext:value-type="float">
            <text:p>90593.726815906</text:p>
          </table:table-cell>
          <table:table-cell table:formula="of:=LOG([.E105])-LOG([.E106])" office:value-type="float" office:value="0.0142642546106178" calcext:value-type="float">
            <text:p>0.0142642546</text:p>
          </table:table-cell>
          <table:table-cell table:formula="of:=IF([.F106]&gt;[.D106];[.E106];[.C106])" office:value-type="float" office:value="90593.726815906" calcext:value-type="float">
            <text:p>90593.726815906</text:p>
          </table:table-cell>
          <table:table-cell table:formula="of:=INT([.$C$1]/[.G106])" office:value-type="float" office:value="353" calcext:value-type="float">
            <text:p>353</text:p>
          </table:table-cell>
          <table:table-cell table:formula="of:=[.$C$1]/[.H106]" office:value-type="float" office:value="90651.5580736544" calcext:value-type="float">
            <text:p>90651.5580736544</text:p>
          </table:table-cell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[.B106]+1" office:value-type="float" office:value="106" calcext:value-type="float">
            <text:p>106</text:p>
          </table:table-cell>
          <table:table-cell table:formula="of:=[.$C$1]/[.B107]" office:value-type="float" office:value="301886.79245283" calcext:value-type="float">
            <text:p>301886.79245283</text:p>
          </table:table-cell>
          <table:table-cell table:formula="of:=LOG([.C106])-LOG([.C107])" office:value-type="float" office:value="0.00411656619483214" calcext:value-type="float">
            <text:p>0.0041165662</text:p>
          </table:table-cell>
          <table:table-cell table:formula="of:=[.$E$1]/([.$F$1]^[.B107])" office:value-type="float" office:value="87666.541011531" calcext:value-type="float">
            <text:p>87666.541011531</text:p>
          </table:table-cell>
          <table:table-cell table:formula="of:=LOG([.E106])-LOG([.E107])" office:value-type="float" office:value="0.0142642546106186" calcext:value-type="float">
            <text:p>0.0142642546</text:p>
          </table:table-cell>
          <table:table-cell table:formula="of:=IF([.F107]&gt;[.D107];[.E107];[.C107])" office:value-type="float" office:value="87666.541011531" calcext:value-type="float">
            <text:p>87666.541011531</text:p>
          </table:table-cell>
          <table:table-cell table:formula="of:=INT([.$C$1]/[.G107])" office:value-type="float" office:value="365" calcext:value-type="float">
            <text:p>365</text:p>
          </table:table-cell>
          <table:table-cell table:formula="of:=[.$C$1]/[.H107]" office:value-type="float" office:value="87671.2328767123" calcext:value-type="float">
            <text:p>87671.2328767123</text:p>
          </table:table-cell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[.B107]+1" office:value-type="float" office:value="107" calcext:value-type="float">
            <text:p>107</text:p>
          </table:table-cell>
          <table:table-cell table:formula="of:=[.$C$1]/[.B108]" office:value-type="float" office:value="299065.420560748" calcext:value-type="float">
            <text:p>299065.420560748</text:p>
          </table:table-cell>
          <table:table-cell table:formula="of:=LOG([.C107])-LOG([.C108])" office:value-type="float" office:value="0.00407791242043931" calcext:value-type="float">
            <text:p>0.0040779124</text:p>
          </table:table-cell>
          <table:table-cell table:formula="of:=[.$E$1]/([.$F$1]^[.B108])" office:value-type="float" office:value="84833.935892094" calcext:value-type="float">
            <text:p>84833.935892094</text:p>
          </table:table-cell>
          <table:table-cell table:formula="of:=LOG([.E107])-LOG([.E108])" office:value-type="float" office:value="0.0142642546106178" calcext:value-type="float">
            <text:p>0.0142642546</text:p>
          </table:table-cell>
          <table:table-cell table:formula="of:=IF([.F108]&gt;[.D108];[.E108];[.C108])" office:value-type="float" office:value="84833.935892094" calcext:value-type="float">
            <text:p>84833.935892094</text:p>
          </table:table-cell>
          <table:table-cell table:formula="of:=INT([.$C$1]/[.G108])" office:value-type="float" office:value="377" calcext:value-type="float">
            <text:p>377</text:p>
          </table:table-cell>
          <table:table-cell table:formula="of:=[.$C$1]/[.H108]" office:value-type="float" office:value="84880.6366047745" calcext:value-type="float">
            <text:p>84880.6366047745</text:p>
          </table:table-cell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[.B108]+1" office:value-type="float" office:value="108" calcext:value-type="float">
            <text:p>108</text:p>
          </table:table-cell>
          <table:table-cell table:formula="of:=[.$C$1]/[.B109]" office:value-type="float" office:value="296296.296296296" calcext:value-type="float">
            <text:p>296296.296296296</text:p>
          </table:table-cell>
          <table:table-cell table:formula="of:=LOG([.C108])-LOG([.C109])" office:value-type="float" office:value="0.0040399778017397" calcext:value-type="float">
            <text:p>0.0040399778</text:p>
          </table:table-cell>
          <table:table-cell table:formula="of:=[.$E$1]/([.$F$1]^[.B109])" office:value-type="float" office:value="82092.8554486631" calcext:value-type="float">
            <text:p>82092.8554486631</text:p>
          </table:table-cell>
          <table:table-cell table:formula="of:=LOG([.E108])-LOG([.E109])" office:value-type="float" office:value="0.0142642546106186" calcext:value-type="float">
            <text:p>0.0142642546</text:p>
          </table:table-cell>
          <table:table-cell table:formula="of:=IF([.F109]&gt;[.D109];[.E109];[.C109])" office:value-type="float" office:value="82092.8554486631" calcext:value-type="float">
            <text:p>82092.8554486631</text:p>
          </table:table-cell>
          <table:table-cell table:formula="of:=INT([.$C$1]/[.G109])" office:value-type="float" office:value="389" calcext:value-type="float">
            <text:p>389</text:p>
          </table:table-cell>
          <table:table-cell table:formula="of:=[.$C$1]/[.H109]" office:value-type="float" office:value="82262.2107969152" calcext:value-type="float">
            <text:p>82262.2107969152</text:p>
          </table:table-cell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[.B109]+1" office:value-type="float" office:value="109" calcext:value-type="float">
            <text:p>109</text:p>
          </table:table-cell>
          <table:table-cell table:formula="of:=[.$C$1]/[.B110]" office:value-type="float" office:value="293577.981651376" calcext:value-type="float">
            <text:p>293577.981651376</text:p>
          </table:table-cell>
          <table:table-cell table:formula="of:=LOG([.C109])-LOG([.C110])" office:value-type="float" office:value="0.00400274245367438" calcext:value-type="float">
            <text:p>0.0040027425</text:p>
          </table:table-cell>
          <table:table-cell table:formula="of:=[.$E$1]/([.$F$1]^[.B110])" office:value-type="float" office:value="79440.3424154125" calcext:value-type="float">
            <text:p>79440.3424154125</text:p>
          </table:table-cell>
          <table:table-cell table:formula="of:=LOG([.E109])-LOG([.E110])" office:value-type="float" office:value="0.0142642546106178" calcext:value-type="float">
            <text:p>0.0142642546</text:p>
          </table:table-cell>
          <table:table-cell table:formula="of:=IF([.F110]&gt;[.D110];[.E110];[.C110])" office:value-type="float" office:value="79440.3424154125" calcext:value-type="float">
            <text:p>79440.3424154125</text:p>
          </table:table-cell>
          <table:table-cell table:formula="of:=INT([.$C$1]/[.G110])" office:value-type="float" office:value="402" calcext:value-type="float">
            <text:p>402</text:p>
          </table:table-cell>
          <table:table-cell table:formula="of:=[.$C$1]/[.H110]" office:value-type="float" office:value="79601.9900497512" calcext:value-type="float">
            <text:p>79601.9900497512</text:p>
          </table:table-cell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[.B110]+1" office:value-type="float" office:value="110" calcext:value-type="float">
            <text:p>110</text:p>
          </table:table-cell>
          <table:table-cell table:formula="of:=[.$C$1]/[.B111]" office:value-type="float" office:value="290909.090909091" calcext:value-type="float">
            <text:p>290909.090909091</text:p>
          </table:table-cell>
          <table:table-cell table:formula="of:=LOG([.C110])-LOG([.C111])" office:value-type="float" office:value="0.00396618721760067" calcext:value-type="float">
            <text:p>0.0039661872</text:p>
          </table:table-cell>
          <table:table-cell table:formula="of:=[.$E$1]/([.$F$1]^[.B111])" office:value-type="float" office:value="76873.5350791206" calcext:value-type="float">
            <text:p>76873.5350791206</text:p>
          </table:table-cell>
          <table:table-cell table:formula="of:=LOG([.E110])-LOG([.E111])" office:value-type="float" office:value="0.0142642546106195" calcext:value-type="float">
            <text:p>0.0142642546</text:p>
          </table:table-cell>
          <table:table-cell table:formula="of:=IF([.F111]&gt;[.D111];[.E111];[.C111])" office:value-type="float" office:value="76873.5350791206" calcext:value-type="float">
            <text:p>76873.5350791206</text:p>
          </table:table-cell>
          <table:table-cell table:formula="of:=INT([.$C$1]/[.G111])" office:value-type="float" office:value="416" calcext:value-type="float">
            <text:p>416</text:p>
          </table:table-cell>
          <table:table-cell table:formula="of:=[.$C$1]/[.H111]" office:value-type="float" office:value="76923.0769230769" calcext:value-type="float">
            <text:p>76923.0769230769</text:p>
          </table:table-cell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[.B111]+1" office:value-type="float" office:value="111" calcext:value-type="float">
            <text:p>111</text:p>
          </table:table-cell>
          <table:table-cell table:formula="of:=[.$C$1]/[.B112]" office:value-type="float" office:value="288288.288288288" calcext:value-type="float">
            <text:p>288288.288288288</text:p>
          </table:table-cell>
          <table:table-cell table:formula="of:=LOG([.C111])-LOG([.C112])" office:value-type="float" office:value="0.00393029362843311" calcext:value-type="float">
            <text:p>0.0039302936</text:p>
          </table:table-cell>
          <table:table-cell table:formula="of:=[.$E$1]/([.$F$1]^[.B112])" office:value-type="float" office:value="74389.6641917578" calcext:value-type="float">
            <text:p>74389.6641917578</text:p>
          </table:table-cell>
          <table:table-cell table:formula="of:=LOG([.E111])-LOG([.E112])" office:value-type="float" office:value="0.0142642546106178" calcext:value-type="float">
            <text:p>0.0142642546</text:p>
          </table:table-cell>
          <table:table-cell table:formula="of:=IF([.F112]&gt;[.D112];[.E112];[.C112])" office:value-type="float" office:value="74389.6641917578" calcext:value-type="float">
            <text:p>74389.6641917578</text:p>
          </table:table-cell>
          <table:table-cell table:formula="of:=INT([.$C$1]/[.G112])" office:value-type="float" office:value="430" calcext:value-type="float">
            <text:p>430</text:p>
          </table:table-cell>
          <table:table-cell table:formula="of:=[.$C$1]/[.H112]" office:value-type="float" office:value="74418.6046511628" calcext:value-type="float">
            <text:p>74418.6046511628</text:p>
          </table:table-cell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[.B112]+1" office:value-type="float" office:value="112" calcext:value-type="float">
            <text:p>112</text:p>
          </table:table-cell>
          <table:table-cell table:formula="of:=[.$C$1]/[.B113]" office:value-type="float" office:value="285714.285714286" calcext:value-type="float">
            <text:p>285714.285714286</text:p>
          </table:table-cell>
          <table:table-cell table:formula="of:=LOG([.C112])-LOG([.C113])" office:value-type="float" office:value="0.00389504388352435" calcext:value-type="float">
            <text:p>0.0038950439</text:p>
          </table:table-cell>
          <table:table-cell table:formula="of:=[.$E$1]/([.$F$1]^[.B113])" office:value-type="float" office:value="71986.0499828311" calcext:value-type="float">
            <text:p>71986.0499828311</text:p>
          </table:table-cell>
          <table:table-cell table:formula="of:=LOG([.E112])-LOG([.E113])" office:value-type="float" office:value="0.0142642546106186" calcext:value-type="float">
            <text:p>0.0142642546</text:p>
          </table:table-cell>
          <table:table-cell table:formula="of:=IF([.F113]&gt;[.D113];[.E113];[.C113])" office:value-type="float" office:value="71986.0499828311" calcext:value-type="float">
            <text:p>71986.0499828311</text:p>
          </table:table-cell>
          <table:table-cell table:formula="of:=INT([.$C$1]/[.G113])" office:value-type="float" office:value="444" calcext:value-type="float">
            <text:p>444</text:p>
          </table:table-cell>
          <table:table-cell table:formula="of:=[.$C$1]/[.H113]" office:value-type="float" office:value="72072.0720720721" calcext:value-type="float">
            <text:p>72072.0720720721</text:p>
          </table:table-cell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[.B113]+1" office:value-type="float" office:value="113" calcext:value-type="float">
            <text:p>113</text:p>
          </table:table-cell>
          <table:table-cell table:formula="of:=[.$C$1]/[.B114]" office:value-type="float" office:value="283185.840707965" calcext:value-type="float">
            <text:p>283185.840707965</text:p>
          </table:table-cell>
          <table:table-cell table:formula="of:=LOG([.C113])-LOG([.C114])" office:value-type="float" office:value="0.00386042081323801" calcext:value-type="float">
            <text:p>0.0038604208</text:p>
          </table:table-cell>
          <table:table-cell table:formula="of:=[.$E$1]/([.$F$1]^[.B114])" office:value-type="float" office:value="69660.0992682638" calcext:value-type="float">
            <text:p>69660.0992682638</text:p>
          </table:table-cell>
          <table:table-cell table:formula="of:=LOG([.E113])-LOG([.E114])" office:value-type="float" office:value="0.0142642546106178" calcext:value-type="float">
            <text:p>0.0142642546</text:p>
          </table:table-cell>
          <table:table-cell table:formula="of:=IF([.F114]&gt;[.D114];[.E114];[.C114])" office:value-type="float" office:value="69660.0992682638" calcext:value-type="float">
            <text:p>69660.0992682638</text:p>
          </table:table-cell>
          <table:table-cell table:formula="of:=INT([.$C$1]/[.G114])" office:value-type="float" office:value="459" calcext:value-type="float">
            <text:p>459</text:p>
          </table:table-cell>
          <table:table-cell table:formula="of:=[.$C$1]/[.H114]" office:value-type="float" office:value="69716.7755991285" calcext:value-type="float">
            <text:p>69716.7755991285</text:p>
          </table:table-cell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[.B114]+1" office:value-type="float" office:value="114" calcext:value-type="float">
            <text:p>114</text:p>
          </table:table-cell>
          <table:table-cell table:formula="of:=[.$C$1]/[.B115]" office:value-type="float" office:value="280701.754385965" calcext:value-type="float">
            <text:p>280701.754385965</text:p>
          </table:table-cell>
          <table:table-cell table:formula="of:=LOG([.C114])-LOG([.C115])" office:value-type="float" office:value="0.00382640785305188" calcext:value-type="float">
            <text:p>0.0038264079</text:p>
          </table:table-cell>
          <table:table-cell table:formula="of:=[.$E$1]/([.$F$1]^[.B115])" office:value-type="float" office:value="67409.3026526904" calcext:value-type="float">
            <text:p>67409.3026526904</text:p>
          </table:table-cell>
          <table:table-cell table:formula="of:=LOG([.E114])-LOG([.E115])" office:value-type="float" office:value="0.0142642546106186" calcext:value-type="float">
            <text:p>0.0142642546</text:p>
          </table:table-cell>
          <table:table-cell table:formula="of:=IF([.F115]&gt;[.D115];[.E115];[.C115])" office:value-type="float" office:value="67409.3026526904" calcext:value-type="float">
            <text:p>67409.3026526904</text:p>
          </table:table-cell>
          <table:table-cell table:formula="of:=INT([.$C$1]/[.G115])" office:value-type="float" office:value="474" calcext:value-type="float">
            <text:p>474</text:p>
          </table:table-cell>
          <table:table-cell table:formula="of:=[.$C$1]/[.H115]" office:value-type="float" office:value="67510.5485232067" calcext:value-type="float">
            <text:p>67510.5485232067</text:p>
          </table:table-cell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[.B115]+1" office:value-type="float" office:value="115" calcext:value-type="float">
            <text:p>115</text:p>
          </table:table-cell>
          <table:table-cell table:formula="of:=[.$C$1]/[.B116]" office:value-type="float" office:value="278260.869565217" calcext:value-type="float">
            <text:p>278260.869565217</text:p>
          </table:table-cell>
          <table:table-cell table:formula="of:=LOG([.C115])-LOG([.C116])" office:value-type="float" office:value="0.00379298901713909" calcext:value-type="float">
            <text:p>0.003792989</text:p>
          </table:table-cell>
          <table:table-cell table:formula="of:=[.$E$1]/([.$F$1]^[.B116])" office:value-type="float" office:value="65231.2318221489" calcext:value-type="float">
            <text:p>65231.2318221489</text:p>
          </table:table-cell>
          <table:table-cell table:formula="of:=LOG([.E115])-LOG([.E116])" office:value-type="float" office:value="0.0142642546106178" calcext:value-type="float">
            <text:p>0.0142642546</text:p>
          </table:table-cell>
          <table:table-cell table:formula="of:=IF([.F116]&gt;[.D116];[.E116];[.C116])" office:value-type="float" office:value="65231.2318221489" calcext:value-type="float">
            <text:p>65231.2318221489</text:p>
          </table:table-cell>
          <table:table-cell table:formula="of:=INT([.$C$1]/[.G116])" office:value-type="float" office:value="490" calcext:value-type="float">
            <text:p>490</text:p>
          </table:table-cell>
          <table:table-cell table:formula="of:=[.$C$1]/[.H116]" office:value-type="float" office:value="65306.1224489796" calcext:value-type="float">
            <text:p>65306.1224489796</text:p>
          </table:table-cell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[.B116]+1" office:value-type="float" office:value="116" calcext:value-type="float">
            <text:p>116</text:p>
          </table:table-cell>
          <table:table-cell table:formula="of:=[.$C$1]/[.B117]" office:value-type="float" office:value="275862.068965517" calcext:value-type="float">
            <text:p>275862.068965517</text:p>
          </table:table-cell>
          <table:table-cell table:formula="of:=LOG([.C116])-LOG([.C117])" office:value-type="float" office:value="0.00376014887330811" calcext:value-type="float">
            <text:p>0.0037601489</text:p>
          </table:table-cell>
          <table:table-cell table:formula="of:=[.$E$1]/([.$F$1]^[.B117])" office:value-type="float" office:value="63123.5369242482" calcext:value-type="float">
            <text:p>63123.5369242482</text:p>
          </table:table-cell>
          <table:table-cell table:formula="of:=LOG([.E116])-LOG([.E117])" office:value-type="float" office:value="0.0142642546106186" calcext:value-type="float">
            <text:p>0.0142642546</text:p>
          </table:table-cell>
          <table:table-cell table:formula="of:=IF([.F117]&gt;[.D117];[.E117];[.C117])" office:value-type="float" office:value="63123.5369242482" calcext:value-type="float">
            <text:p>63123.5369242482</text:p>
          </table:table-cell>
          <table:table-cell table:formula="of:=INT([.$C$1]/[.G117])" office:value-type="float" office:value="506" calcext:value-type="float">
            <text:p>506</text:p>
          </table:table-cell>
          <table:table-cell table:formula="of:=[.$C$1]/[.H117]" office:value-type="float" office:value="63241.1067193676" calcext:value-type="float">
            <text:p>63241.1067193676</text:p>
          </table:table-cell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[.B117]+1" office:value-type="float" office:value="117" calcext:value-type="float">
            <text:p>117</text:p>
          </table:table-cell>
          <table:table-cell table:formula="of:=[.$C$1]/[.B118]" office:value-type="float" office:value="273504.273504273" calcext:value-type="float">
            <text:p>273504.273504273</text:p>
          </table:table-cell>
          <table:table-cell table:formula="of:=LOG([.C117])-LOG([.C118])" office:value-type="float" office:value="0.00372787251924223" calcext:value-type="float">
            <text:p>0.0037278725</text:p>
          </table:table-cell>
          <table:table-cell table:formula="of:=[.$E$1]/([.$F$1]^[.B118])" office:value-type="float" office:value="61083.9440329868" calcext:value-type="float">
            <text:p>61083.9440329868</text:p>
          </table:table-cell>
          <table:table-cell table:formula="of:=LOG([.E117])-LOG([.E118])" office:value-type="float" office:value="0.0142642546106178" calcext:value-type="float">
            <text:p>0.0142642546</text:p>
          </table:table-cell>
          <table:table-cell table:formula="of:=IF([.F118]&gt;[.D118];[.E118];[.C118])" office:value-type="float" office:value="61083.9440329868" calcext:value-type="float">
            <text:p>61083.9440329868</text:p>
          </table:table-cell>
          <table:table-cell table:formula="of:=INT([.$C$1]/[.G118])" office:value-type="float" office:value="523" calcext:value-type="float">
            <text:p>523</text:p>
          </table:table-cell>
          <table:table-cell table:formula="of:=[.$C$1]/[.H118]" office:value-type="float" office:value="61185.4684512428" calcext:value-type="float">
            <text:p>61185.4684512428</text:p>
          </table:table-cell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[.B118]+1" office:value-type="float" office:value="118" calcext:value-type="float">
            <text:p>118</text:p>
          </table:table-cell>
          <table:table-cell table:formula="of:=[.$C$1]/[.B119]" office:value-type="float" office:value="271186.440677966" calcext:value-type="float">
            <text:p>271186.440677966</text:p>
          </table:table-cell>
          <table:table-cell table:formula="of:=LOG([.C118])-LOG([.C119])" office:value-type="float" office:value="0.00369614555996378" calcext:value-type="float">
            <text:p>0.0036961456</text:p>
          </table:table-cell>
          <table:table-cell table:formula="of:=[.$E$1]/([.$F$1]^[.B119])" office:value-type="float" office:value="59110.2526954846" calcext:value-type="float">
            <text:p>59110.2526954846</text:p>
          </table:table-cell>
          <table:table-cell table:formula="of:=LOG([.E118])-LOG([.E119])" office:value-type="float" office:value="0.0142642546106186" calcext:value-type="float">
            <text:p>0.0142642546</text:p>
          </table:table-cell>
          <table:table-cell table:formula="of:=IF([.F119]&gt;[.D119];[.E119];[.C119])" office:value-type="float" office:value="59110.2526954846" calcext:value-type="float">
            <text:p>59110.2526954846</text:p>
          </table:table-cell>
          <table:table-cell table:formula="of:=INT([.$C$1]/[.G119])" office:value-type="float" office:value="541" calcext:value-type="float">
            <text:p>541</text:p>
          </table:table-cell>
          <table:table-cell table:formula="of:=[.$C$1]/[.H119]" office:value-type="float" office:value="59149.7227356747" calcext:value-type="float">
            <text:p>59149.7227356747</text:p>
          </table:table-cell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[.B119]+1" office:value-type="float" office:value="119" calcext:value-type="float">
            <text:p>119</text:p>
          </table:table-cell>
          <table:table-cell table:formula="of:=[.$C$1]/[.B120]" office:value-type="float" office:value="268907.56302521" calcext:value-type="float">
            <text:p>268907.56302521</text:p>
          </table:table-cell>
          <table:table-cell table:formula="of:=LOG([.C119])-LOG([.C120])" office:value-type="float" office:value="0.0036649540864051" calcext:value-type="float">
            <text:p>0.0036649541</text:p>
          </table:table-cell>
          <table:table-cell table:formula="of:=[.$E$1]/([.$F$1]^[.B120])" office:value-type="float" office:value="57200.3335579835" calcext:value-type="float">
            <text:p>57200.3335579835</text:p>
          </table:table-cell>
          <table:table-cell table:formula="of:=LOG([.E119])-LOG([.E120])" office:value-type="float" office:value="0.0142642546106186" calcext:value-type="float">
            <text:p>0.0142642546</text:p>
          </table:table-cell>
          <table:table-cell table:formula="of:=IF([.F120]&gt;[.D120];[.E120];[.C120])" office:value-type="float" office:value="57200.3335579835" calcext:value-type="float">
            <text:p>57200.3335579835</text:p>
          </table:table-cell>
          <table:table-cell table:formula="of:=INT([.$C$1]/[.G120])" office:value-type="float" office:value="559" calcext:value-type="float">
            <text:p>559</text:p>
          </table:table-cell>
          <table:table-cell table:formula="of:=[.$C$1]/[.H120]" office:value-type="float" office:value="57245.0805008945" calcext:value-type="float">
            <text:p>57245.0805008945</text:p>
          </table:table-cell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[.B120]+1" office:value-type="float" office:value="120" calcext:value-type="float">
            <text:p>120</text:p>
          </table:table-cell>
          <table:table-cell table:formula="of:=[.$C$1]/[.B121]" office:value-type="float" office:value="266666.666666667" calcext:value-type="float">
            <text:p>266666.666666667</text:p>
          </table:table-cell>
          <table:table-cell table:formula="of:=LOG([.C120])-LOG([.C121])" office:value-type="float" office:value="0.00363428465509497" calcext:value-type="float">
            <text:p>0.0036342847</text:p>
          </table:table-cell>
          <table:table-cell table:formula="of:=[.$E$1]/([.$F$1]^[.B121])" office:value-type="float" office:value="55352.1260685545" calcext:value-type="float">
            <text:p>55352.1260685545</text:p>
          </table:table-cell>
          <table:table-cell table:formula="of:=LOG([.E120])-LOG([.E121])" office:value-type="float" office:value="0.0142642546106178" calcext:value-type="float">
            <text:p>0.0142642546</text:p>
          </table:table-cell>
          <table:table-cell table:formula="of:=IF([.F121]&gt;[.D121];[.E121];[.C121])" office:value-type="float" office:value="55352.1260685545" calcext:value-type="float">
            <text:p>55352.1260685545</text:p>
          </table:table-cell>
          <table:table-cell table:formula="of:=INT([.$C$1]/[.G121])" office:value-type="float" office:value="578" calcext:value-type="float">
            <text:p>578</text:p>
          </table:table-cell>
          <table:table-cell table:formula="of:=[.$C$1]/[.H121]" office:value-type="float" office:value="55363.321799308" calcext:value-type="float">
            <text:p>55363.321799308</text:p>
          </table:table-cell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[.B121]+1" office:value-type="float" office:value="121" calcext:value-type="float">
            <text:p>121</text:p>
          </table:table-cell>
          <table:table-cell table:formula="of:=[.$C$1]/[.B122]" office:value-type="float" office:value="264462.809917355" calcext:value-type="float">
            <text:p>264462.809917355</text:p>
          </table:table-cell>
          <table:table-cell table:formula="of:=LOG([.C121])-LOG([.C122])" office:value-type="float" office:value="0.00360412426882473" calcext:value-type="float">
            <text:p>0.0036041243</text:p>
          </table:table-cell>
          <table:table-cell table:formula="of:=[.$E$1]/([.$F$1]^[.B122])" office:value-type="float" office:value="53563.6362540323" calcext:value-type="float">
            <text:p>53563.6362540323</text:p>
          </table:table-cell>
          <table:table-cell table:formula="of:=LOG([.E121])-LOG([.E122])" office:value-type="float" office:value="0.0142642546106186" calcext:value-type="float">
            <text:p>0.0142642546</text:p>
          </table:table-cell>
          <table:table-cell table:formula="of:=IF([.F122]&gt;[.D122];[.E122];[.C122])" office:value-type="float" office:value="53563.6362540323" calcext:value-type="float">
            <text:p>53563.6362540323</text:p>
          </table:table-cell>
          <table:table-cell table:formula="of:=INT([.$C$1]/[.G122])" office:value-type="float" office:value="597" calcext:value-type="float">
            <text:p>597</text:p>
          </table:table-cell>
          <table:table-cell table:formula="of:=[.$C$1]/[.H122]" office:value-type="float" office:value="53601.3400335008" calcext:value-type="float">
            <text:p>53601.3400335008</text:p>
          </table:table-cell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[.B122]+1" office:value-type="float" office:value="122" calcext:value-type="float">
            <text:p>122</text:p>
          </table:table-cell>
          <table:table-cell table:formula="of:=[.$C$1]/[.B123]" office:value-type="float" office:value="262295.081967213" calcext:value-type="float">
            <text:p>262295.081967213</text:p>
          </table:table-cell>
          <table:table-cell table:formula="of:=LOG([.C122])-LOG([.C123])" office:value-type="float" office:value="0.00357446035829767" calcext:value-type="float">
            <text:p>0.0035744604</text:p>
          </table:table-cell>
          <table:table-cell table:formula="of:=[.$E$1]/([.$F$1]^[.B123])" office:value-type="float" office:value="51832.9345687807" calcext:value-type="float">
            <text:p>51832.9345687807</text:p>
          </table:table-cell>
          <table:table-cell table:formula="of:=LOG([.E122])-LOG([.E123])" office:value-type="float" office:value="0.0142642546106178" calcext:value-type="float">
            <text:p>0.0142642546</text:p>
          </table:table-cell>
          <table:table-cell table:formula="of:=IF([.F123]&gt;[.D123];[.E123];[.C123])" office:value-type="float" office:value="51832.9345687807" calcext:value-type="float">
            <text:p>51832.9345687807</text:p>
          </table:table-cell>
          <table:table-cell table:formula="of:=INT([.$C$1]/[.G123])" office:value-type="float" office:value="617" calcext:value-type="float">
            <text:p>617</text:p>
          </table:table-cell>
          <table:table-cell table:formula="of:=[.$C$1]/[.H123]" office:value-type="float" office:value="51863.8573743922" calcext:value-type="float">
            <text:p>51863.8573743922</text:p>
          </table:table-cell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[.B123]+1" office:value-type="float" office:value="123" calcext:value-type="float">
            <text:p>123</text:p>
          </table:table-cell>
          <table:table-cell table:formula="of:=[.$C$1]/[.B124]" office:value-type="float" office:value="260162.601626016" calcext:value-type="float">
            <text:p>260162.601626016</text:p>
          </table:table-cell>
          <table:table-cell table:formula="of:=LOG([.C123])-LOG([.C124])" office:value-type="float" office:value="0.00354528076465055" calcext:value-type="float">
            <text:p>0.0035452808</text:p>
          </table:table-cell>
          <table:table-cell table:formula="of:=[.$E$1]/([.$F$1]^[.B124])" office:value-type="float" office:value="50158.1538129658" calcext:value-type="float">
            <text:p>50158.1538129658</text:p>
          </table:table-cell>
          <table:table-cell table:formula="of:=LOG([.E123])-LOG([.E124])" office:value-type="float" office:value="0.0142642546106186" calcext:value-type="float">
            <text:p>0.0142642546</text:p>
          </table:table-cell>
          <table:table-cell table:formula="of:=IF([.F124]&gt;[.D124];[.E124];[.C124])" office:value-type="float" office:value="50158.1538129658" calcext:value-type="float">
            <text:p>50158.1538129658</text:p>
          </table:table-cell>
          <table:table-cell table:formula="of:=INT([.$C$1]/[.G124])" office:value-type="float" office:value="637" calcext:value-type="float">
            <text:p>637</text:p>
          </table:table-cell>
          <table:table-cell table:formula="of:=[.$C$1]/[.H124]" office:value-type="float" office:value="50235.4788069074" calcext:value-type="float">
            <text:p>50235.4788069074</text:p>
          </table:table-cell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[.B124]+1" office:value-type="float" office:value="124" calcext:value-type="float">
            <text:p>124</text:p>
          </table:table-cell>
          <table:table-cell table:formula="of:=[.$C$1]/[.B125]" office:value-type="float" office:value="258064.516129032" calcext:value-type="float">
            <text:p>258064.516129032</text:p>
          </table:table-cell>
          <table:table-cell table:formula="of:=LOG([.C124])-LOG([.C125])" office:value-type="float" office:value="0.00351657372283665" calcext:value-type="float">
            <text:p>0.0035165737</text:p>
          </table:table-cell>
          <table:table-cell table:formula="of:=[.$E$1]/([.$F$1]^[.B125])" office:value-type="float" office:value="48537.4871180927" calcext:value-type="float">
            <text:p>48537.4871180927</text:p>
          </table:table-cell>
          <table:table-cell table:formula="of:=LOG([.E124])-LOG([.E125])" office:value-type="float" office:value="0.0142642546106178" calcext:value-type="float">
            <text:p>0.0142642546</text:p>
          </table:table-cell>
          <table:table-cell table:formula="of:=IF([.F125]&gt;[.D125];[.E125];[.C125])" office:value-type="float" office:value="48537.4871180927" calcext:value-type="float">
            <text:p>48537.4871180927</text:p>
          </table:table-cell>
          <table:table-cell table:formula="of:=INT([.$C$1]/[.G125])" office:value-type="float" office:value="659" calcext:value-type="float">
            <text:p>659</text:p>
          </table:table-cell>
          <table:table-cell table:formula="of:=[.$C$1]/[.H125]" office:value-type="float" office:value="48558.4218512898" calcext:value-type="float">
            <text:p>48558.4218512898</text:p>
          </table:table-cell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[.B125]+1" office:value-type="float" office:value="125" calcext:value-type="float">
            <text:p>125</text:p>
          </table:table-cell>
          <table:table-cell table:formula="of:=[.$C$1]/[.B126]" office:value-type="float" office:value="256000" calcext:value-type="float">
            <text:p>256000</text:p>
          </table:table-cell>
          <table:table-cell table:formula="of:=LOG([.C125])-LOG([.C126])" office:value-type="float" office:value="0.00348832784582154" calcext:value-type="float">
            <text:p>0.0034883278</text:p>
          </table:table-cell>
          <table:table-cell table:formula="of:=[.$E$1]/([.$F$1]^[.B126])" office:value-type="float" office:value="46969.1859976318" calcext:value-type="float">
            <text:p>46969.1859976318</text:p>
          </table:table-cell>
          <table:table-cell table:formula="of:=LOG([.E125])-LOG([.E126])" office:value-type="float" office:value="0.0142642546106186" calcext:value-type="float">
            <text:p>0.0142642546</text:p>
          </table:table-cell>
          <table:table-cell table:formula="of:=IF([.F126]&gt;[.D126];[.E126];[.C126])" office:value-type="float" office:value="46969.1859976318" calcext:value-type="float">
            <text:p>46969.1859976318</text:p>
          </table:table-cell>
          <table:table-cell table:formula="of:=INT([.$C$1]/[.G126])" office:value-type="float" office:value="681" calcext:value-type="float">
            <text:p>681</text:p>
          </table:table-cell>
          <table:table-cell table:formula="of:=[.$C$1]/[.H126]" office:value-type="float" office:value="46989.7209985316" calcext:value-type="float">
            <text:p>46989.7209985316</text:p>
          </table:table-cell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[.B126]+1" office:value-type="float" office:value="126" calcext:value-type="float">
            <text:p>126</text:p>
          </table:table-cell>
          <table:table-cell table:formula="of:=[.$C$1]/[.B127]" office:value-type="float" office:value="253968.253968254" calcext:value-type="float">
            <text:p>253968.253968254</text:p>
          </table:table-cell>
          <table:table-cell table:formula="of:=LOG([.C126])-LOG([.C127])" office:value-type="float" office:value="0.00346053210950714" calcext:value-type="float">
            <text:p>0.0034605321</text:p>
          </table:table-cell>
          <table:table-cell table:formula="of:=[.$E$1]/([.$F$1]^[.B127])" office:value-type="float" office:value="45451.5584606313" calcext:value-type="float">
            <text:p>45451.5584606313</text:p>
          </table:table-cell>
          <table:table-cell table:formula="of:=LOG([.E126])-LOG([.E127])" office:value-type="float" office:value="0.0142642546106178" calcext:value-type="float">
            <text:p>0.0142642546</text:p>
          </table:table-cell>
          <table:table-cell table:formula="of:=IF([.F127]&gt;[.D127];[.E127];[.C127])" office:value-type="float" office:value="45451.5584606313" calcext:value-type="float">
            <text:p>45451.5584606313</text:p>
          </table:table-cell>
          <table:table-cell table:formula="of:=INT([.$C$1]/[.G127])" office:value-type="float" office:value="704" calcext:value-type="float">
            <text:p>704</text:p>
          </table:table-cell>
          <table:table-cell table:formula="of:=[.$C$1]/[.H127]" office:value-type="float" office:value="45454.5454545455" calcext:value-type="float">
            <text:p>45454.5454545455</text:p>
          </table:table-cell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[.B127]+1" office:value-type="float" office:value="127" calcext:value-type="float">
            <text:p>127</text:p>
          </table:table-cell>
          <table:table-cell table:formula="of:=[.$C$1]/[.B128]" office:value-type="float" office:value="251968.503937008" calcext:value-type="float">
            <text:p>251968.503937008</text:p>
          </table:table-cell>
          <table:table-cell table:formula="of:=LOG([.C127])-LOG([.C128])" office:value-type="float" office:value="0.00343317583839298" calcext:value-type="float">
            <text:p>0.0034331758</text:p>
          </table:table-cell>
          <table:table-cell table:formula="of:=[.$E$1]/([.$F$1]^[.B128])" office:value-type="float" office:value="43982.9671862814" calcext:value-type="float">
            <text:p>43982.9671862814</text:p>
          </table:table-cell>
          <table:table-cell table:formula="of:=LOG([.E127])-LOG([.E128])" office:value-type="float" office:value="0.0142642546106195" calcext:value-type="float">
            <text:p>0.0142642546</text:p>
          </table:table-cell>
          <table:table-cell table:formula="of:=IF([.F128]&gt;[.D128];[.E128];[.C128])" office:value-type="float" office:value="43982.9671862814" calcext:value-type="float">
            <text:p>43982.9671862814</text:p>
          </table:table-cell>
          <table:table-cell table:formula="of:=INT([.$C$1]/[.G128])" office:value-type="float" office:value="727" calcext:value-type="float">
            <text:p>727</text:p>
          </table:table-cell>
          <table:table-cell table:formula="of:=[.$C$1]/[.H128]" office:value-type="float" office:value="44016.5061898212" calcext:value-type="float">
            <text:p>44016.5061898212</text:p>
          </table:table-cell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[.B128]+1" office:value-type="float" office:value="128" calcext:value-type="float">
            <text:p>128</text:p>
          </table:table-cell>
          <table:table-cell table:formula="of:=[.$C$1]/[.B129]" office:value-type="float" office:value="250000" calcext:value-type="float">
            <text:p>250000</text:p>
          </table:table-cell>
          <table:table-cell table:formula="of:=LOG([.C128])-LOG([.C129])" office:value-type="float" office:value="0.00340624869191242" calcext:value-type="float">
            <text:p>0.0034062487</text:p>
          </table:table-cell>
          <table:table-cell table:formula="of:=[.$E$1]/([.$F$1]^[.B129])" office:value-type="float" office:value="42561.8277574598" calcext:value-type="float">
            <text:p>42561.8277574598</text:p>
          </table:table-cell>
          <table:table-cell table:formula="of:=LOG([.E128])-LOG([.E129])" office:value-type="float" office:value="0.0142642546106178" calcext:value-type="float">
            <text:p>0.0142642546</text:p>
          </table:table-cell>
          <table:table-cell table:formula="of:=IF([.F129]&gt;[.D129];[.E129];[.C129])" office:value-type="float" office:value="42561.8277574598" calcext:value-type="float">
            <text:p>42561.8277574598</text:p>
          </table:table-cell>
          <table:table-cell table:formula="of:=INT([.$C$1]/[.G129])" office:value-type="float" office:value="751" calcext:value-type="float">
            <text:p>751</text:p>
          </table:table-cell>
          <table:table-cell table:formula="of:=[.$C$1]/[.H129]" office:value-type="float" office:value="42609.8535286285" calcext:value-type="float">
            <text:p>42609.8535286285</text:p>
          </table:table-cell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[.B129]+1" office:value-type="float" office:value="129" calcext:value-type="float">
            <text:p>129</text:p>
          </table:table-cell>
          <table:table-cell table:formula="of:=[.$C$1]/[.B130]" office:value-type="float" office:value="248062.015503876" calcext:value-type="float">
            <text:p>248062.015503876</text:p>
          </table:table-cell>
          <table:table-cell table:formula="of:=LOG([.C129])-LOG([.C130])" office:value-type="float" office:value="0.00337974065138003" calcext:value-type="float">
            <text:p>0.0033797407</text:p>
          </table:table-cell>
          <table:table-cell table:formula="of:=[.$E$1]/([.$F$1]^[.B130])" office:value-type="float" office:value="41186.606951354" calcext:value-type="float">
            <text:p>41186.606951354</text:p>
          </table:table-cell>
          <table:table-cell table:formula="of:=LOG([.E129])-LOG([.E130])" office:value-type="float" office:value="0.0142642546106186" calcext:value-type="float">
            <text:p>0.0142642546</text:p>
          </table:table-cell>
          <table:table-cell table:formula="of:=IF([.F130]&gt;[.D130];[.E130];[.C130])" office:value-type="float" office:value="41186.606951354" calcext:value-type="float">
            <text:p>41186.606951354</text:p>
          </table:table-cell>
          <table:table-cell table:formula="of:=INT([.$C$1]/[.G130])" office:value-type="float" office:value="776" calcext:value-type="float">
            <text:p>776</text:p>
          </table:table-cell>
          <table:table-cell table:formula="of:=[.$C$1]/[.H130]" office:value-type="float" office:value="41237.1134020619" calcext:value-type="float">
            <text:p>41237.1134020619</text:p>
          </table:table-cell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[.B130]+1" office:value-type="float" office:value="130" calcext:value-type="float">
            <text:p>130</text:p>
          </table:table-cell>
          <table:table-cell table:formula="of:=[.$C$1]/[.B131]" office:value-type="float" office:value="246153.846153846" calcext:value-type="float">
            <text:p>246153.846153846</text:p>
          </table:table-cell>
          <table:table-cell table:formula="of:=LOG([.C130])-LOG([.C131])" office:value-type="float" office:value="0.00335364200758814" calcext:value-type="float">
            <text:p>0.003353642</text:p>
          </table:table-cell>
          <table:table-cell table:formula="of:=[.$E$1]/([.$F$1]^[.B131])" office:value-type="float" office:value="39855.8210853154" calcext:value-type="float">
            <text:p>39855.8210853154</text:p>
          </table:table-cell>
          <table:table-cell table:formula="of:=LOG([.E130])-LOG([.E131])" office:value-type="float" office:value="0.0142642546106178" calcext:value-type="float">
            <text:p>0.0142642546</text:p>
          </table:table-cell>
          <table:table-cell table:formula="of:=IF([.F131]&gt;[.D131];[.E131];[.C131])" office:value-type="float" office:value="39855.8210853154" calcext:value-type="float">
            <text:p>39855.8210853154</text:p>
          </table:table-cell>
          <table:table-cell table:formula="of:=INT([.$C$1]/[.G131])" office:value-type="float" office:value="802" calcext:value-type="float">
            <text:p>802</text:p>
          </table:table-cell>
          <table:table-cell table:formula="of:=[.$C$1]/[.H131]" office:value-type="float" office:value="39900.2493765586" calcext:value-type="float">
            <text:p>39900.2493765586</text:p>
          </table:table-cell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[.B131]+1" office:value-type="float" office:value="131" calcext:value-type="float">
            <text:p>131</text:p>
          </table:table-cell>
          <table:table-cell table:formula="of:=[.$C$1]/[.B132]" office:value-type="float" office:value="244274.809160305" calcext:value-type="float">
            <text:p>244274.809160305</text:p>
          </table:table-cell>
          <table:table-cell table:formula="of:=LOG([.C131])-LOG([.C132])" office:value-type="float" office:value="0.0033279433489275" calcext:value-type="float">
            <text:p>0.0033279433</text:p>
          </table:table-cell>
          <table:table-cell table:formula="of:=[.$E$1]/([.$F$1]^[.B132])" office:value-type="float" office:value="38568.0344161598" calcext:value-type="float">
            <text:p>38568.0344161598</text:p>
          </table:table-cell>
          <table:table-cell table:formula="of:=LOG([.E131])-LOG([.E132])" office:value-type="float" office:value="0.0142642546106186" calcext:value-type="float">
            <text:p>0.0142642546</text:p>
          </table:table-cell>
          <table:table-cell table:formula="of:=IF([.F132]&gt;[.D132];[.E132];[.C132])" office:value-type="float" office:value="38568.0344161598" calcext:value-type="float">
            <text:p>38568.0344161598</text:p>
          </table:table-cell>
          <table:table-cell table:formula="of:=INT([.$C$1]/[.G132])" office:value-type="float" office:value="829" calcext:value-type="float">
            <text:p>829</text:p>
          </table:table-cell>
          <table:table-cell table:formula="of:=[.$C$1]/[.H132]" office:value-type="float" office:value="38600.7237635706" calcext:value-type="float">
            <text:p>38600.7237635706</text:p>
          </table:table-cell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[.B132]+1" office:value-type="float" office:value="132" calcext:value-type="float">
            <text:p>132</text:p>
          </table:table-cell>
          <table:table-cell table:formula="of:=[.$C$1]/[.B133]" office:value-type="float" office:value="242424.242424242" calcext:value-type="float">
            <text:p>242424.242424242</text:p>
          </table:table-cell>
          <table:table-cell table:formula="of:=LOG([.C132])-LOG([.C133])" office:value-type="float" office:value="0.00330263555008514" calcext:value-type="float">
            <text:p>0.0033026356</text:p>
          </table:table-cell>
          <table:table-cell table:formula="of:=[.$E$1]/([.$F$1]^[.B133])" office:value-type="float" office:value="37321.85759119" calcext:value-type="float">
            <text:p>37321.85759119</text:p>
          </table:table-cell>
          <table:table-cell table:formula="of:=LOG([.E132])-LOG([.E133])" office:value-type="float" office:value="0.0142642546106178" calcext:value-type="float">
            <text:p>0.0142642546</text:p>
          </table:table-cell>
          <table:table-cell table:formula="of:=IF([.F133]&gt;[.D133];[.E133];[.C133])" office:value-type="float" office:value="37321.85759119" calcext:value-type="float">
            <text:p>37321.85759119</text:p>
          </table:table-cell>
          <table:table-cell table:formula="of:=INT([.$C$1]/[.G133])" office:value-type="float" office:value="857" calcext:value-type="float">
            <text:p>857</text:p>
          </table:table-cell>
          <table:table-cell table:formula="of:=[.$C$1]/[.H133]" office:value-type="float" office:value="37339.5565927655" calcext:value-type="float">
            <text:p>37339.5565927655</text:p>
          </table:table-cell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[.B133]+1" office:value-type="float" office:value="133" calcext:value-type="float">
            <text:p>133</text:p>
          </table:table-cell>
          <table:table-cell table:formula="of:=[.$C$1]/[.B134]" office:value-type="float" office:value="240601.503759398" calcext:value-type="float">
            <text:p>240601.503759398</text:p>
          </table:table-cell>
          <table:table-cell table:formula="of:=LOG([.C133])-LOG([.C134])" office:value-type="float" office:value="0.0032777097612362" calcext:value-type="float">
            <text:p>0.0032777098</text:p>
          </table:table-cell>
          <table:table-cell table:formula="of:=[.$E$1]/([.$F$1]^[.B134])" office:value-type="float" office:value="36115.946149266" calcext:value-type="float">
            <text:p>36115.946149266</text:p>
          </table:table-cell>
          <table:table-cell table:formula="of:=LOG([.E133])-LOG([.E134])" office:value-type="float" office:value="0.0142642546106186" calcext:value-type="float">
            <text:p>0.0142642546</text:p>
          </table:table-cell>
          <table:table-cell table:formula="of:=IF([.F134]&gt;[.D134];[.E134];[.C134])" office:value-type="float" office:value="36115.946149266" calcext:value-type="float">
            <text:p>36115.946149266</text:p>
          </table:table-cell>
          <table:table-cell table:formula="of:=INT([.$C$1]/[.G134])" office:value-type="float" office:value="886" calcext:value-type="float">
            <text:p>886</text:p>
          </table:table-cell>
          <table:table-cell table:formula="of:=[.$C$1]/[.H134]" office:value-type="float" office:value="36117.381489842" calcext:value-type="float">
            <text:p>36117.381489842</text:p>
          </table:table-cell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[.B134]+1" office:value-type="float" office:value="134" calcext:value-type="float">
            <text:p>134</text:p>
          </table:table-cell>
          <table:table-cell table:formula="of:=[.$C$1]/[.B135]" office:value-type="float" office:value="238805.970149254" calcext:value-type="float">
            <text:p>238805.970149254</text:p>
          </table:table-cell>
          <table:table-cell table:formula="of:=LOG([.C134])-LOG([.C135])" office:value-type="float" office:value="0.00325315739772236" calcext:value-type="float">
            <text:p>0.0032531574</text:p>
          </table:table-cell>
          <table:table-cell table:formula="of:=[.$E$1]/([.$F$1]^[.B135])" office:value-type="float" office:value="34948.9990703084" calcext:value-type="float">
            <text:p>34948.9990703084</text:p>
          </table:table-cell>
          <table:table-cell table:formula="of:=LOG([.E134])-LOG([.E135])" office:value-type="float" office:value="0.0142642546106178" calcext:value-type="float">
            <text:p>0.0142642546</text:p>
          </table:table-cell>
          <table:table-cell table:formula="of:=IF([.F135]&gt;[.D135];[.E135];[.C135])" office:value-type="float" office:value="34948.9990703084" calcext:value-type="float">
            <text:p>34948.9990703084</text:p>
          </table:table-cell>
          <table:table-cell table:formula="of:=INT([.$C$1]/[.G135])" office:value-type="float" office:value="915" calcext:value-type="float">
            <text:p>915</text:p>
          </table:table-cell>
          <table:table-cell table:formula="of:=[.$C$1]/[.H135]" office:value-type="float" office:value="34972.6775956284" calcext:value-type="float">
            <text:p>34972.6775956284</text:p>
          </table:table-cell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[.B135]+1" office:value-type="float" office:value="135" calcext:value-type="float">
            <text:p>135</text:p>
          </table:table-cell>
          <table:table-cell table:formula="of:=[.$C$1]/[.B136]" office:value-type="float" office:value="237037.037037037" calcext:value-type="float">
            <text:p>237037.037037037</text:p>
          </table:table-cell>
          <table:table-cell table:formula="of:=LOG([.C135])-LOG([.C136])" office:value-type="float" office:value="0.00322897013019752" calcext:value-type="float">
            <text:p>0.0032289701</text:p>
          </table:table-cell>
          <table:table-cell table:formula="of:=[.$E$1]/([.$F$1]^[.B136])" office:value-type="float" office:value="33819.7573716684" calcext:value-type="float">
            <text:p>33819.7573716684</text:p>
          </table:table-cell>
          <table:table-cell table:formula="of:=LOG([.E135])-LOG([.E136])" office:value-type="float" office:value="0.0142642546106195" calcext:value-type="float">
            <text:p>0.0142642546</text:p>
          </table:table-cell>
          <table:table-cell table:formula="of:=IF([.F136]&gt;[.D136];[.E136];[.C136])" office:value-type="float" office:value="33819.7573716684" calcext:value-type="float">
            <text:p>33819.7573716684</text:p>
          </table:table-cell>
          <table:table-cell table:formula="of:=INT([.$C$1]/[.G136])" office:value-type="float" office:value="946" calcext:value-type="float">
            <text:p>946</text:p>
          </table:table-cell>
          <table:table-cell table:formula="of:=[.$C$1]/[.H136]" office:value-type="float" office:value="33826.6384778013" calcext:value-type="float">
            <text:p>33826.6384778013</text:p>
          </table:table-cell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[.B136]+1" office:value-type="float" office:value="136" calcext:value-type="float">
            <text:p>136</text:p>
          </table:table-cell>
          <table:table-cell table:formula="of:=[.$C$1]/[.B137]" office:value-type="float" office:value="235294.117647059" calcext:value-type="float">
            <text:p>235294.117647059</text:p>
          </table:table-cell>
          <table:table-cell table:formula="of:=LOG([.C136])-LOG([.C137])" office:value-type="float" office:value="0.00320513987521132" calcext:value-type="float">
            <text:p>0.0032051399</text:p>
          </table:table-cell>
          <table:table-cell table:formula="of:=[.$E$1]/([.$F$1]^[.B137])" office:value-type="float" office:value="32727.0027498508" calcext:value-type="float">
            <text:p>32727.0027498508</text:p>
          </table:table-cell>
          <table:table-cell table:formula="of:=LOG([.E136])-LOG([.E137])" office:value-type="float" office:value="0.0142642546106178" calcext:value-type="float">
            <text:p>0.0142642546</text:p>
          </table:table-cell>
          <table:table-cell table:formula="of:=IF([.F137]&gt;[.D137];[.E137];[.C137])" office:value-type="float" office:value="32727.0027498508" calcext:value-type="float">
            <text:p>32727.0027498508</text:p>
          </table:table-cell>
          <table:table-cell table:formula="of:=INT([.$C$1]/[.G137])" office:value-type="float" office:value="977" calcext:value-type="float">
            <text:p>977</text:p>
          </table:table-cell>
          <table:table-cell table:formula="of:=[.$C$1]/[.H137]" office:value-type="float" office:value="32753.3265097236" calcext:value-type="float">
            <text:p>32753.3265097236</text:p>
          </table:table-cell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[.B137]+1" office:value-type="float" office:value="137" calcext:value-type="float">
            <text:p>137</text:p>
          </table:table-cell>
          <table:table-cell table:formula="of:=[.$C$1]/[.B138]" office:value-type="float" office:value="233576.642335766" calcext:value-type="float">
            <text:p>233576.642335766</text:p>
          </table:table-cell>
          <table:table-cell table:formula="of:=LOG([.C137])-LOG([.C138])" office:value-type="float" office:value="0.0031816587861897" calcext:value-type="float">
            <text:p>0.0031816588</text:p>
          </table:table-cell>
          <table:table-cell table:formula="of:=[.$E$1]/([.$F$1]^[.B138])" office:value-type="float" office:value="31669.5562661249" calcext:value-type="float">
            <text:p>31669.5562661249</text:p>
          </table:table-cell>
          <table:table-cell table:formula="of:=LOG([.E137])-LOG([.E138])" office:value-type="float" office:value="0.0142642546106186" calcext:value-type="float">
            <text:p>0.0142642546</text:p>
          </table:table-cell>
          <table:table-cell table:formula="of:=IF([.F138]&gt;[.D138];[.E138];[.C138])" office:value-type="float" office:value="31669.5562661249" calcext:value-type="float">
            <text:p>31669.5562661249</text:p>
          </table:table-cell>
          <table:table-cell table:formula="of:=INT([.$C$1]/[.G138])" office:value-type="float" office:value="1010" calcext:value-type="float">
            <text:p>1010</text:p>
          </table:table-cell>
          <table:table-cell table:formula="of:=[.$C$1]/[.H138]" office:value-type="float" office:value="31683.1683168317" calcext:value-type="float">
            <text:p>31683.1683168317</text:p>
          </table:table-cell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[.B138]+1" office:value-type="float" office:value="138" calcext:value-type="float">
            <text:p>138</text:p>
          </table:table-cell>
          <table:table-cell table:formula="of:=[.$C$1]/[.B139]" office:value-type="float" office:value="231884.057971014" calcext:value-type="float">
            <text:p>231884.057971014</text:p>
          </table:table-cell>
          <table:table-cell table:formula="of:=LOG([.C138])-LOG([.C139])" office:value-type="float" office:value="0.00315851924482935" calcext:value-type="float">
            <text:p>0.0031585192</text:p>
          </table:table-cell>
          <table:table-cell table:formula="of:=[.$E$1]/([.$F$1]^[.B139])" office:value-type="float" office:value="30646.2770746039" calcext:value-type="float">
            <text:p>30646.2770746039</text:p>
          </table:table-cell>
          <table:table-cell table:formula="of:=LOG([.E138])-LOG([.E139])" office:value-type="float" office:value="0.0142642546106178" calcext:value-type="float">
            <text:p>0.0142642546</text:p>
          </table:table-cell>
          <table:table-cell table:formula="of:=IF([.F139]&gt;[.D139];[.E139];[.C139])" office:value-type="float" office:value="30646.2770746039" calcext:value-type="float">
            <text:p>30646.2770746039</text:p>
          </table:table-cell>
          <table:table-cell table:formula="of:=INT([.$C$1]/[.G139])" office:value-type="float" office:value="1044" calcext:value-type="float">
            <text:p>1044</text:p>
          </table:table-cell>
          <table:table-cell table:formula="of:=[.$C$1]/[.H139]" office:value-type="float" office:value="30651.3409961686" calcext:value-type="float">
            <text:p>30651.3409961686</text:p>
          </table:table-cell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[.B139]+1" office:value-type="float" office:value="139" calcext:value-type="float">
            <text:p>139</text:p>
          </table:table-cell>
          <table:table-cell table:formula="of:=[.$C$1]/[.B140]" office:value-type="float" office:value="230215.827338129" calcext:value-type="float">
            <text:p>230215.827338129</text:p>
          </table:table-cell>
          <table:table-cell table:formula="of:=LOG([.C139])-LOG([.C140])" office:value-type="float" office:value="0.00313571385285893" calcext:value-type="float">
            <text:p>0.0031357139</text:p>
          </table:table-cell>
          <table:table-cell table:formula="of:=[.$E$1]/([.$F$1]^[.B140])" office:value-type="float" office:value="29656.0611914223" calcext:value-type="float">
            <text:p>29656.0611914223</text:p>
          </table:table-cell>
          <table:table-cell table:formula="of:=LOG([.E139])-LOG([.E140])" office:value-type="float" office:value="0.0142642546106186" calcext:value-type="float">
            <text:p>0.0142642546</text:p>
          </table:table-cell>
          <table:table-cell table:formula="of:=IF([.F140]&gt;[.D140];[.E140];[.C140])" office:value-type="float" office:value="29656.0611914223" calcext:value-type="float">
            <text:p>29656.0611914223</text:p>
          </table:table-cell>
          <table:table-cell table:formula="of:=INT([.$C$1]/[.G140])" office:value-type="float" office:value="1079" calcext:value-type="float">
            <text:p>1079</text:p>
          </table:table-cell>
          <table:table-cell table:formula="of:=[.$C$1]/[.H140]" office:value-type="float" office:value="29657.0898980538" calcext:value-type="float">
            <text:p>29657.0898980538</text:p>
          </table:table-cell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[.B140]+1" office:value-type="float" office:value="140" calcext:value-type="float">
            <text:p>140</text:p>
          </table:table-cell>
          <table:table-cell table:formula="of:=[.$C$1]/[.B141]" office:value-type="float" office:value="228571.428571429" calcext:value-type="float">
            <text:p>228571.428571429</text:p>
          </table:table-cell>
          <table:table-cell table:formula="of:=LOG([.C140])-LOG([.C141])" office:value-type="float" office:value="0.00311323542414321" calcext:value-type="float">
            <text:p>0.0031132354</text:p>
          </table:table-cell>
          <table:table-cell table:formula="of:=[.$E$1]/([.$F$1]^[.B141])" office:value-type="float" office:value="28697.8403036824" calcext:value-type="float">
            <text:p>28697.8403036824</text:p>
          </table:table-cell>
          <table:table-cell table:formula="of:=LOG([.E140])-LOG([.E141])" office:value-type="float" office:value="0.0142642546106178" calcext:value-type="float">
            <text:p>0.0142642546</text:p>
          </table:table-cell>
          <table:table-cell table:formula="of:=IF([.F141]&gt;[.D141];[.E141];[.C141])" office:value-type="float" office:value="28697.8403036824" calcext:value-type="float">
            <text:p>28697.8403036824</text:p>
          </table:table-cell>
          <table:table-cell table:formula="of:=INT([.$C$1]/[.G141])" office:value-type="float" office:value="1115" calcext:value-type="float">
            <text:p>1115</text:p>
          </table:table-cell>
          <table:table-cell table:formula="of:=[.$C$1]/[.H141]" office:value-type="float" office:value="28699.5515695067" calcext:value-type="float">
            <text:p>28699.5515695067</text:p>
          </table:table-cell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[.B141]+1" office:value-type="float" office:value="141" calcext:value-type="float">
            <text:p>141</text:p>
          </table:table-cell>
          <table:table-cell table:formula="of:=[.$C$1]/[.B142]" office:value-type="float" office:value="226950.354609929" calcext:value-type="float">
            <text:p>226950.354609929</text:p>
          </table:table-cell>
          <table:table-cell table:formula="of:=LOG([.C141])-LOG([.C142])" office:value-type="float" office:value="0.0030910769771415" calcext:value-type="float">
            <text:p>0.003091077</text:p>
          </table:table-cell>
          <table:table-cell table:formula="of:=[.$E$1]/([.$F$1]^[.B142])" office:value-type="float" office:value="27770.5806168846" calcext:value-type="float">
            <text:p>27770.5806168846</text:p>
          </table:table-cell>
          <table:table-cell table:formula="of:=LOG([.E141])-LOG([.E142])" office:value-type="float" office:value="0.0142642546106186" calcext:value-type="float">
            <text:p>0.0142642546</text:p>
          </table:table-cell>
          <table:table-cell table:formula="of:=IF([.F142]&gt;[.D142];[.E142];[.C142])" office:value-type="float" office:value="27770.5806168846" calcext:value-type="float">
            <text:p>27770.5806168846</text:p>
          </table:table-cell>
          <table:table-cell table:formula="of:=INT([.$C$1]/[.G142])" office:value-type="float" office:value="1152" calcext:value-type="float">
            <text:p>1152</text:p>
          </table:table-cell>
          <table:table-cell table:formula="of:=[.$C$1]/[.H142]" office:value-type="float" office:value="27777.7777777778" calcext:value-type="float">
            <text:p>27777.7777777778</text:p>
          </table:table-cell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[.B142]+1" office:value-type="float" office:value="142" calcext:value-type="float">
            <text:p>142</text:p>
          </table:table-cell>
          <table:table-cell table:formula="of:=[.$C$1]/[.B143]" office:value-type="float" office:value="225352.112676056" calcext:value-type="float">
            <text:p>225352.112676056</text:p>
          </table:table-cell>
          <table:table-cell table:formula="of:=LOG([.C142])-LOG([.C143])" office:value-type="float" office:value="0.00306923172767615" calcext:value-type="float">
            <text:p>0.0030692317</text:p>
          </table:table-cell>
          <table:table-cell table:formula="of:=[.$E$1]/([.$F$1]^[.B143])" office:value-type="float" office:value="26873.2817395994" calcext:value-type="float">
            <text:p>26873.2817395994</text:p>
          </table:table-cell>
          <table:table-cell table:formula="of:=LOG([.E142])-LOG([.E143])" office:value-type="float" office:value="0.0142642546106178" calcext:value-type="float">
            <text:p>0.0142642546</text:p>
          </table:table-cell>
          <table:table-cell table:formula="of:=IF([.F143]&gt;[.D143];[.E143];[.C143])" office:value-type="float" office:value="26873.2817395994" calcext:value-type="float">
            <text:p>26873.2817395994</text:p>
          </table:table-cell>
          <table:table-cell table:formula="of:=INT([.$C$1]/[.G143])" office:value-type="float" office:value="1190" calcext:value-type="float">
            <text:p>1190</text:p>
          </table:table-cell>
          <table:table-cell table:formula="of:=[.$C$1]/[.H143]" office:value-type="float" office:value="26890.756302521" calcext:value-type="float">
            <text:p>26890.756302521</text:p>
          </table:table-cell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[.B143]+1" office:value-type="float" office:value="143" calcext:value-type="float">
            <text:p>143</text:p>
          </table:table-cell>
          <table:table-cell table:formula="of:=[.$C$1]/[.B144]" office:value-type="float" office:value="223776.223776224" calcext:value-type="float">
            <text:p>223776.223776224</text:p>
          </table:table-cell>
          <table:table-cell table:formula="of:=LOG([.C143])-LOG([.C144])" office:value-type="float" office:value="0.00304769308200559" calcext:value-type="float">
            <text:p>0.0030476931</text:p>
          </table:table-cell>
          <table:table-cell table:formula="of:=[.$E$1]/([.$F$1]^[.B144])" office:value-type="float" office:value="26004.9756041759" calcext:value-type="float">
            <text:p>26004.9756041759</text:p>
          </table:table-cell>
          <table:table-cell table:formula="of:=LOG([.E143])-LOG([.E144])" office:value-type="float" office:value="0.0142642546106186" calcext:value-type="float">
            <text:p>0.0142642546</text:p>
          </table:table-cell>
          <table:table-cell table:formula="of:=IF([.F144]&gt;[.D144];[.E144];[.C144])" office:value-type="float" office:value="26004.9756041759" calcext:value-type="float">
            <text:p>26004.9756041759</text:p>
          </table:table-cell>
          <table:table-cell table:formula="of:=INT([.$C$1]/[.G144])" office:value-type="float" office:value="1230" calcext:value-type="float">
            <text:p>1230</text:p>
          </table:table-cell>
          <table:table-cell table:formula="of:=[.$C$1]/[.H144]" office:value-type="float" office:value="26016.2601626016" calcext:value-type="float">
            <text:p>26016.2601626016</text:p>
          </table:table-cell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[.B144]+1" office:value-type="float" office:value="144" calcext:value-type="float">
            <text:p>144</text:p>
          </table:table-cell>
          <table:table-cell table:formula="of:=[.$C$1]/[.B145]" office:value-type="float" office:value="222222.222222222" calcext:value-type="float">
            <text:p>222222.222222222</text:p>
          </table:table-cell>
          <table:table-cell table:formula="of:=LOG([.C144])-LOG([.C145])" office:value-type="float" office:value="0.00302645463018791" calcext:value-type="float">
            <text:p>0.0030264546</text:p>
          </table:table-cell>
          <table:table-cell table:formula="of:=[.$E$1]/([.$F$1]^[.B145])" office:value-type="float" office:value="25164.7254223245" calcext:value-type="float">
            <text:p>25164.7254223245</text:p>
          </table:table-cell>
          <table:table-cell table:formula="of:=LOG([.E144])-LOG([.E145])" office:value-type="float" office:value="0.0142642546106186" calcext:value-type="float">
            <text:p>0.0142642546</text:p>
          </table:table-cell>
          <table:table-cell table:formula="of:=IF([.F145]&gt;[.D145];[.E145];[.C145])" office:value-type="float" office:value="25164.7254223245" calcext:value-type="float">
            <text:p>25164.7254223245</text:p>
          </table:table-cell>
          <table:table-cell table:formula="of:=INT([.$C$1]/[.G145])" office:value-type="float" office:value="1271" calcext:value-type="float">
            <text:p>1271</text:p>
          </table:table-cell>
          <table:table-cell table:formula="of:=[.$C$1]/[.H145]" office:value-type="float" office:value="25177.025963808" calcext:value-type="float">
            <text:p>25177.025963808</text:p>
          </table:table-cell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[.B145]+1" office:value-type="float" office:value="145" calcext:value-type="float">
            <text:p>145</text:p>
          </table:table-cell>
          <table:table-cell table:formula="of:=[.$C$1]/[.B146]" office:value-type="float" office:value="220689.655172414" calcext:value-type="float">
            <text:p>220689.655172414</text:p>
          </table:table-cell>
          <table:table-cell table:formula="of:=LOG([.C145])-LOG([.C146])" office:value-type="float" office:value="0.00300551013972505" calcext:value-type="float">
            <text:p>0.0030055101</text:p>
          </table:table-cell>
          <table:table-cell table:formula="of:=[.$E$1]/([.$F$1]^[.B146])" office:value-type="float" office:value="24351.6246744448" calcext:value-type="float">
            <text:p>24351.6246744448</text:p>
          </table:table-cell>
          <table:table-cell table:formula="of:=LOG([.E145])-LOG([.E146])" office:value-type="float" office:value="0.0142642546106178" calcext:value-type="float">
            <text:p>0.0142642546</text:p>
          </table:table-cell>
          <table:table-cell table:formula="of:=IF([.F146]&gt;[.D146];[.E146];[.C146])" office:value-type="float" office:value="24351.6246744448" calcext:value-type="float">
            <text:p>24351.6246744448</text:p>
          </table:table-cell>
          <table:table-cell table:formula="of:=INT([.$C$1]/[.G146])" office:value-type="float" office:value="1314" calcext:value-type="float">
            <text:p>1314</text:p>
          </table:table-cell>
          <table:table-cell table:formula="of:=[.$C$1]/[.H146]" office:value-type="float" office:value="24353.1202435312" calcext:value-type="float">
            <text:p>24353.1202435312</text:p>
          </table:table-cell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[.B146]+1" office:value-type="float" office:value="146" calcext:value-type="float">
            <text:p>146</text:p>
          </table:table-cell>
          <table:table-cell table:formula="of:=[.$C$1]/[.B147]" office:value-type="float" office:value="219178.082191781" calcext:value-type="float">
            <text:p>219178.082191781</text:p>
          </table:table-cell>
          <table:table-cell table:formula="of:=LOG([.C146])-LOG([.C147])" office:value-type="float" office:value="0.00298485354946276" calcext:value-type="float">
            <text:p>0.0029848535</text:p>
          </table:table-cell>
          <table:table-cell table:formula="of:=[.$E$1]/([.$F$1]^[.B147])" office:value-type="float" office:value="23564.7961316103" calcext:value-type="float">
            <text:p>23564.7961316103</text:p>
          </table:table-cell>
          <table:table-cell table:formula="of:=LOG([.E146])-LOG([.E147])" office:value-type="float" office:value="0.0142642546106186" calcext:value-type="float">
            <text:p>0.0142642546</text:p>
          </table:table-cell>
          <table:table-cell table:formula="of:=IF([.F147]&gt;[.D147];[.E147];[.C147])" office:value-type="float" office:value="23564.7961316103" calcext:value-type="float">
            <text:p>23564.7961316103</text:p>
          </table:table-cell>
          <table:table-cell table:formula="of:=INT([.$C$1]/[.G147])" office:value-type="float" office:value="1357" calcext:value-type="float">
            <text:p>1357</text:p>
          </table:table-cell>
          <table:table-cell table:formula="of:=[.$C$1]/[.H147]" office:value-type="float" office:value="23581.429624171" calcext:value-type="float">
            <text:p>23581.429624171</text:p>
          </table:table-cell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[.B147]+1" office:value-type="float" office:value="147" calcext:value-type="float">
            <text:p>147</text:p>
          </table:table-cell>
          <table:table-cell table:formula="of:=[.$C$1]/[.B148]" office:value-type="float" office:value="217687.074829932" calcext:value-type="float">
            <text:p>217687.074829932</text:p>
          </table:table-cell>
          <table:table-cell table:formula="of:=LOG([.C147])-LOG([.C148])" office:value-type="float" office:value="0.00296447896373841" calcext:value-type="float">
            <text:p>0.002964479</text:p>
          </table:table-cell>
          <table:table-cell table:formula="of:=[.$E$1]/([.$F$1]^[.B148])" office:value-type="float" office:value="22803.3909091537" calcext:value-type="float">
            <text:p>22803.3909091537</text:p>
          </table:table-cell>
          <table:table-cell table:formula="of:=LOG([.E147])-LOG([.E148])" office:value-type="float" office:value="0.0142642546106178" calcext:value-type="float">
            <text:p>0.0142642546</text:p>
          </table:table-cell>
          <table:table-cell table:formula="of:=IF([.F148]&gt;[.D148];[.E148];[.C148])" office:value-type="float" office:value="22803.3909091537" calcext:value-type="float">
            <text:p>22803.3909091537</text:p>
          </table:table-cell>
          <table:table-cell table:formula="of:=INT([.$C$1]/[.G148])" office:value-type="float" office:value="1403" calcext:value-type="float">
            <text:p>1403</text:p>
          </table:table-cell>
          <table:table-cell table:formula="of:=[.$C$1]/[.H148]" office:value-type="float" office:value="22808.267997149" calcext:value-type="float">
            <text:p>22808.267997149</text:p>
          </table:table-cell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[.B148]+1" office:value-type="float" office:value="148" calcext:value-type="float">
            <text:p>148</text:p>
          </table:table-cell>
          <table:table-cell table:formula="of:=[.$C$1]/[.B149]" office:value-type="float" office:value="216216.216216216" calcext:value-type="float">
            <text:p>216216.216216216</text:p>
          </table:table-cell>
          <table:table-cell table:formula="of:=LOG([.C148])-LOG([.C149])" office:value-type="float" office:value="0.00294438064678193" calcext:value-type="float">
            <text:p>0.0029443806</text:p>
          </table:table-cell>
          <table:table-cell table:formula="of:=[.$E$1]/([.$F$1]^[.B149])" office:value-type="float" office:value="22066.5875508314" calcext:value-type="float">
            <text:p>22066.5875508314</text:p>
          </table:table-cell>
          <table:table-cell table:formula="of:=LOG([.E148])-LOG([.E149])" office:value-type="float" office:value="0.0142642546106186" calcext:value-type="float">
            <text:p>0.0142642546</text:p>
          </table:table-cell>
          <table:table-cell table:formula="of:=IF([.F149]&gt;[.D149];[.E149];[.C149])" office:value-type="float" office:value="22066.5875508314" calcext:value-type="float">
            <text:p>22066.5875508314</text:p>
          </table:table-cell>
          <table:table-cell table:formula="of:=INT([.$C$1]/[.G149])" office:value-type="float" office:value="1450" calcext:value-type="float">
            <text:p>1450</text:p>
          </table:table-cell>
          <table:table-cell table:formula="of:=[.$C$1]/[.H149]" office:value-type="float" office:value="22068.9655172414" calcext:value-type="float">
            <text:p>22068.9655172414</text:p>
          </table:table-cell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[.B149]+1" office:value-type="float" office:value="149" calcext:value-type="float">
            <text:p>149</text:p>
          </table:table-cell>
          <table:table-cell table:formula="of:=[.$C$1]/[.B150]" office:value-type="float" office:value="214765.100671141" calcext:value-type="float">
            <text:p>214765.100671141</text:p>
          </table:table-cell>
          <table:table-cell table:formula="of:=LOG([.C149])-LOG([.C150])" office:value-type="float" office:value="0.00292455301731653" calcext:value-type="float">
            <text:p>0.002924553</text:p>
          </table:table-cell>
          <table:table-cell table:formula="of:=[.$E$1]/([.$F$1]^[.B150])" office:value-type="float" office:value="21353.5911425807" calcext:value-type="float">
            <text:p>21353.5911425807</text:p>
          </table:table-cell>
          <table:table-cell table:formula="of:=LOG([.E149])-LOG([.E150])" office:value-type="float" office:value="0.0142642546106178" calcext:value-type="float">
            <text:p>0.0142642546</text:p>
          </table:table-cell>
          <table:table-cell table:formula="of:=IF([.F150]&gt;[.D150];[.E150];[.C150])" office:value-type="float" office:value="21353.5911425807" calcext:value-type="float">
            <text:p>21353.5911425807</text:p>
          </table:table-cell>
          <table:table-cell table:formula="of:=INT([.$C$1]/[.G150])" office:value-type="float" office:value="1498" calcext:value-type="float">
            <text:p>1498</text:p>
          </table:table-cell>
          <table:table-cell table:formula="of:=[.$C$1]/[.H150]" office:value-type="float" office:value="21361.8157543391" calcext:value-type="float">
            <text:p>21361.8157543391</text:p>
          </table:table-cell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[.B150]+1" office:value-type="float" office:value="150" calcext:value-type="float">
            <text:p>150</text:p>
          </table:table-cell>
          <table:table-cell table:formula="of:=[.$C$1]/[.B151]" office:value-type="float" office:value="213333.333333333" calcext:value-type="float">
            <text:p>213333.333333333</text:p>
          </table:table-cell>
          <table:table-cell table:formula="of:=LOG([.C150])-LOG([.C151])" office:value-type="float" office:value="0.00290499064340732" calcext:value-type="float">
            <text:p>0.0029049906</text:p>
          </table:table-cell>
          <table:table-cell table:formula="of:=[.$E$1]/([.$F$1]^[.B151])" office:value-type="float" office:value="20663.6324549112" calcext:value-type="float">
            <text:p>20663.6324549112</text:p>
          </table:table-cell>
          <table:table-cell table:formula="of:=LOG([.E150])-LOG([.E151])" office:value-type="float" office:value="0.0142642546106186" calcext:value-type="float">
            <text:p>0.0142642546</text:p>
          </table:table-cell>
          <table:table-cell table:formula="of:=IF([.F151]&gt;[.D151];[.E151];[.C151])" office:value-type="float" office:value="20663.6324549112" calcext:value-type="float">
            <text:p>20663.6324549112</text:p>
          </table:table-cell>
          <table:table-cell table:formula="of:=INT([.$C$1]/[.G151])" office:value-type="float" office:value="1548" calcext:value-type="float">
            <text:p>1548</text:p>
          </table:table-cell>
          <table:table-cell table:formula="of:=[.$C$1]/[.H151]" office:value-type="float" office:value="20671.834625323" calcext:value-type="float">
            <text:p>20671.834625323</text:p>
          </table:table-cell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[.B151]+1" office:value-type="float" office:value="151" calcext:value-type="float">
            <text:p>151</text:p>
          </table:table-cell>
          <table:table-cell table:formula="of:=[.$C$1]/[.B152]" office:value-type="float" office:value="211920.529801325" calcext:value-type="float">
            <text:p>211920.529801325</text:p>
          </table:table-cell>
          <table:table-cell table:formula="of:=LOG([.C151])-LOG([.C152])" office:value-type="float" office:value="0.00288568823748836" calcext:value-type="float">
            <text:p>0.0028856882</text:p>
          </table:table-cell>
          <table:table-cell table:formula="of:=[.$E$1]/([.$F$1]^[.B152])" office:value-type="float" office:value="19995.9671130078" calcext:value-type="float">
            <text:p>19995.9671130078</text:p>
          </table:table-cell>
          <table:table-cell table:formula="of:=LOG([.E151])-LOG([.E152])" office:value-type="float" office:value="0.0142642546106178" calcext:value-type="float">
            <text:p>0.0142642546</text:p>
          </table:table-cell>
          <table:table-cell table:formula="of:=IF(LOG([.F152])&gt;LOG([.D152]);[.E152];[.C152])" office:value-type="float" office:value="19995.9671130078" calcext:value-type="float">
            <text:p>19995.9671130078</text:p>
          </table:table-cell>
          <table:table-cell table:formula="of:=INT([.$C$1]/[.G152])" office:value-type="float" office:value="1600" calcext:value-type="float">
            <text:p>1600</text:p>
          </table:table-cell>
          <table:table-cell table:formula="of:=[.$C$1]/[.H152]"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4:58:24.493000000</meta:creation-date>
    <dc:date>2014-07-15T16:01:15.296000000</dc:date>
    <meta:editing-duration>PT31M38S</meta:editing-duration>
    <meta:editing-cycles>4</meta:editing-cycles>
    <meta:generator>LibreOffice/4.1.6.2$Windows_x86 LibreOffice_project/40ff705089295be5be0aae9b15123f687c05b0a</meta:generator>
    <meta:document-statistic meta:table-count="1" meta:cell-count="13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37cm" svg:height="15.341cm" xlink:href=".." xlink:type="simple" chart:class="chart:line" chart:style-name="ch1">
        <chart:legend chart:legend-position="end" svg:x="14.341cm" svg:y="6.834cm" style:legend-expansion="high" chart:style-name="ch2"/>
        <chart:plot-area chart:style-name="ch3" table:cell-range-address="Sheet1.C2:Sheet1.C152 Sheet1.E2:Sheet1.E152 Sheet1.I2:Sheet1.I152" chart:data-source-has-labels="row" svg:x="0.818cm" svg:y="1.359cm" svg:width="12.787cm" svg:height="13.256cm">
          <chartooo:coordinate-region svg:x="2.736cm" svg:y="1.572cm" svg:width="10.869cm" svg:height="12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52" chart:label-cell-address="Sheet1.C2:Sheet1.C2" chart:class="chart:line">
            <chart:data-point chart:repeated="150"/>
          </chart:series>
          <chart:series chart:style-name="ch8" chart:values-cell-range-address="Sheet1.E3:Sheet1.E152" chart:label-cell-address="Sheet1.E2:Sheet1.E2" chart:class="chart:line">
            <chart:data-point chart:repeated="150"/>
          </chart:series>
          <chart:series chart:style-name="ch9" chart:values-cell-range-address="Sheet1.I3:Sheet1.I152" chart:label-cell-address="Sheet1.I2:Sheet1.I2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ing plain divider</text:p>
                <draw:g>
                  <svg:desc>Sheet1.C2:Sheet1.C2</svg:desc>
                </draw:g>
              </table:table-cell>
              <table:table-cell office:value-type="string">
                <text:p>Spread evenly</text:p>
                <draw:g>
                  <svg:desc>Sheet1.E2:Sheet1.E2</svg:desc>
                </draw:g>
              </table:table-cell>
              <table:table-cell office:value-type="string">
                <text:p>Real freq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0000">
                <text:p>16000000</text:p>
                <draw:g>
                  <svg:desc>Sheet1.C3:Sheet1.C152</svg:desc>
                </draw:g>
              </table:table-cell>
              <table:table-cell office:value-type="float" office:value="2668801.97768857">
                <text:p>2668801.97768857</text:p>
                <draw:g>
                  <svg:desc>Sheet1.E3:Sheet1.E152</svg:desc>
                </draw:g>
              </table:table-cell>
              <table:table-cell office:value-type="float" office:value="16000000">
                <text:p>16000000</text:p>
                <draw:g>
                  <svg:desc>Sheet1.I3:Sheet1.I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66666.6666667">
                <text:p>10666666.6666667</text:p>
              </table:table-cell>
              <table:table-cell office:value-type="float" office:value="2582569.9665069">
                <text:p>2582569.9665069</text:p>
              </table:table-cell>
              <table:table-cell office:value-type="float" office:value="10666666.6666667">
                <text:p>10666666.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2499124.20916295">
                <text:p>2499124.20916295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00">
                <text:p>6400000</text:p>
              </table:table-cell>
              <table:table-cell office:value-type="float" office:value="2418374.67864306">
                <text:p>2418374.67864306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33333.33333333">
                <text:p>5333333.33333333</text:p>
              </table:table-cell>
              <table:table-cell office:value-type="float" office:value="2340234.25680823">
                <text:p>2340234.25680823</text:p>
              </table:table-cell>
              <table:table-cell office:value-type="float" office:value="5333333.33333333">
                <text:p>5333333.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1428.57142857">
                <text:p>4571428.57142857</text:p>
              </table:table-cell>
              <table:table-cell office:value-type="float" office:value="2264618.64040511">
                <text:p>2264618.64040511</text:p>
              </table:table-cell>
              <table:table-cell office:value-type="float" office:value="4571428.57142857">
                <text:p>4571428.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2191446.25011381">
                <text:p>2191446.25011381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5555.55555556">
                <text:p>3555555.55555556</text:p>
              </table:table-cell>
              <table:table-cell office:value-type="float" office:value="2120638.14253458">
                <text:p>2120638.14253458</text:p>
              </table:table-cell>
              <table:table-cell office:value-type="float" office:value="3555555.55555556">
                <text:p>3555555.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0000">
                <text:p>3200000</text:p>
              </table:table-cell>
              <table:table-cell office:value-type="float" office:value="2052117.92501822">
                <text:p>2052117.92501822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9090.90909091">
                <text:p>2909090.90909091</text:p>
              </table:table-cell>
              <table:table-cell office:value-type="float" office:value="1985811.67324845">
                <text:p>1985811.67324845</text:p>
              </table:table-cell>
              <table:table-cell office:value-type="float" office:value="2909090.90909091">
                <text:p>2909090.909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6666.66666667">
                <text:p>2666666.66666667</text:p>
              </table:table-cell>
              <table:table-cell office:value-type="float" office:value="1921647.85148729">
                <text:p>1921647.85148729</text:p>
              </table:table-cell>
              <table:table-cell office:value-type="float" office:value="2666666.66666667">
                <text:p>2666666.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1538.46153846">
                <text:p>2461538.46153846</text:p>
              </table:table-cell>
              <table:table-cell office:value-type="float" office:value="1859557.23539737">
                <text:p>1859557.23539737</text:p>
              </table:table-cell>
              <table:table-cell office:value-type="float" office:value="2461538.46153846">
                <text:p>2461538.46153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5714.28571429">
                <text:p>2285714.28571429</text:p>
              </table:table-cell>
              <table:table-cell office:value-type="float" office:value="1799472.83735799">
                <text:p>1799472.83735799</text:p>
              </table:table-cell>
              <table:table-cell office:value-type="float" office:value="2285714.28571429">
                <text:p>2285714.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3333.33333333">
                <text:p>2133333.33333333</text:p>
              </table:table-cell>
              <table:table-cell office:value-type="float" office:value="1741329.83419424">
                <text:p>1741329.83419424</text:p>
              </table:table-cell>
              <table:table-cell office:value-type="float" office:value="2133333.33333333">
                <text:p>2133333.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0">
                <text:p>2000000</text:p>
              </table:table-cell>
              <table:table-cell office:value-type="float" office:value="1685065.49724136">
                <text:p>1685065.49724136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2352.94117647">
                <text:p>1882352.94117647</text:p>
              </table:table-cell>
              <table:table-cell office:value-type="float" office:value="1630619.12466867">
                <text:p>1630619.12466867</text:p>
              </table:table-cell>
              <table:table-cell office:value-type="float" office:value="1882352.94117647">
                <text:p>1882352.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7777.77777778">
                <text:p>1777777.77777778</text:p>
              </table:table-cell>
              <table:table-cell office:value-type="float" office:value="1577931.97599035">
                <text:p>1577931.97599035</text:p>
              </table:table-cell>
              <table:table-cell office:value-type="float" office:value="1777777.77777778">
                <text:p>1777777.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4210.52631579">
                <text:p>1684210.52631579</text:p>
              </table:table-cell>
              <table:table-cell office:value-type="float" office:value="1526947.20869212">
                <text:p>1526947.20869212</text:p>
              </table:table-cell>
              <table:table-cell office:value-type="float" office:value="1684210.52631579">
                <text:p>1684210.52631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0000">
                <text:p>1600000</text:p>
              </table:table-cell>
              <table:table-cell office:value-type="float" office:value="1477609.81690564">
                <text:p>1477609.81690564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3809.52380952">
                <text:p>1523809.52380952</text:p>
              </table:table-cell>
              <table:table-cell office:value-type="float" office:value="1429866.57206441">
                <text:p>1429866.57206441</text:p>
              </table:table-cell>
              <table:table-cell office:value-type="float" office:value="1523809.52380952">
                <text:p>1523809.523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4545.45454545">
                <text:p>1454545.45454545</text:p>
              </table:table-cell>
              <table:table-cell office:value-type="float" office:value="1383665.96547713">
                <text:p>1383665.96547713</text:p>
              </table:table-cell>
              <table:table-cell office:value-type="float" office:value="1454545.45454545">
                <text:p>1454545.45454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1304.34782609">
                <text:p>1391304.34782609</text:p>
              </table:table-cell>
              <table:table-cell office:value-type="float" office:value="1338958.15275659">
                <text:p>1338958.15275659</text:p>
              </table:table-cell>
              <table:table-cell office:value-type="float" office:value="1391304.34782609">
                <text:p>1391304.34782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3333.33333333">
                <text:p>1333333.33333333</text:p>
              </table:table-cell>
              <table:table-cell office:value-type="float" office:value="1295694.90004411">
                <text:p>1295694.90004411</text:p>
              </table:table-cell>
              <table:table-cell office:value-type="float" office:value="1333333.33333333">
                <text:p>1333333.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0000">
                <text:p>1280000</text:p>
              </table:table-cell>
              <table:table-cell office:value-type="float" office:value="1253829.53197158">
                <text:p>1253829.53197158</text:p>
              </table:table-cell>
              <table:table-cell office:value-type="float" office:value="1280000">
                <text:p>128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0769.23076923">
                <text:p>1230769.23076923</text:p>
              </table:table-cell>
              <table:table-cell office:value-type="float" office:value="1213316.88130481">
                <text:p>1213316.88130481</text:p>
              </table:table-cell>
              <table:table-cell office:value-type="float" office:value="1230769.23076923">
                <text:p>1230769.23076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5185.18518519">
                <text:p>1185185.18518519</text:p>
              </table:table-cell>
              <table:table-cell office:value-type="float" office:value="1174113.24021407">
                <text:p>1174113.24021407</text:p>
              </table:table-cell>
              <table:table-cell office:value-type="float" office:value="1185185.18518519">
                <text:p>1185185.18518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2857.14285714">
                <text:p>1142857.14285714</text:p>
              </table:table-cell>
              <table:table-cell office:value-type="float" office:value="1136176.31311902">
                <text:p>1136176.31311902</text:p>
              </table:table-cell>
              <table:table-cell office:value-type="float" office:value="1142857.14285714">
                <text:p>1142857.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3448.27586207">
                <text:p>1103448.27586207</text:p>
              </table:table-cell>
              <table:table-cell office:value-type="float" office:value="1099465.17105742">
                <text:p>1099465.17105742</text:p>
              </table:table-cell>
              <table:table-cell office:value-type="float" office:value="1103448.27586207">
                <text:p>1103448.27586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6666.66666667">
                <text:p>1066666.66666667</text:p>
              </table:table-cell>
              <table:table-cell office:value-type="float" office:value="1063940.20752805">
                <text:p>1063940.20752805</text:p>
              </table:table-cell>
              <table:table-cell office:value-type="float" office:value="1066666.66666667">
                <text:p>1066666.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2258.06451613">
                <text:p>1032258.06451613</text:p>
              </table:table-cell>
              <table:table-cell office:value-type="float" office:value="1029563.09576061">
                <text:p>1029563.09576061</text:p>
              </table:table-cell>
              <table:table-cell office:value-type="float" office:value="1032258.06451613">
                <text:p>1032258.06451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996296.747366054">
                <text:p>996296.74736605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9696.96969697">
                <text:p>969696.96969697</text:p>
              </table:table-cell>
              <table:table-cell office:value-type="float" office:value="964105.272323183">
                <text:p>964105.272323183</text:p>
              </table:table-cell>
              <table:table-cell office:value-type="float" office:value="969696.96969697">
                <text:p>969696.96969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1176.470588235">
                <text:p>941176.470588235</text:p>
              </table:table-cell>
              <table:table-cell office:value-type="float" office:value="932953.94025797">
                <text:p>932953.94025797</text:p>
              </table:table-cell>
              <table:table-cell office:value-type="float" office:value="941176.470588235">
                <text:p>941176.470588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4285.714285714">
                <text:p>914285.714285714</text:p>
              </table:table-cell>
              <table:table-cell office:value-type="float" office:value="902809.142974066">
                <text:p>902809.142974066</text:p>
              </table:table-cell>
              <table:table-cell office:value-type="float" office:value="914285.714285714">
                <text:p>914285.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8888.888888889">
                <text:p>888888.888888889</text:p>
              </table:table-cell>
              <table:table-cell office:value-type="float" office:value="873638.358193969">
                <text:p>873638.358193969</text:p>
              </table:table-cell>
              <table:table-cell office:value-type="float" office:value="888888.888888889">
                <text:p>888888.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4864.864864865">
                <text:p>864864.864864865</text:p>
              </table:table-cell>
              <table:table-cell office:value-type="float" office:value="845410.114471757">
                <text:p>845410.114471757</text:p>
              </table:table-cell>
              <table:table-cell office:value-type="float" office:value="864864.864864865">
                <text:p>864864.864864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2105.263157895">
                <text:p>842105.263157895</text:p>
              </table:table-cell>
              <table:table-cell office:value-type="float" office:value="818093.957239529">
                <text:p>818093.957239529</text:p>
              </table:table-cell>
              <table:table-cell office:value-type="float" office:value="820512.82051282">
                <text:p>820512.82051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0512.82051282">
                <text:p>820512.82051282</text:p>
              </table:table-cell>
              <table:table-cell office:value-type="float" office:value="791660.415950928">
                <text:p>791660.415950928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00">
                <text:p>800000</text:p>
              </table:table-cell>
              <table:table-cell office:value-type="float" office:value="766080.972286288">
                <text:p>766080.972286288</text:p>
              </table:table-cell>
              <table:table-cell office:value-type="float" office:value="780487.804878049">
                <text:p>780487.804878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487.804878049">
                <text:p>780487.804878049</text:p>
              </table:table-cell>
              <table:table-cell office:value-type="float" office:value="741328.029385119">
                <text:p>741328.029385119</text:p>
              </table:table-cell>
              <table:table-cell office:value-type="float" office:value="744186.046511628">
                <text:p>744186.0465116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1904.761904762">
                <text:p>761904.761904762</text:p>
              </table:table-cell>
              <table:table-cell office:value-type="float" office:value="717374.882072711">
                <text:p>717374.882072711</text:p>
              </table:table-cell>
              <table:table-cell office:value-type="float" office:value="727272.727272727">
                <text:p>727272.727272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4186.046511628">
                <text:p>744186.046511628</text:p>
              </table:table-cell>
              <table:table-cell office:value-type="float" office:value="694195.688048763">
                <text:p>694195.688048763</text:p>
              </table:table-cell>
              <table:table-cell office:value-type="float" office:value="695652.173913043">
                <text:p>695652.17391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7272.727272727">
                <text:p>727272.727272727</text:p>
              </table:table-cell>
              <table:table-cell office:value-type="float" office:value="671765.440006932">
                <text:p>671765.440006932</text:p>
              </table:table-cell>
              <table:table-cell office:value-type="float" office:value="680851.063829787">
                <text:p>680851.0638297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1111.111111111">
                <text:p>711111.111111111</text:p>
              </table:table-cell>
              <table:table-cell office:value-type="float" office:value="650059.938655233">
                <text:p>650059.938655233</text:p>
              </table:table-cell>
              <table:table-cell office:value-type="float" office:value="653061.224489796">
                <text:p>653061.224489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5652.173913043">
                <text:p>695652.173913043</text:p>
              </table:table-cell>
              <table:table-cell office:value-type="float" office:value="629055.766608186">
                <text:p>629055.766608186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0851.063829787">
                <text:p>680851.063829787</text:p>
              </table:table-cell>
              <table:table-cell office:value-type="float" office:value="608730.263122525">
                <text:p>608730.263122525</text:p>
              </table:table-cell>
              <table:table-cell office:value-type="float" office:value="615384.615384615">
                <text:p>615384.615384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589061.499649237">
                <text:p>589061.499649237</text:p>
              </table:table-cell>
              <table:table-cell office:value-type="float" office:value="592592.592592593">
                <text:p>592592.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3061.224489796">
                <text:p>653061.224489796</text:p>
              </table:table-cell>
              <table:table-cell office:value-type="float" office:value="570028.256175536">
                <text:p>570028.256175536</text:p>
              </table:table-cell>
              <table:table-cell office:value-type="float" office:value="571428.571428571">
                <text:p>571428.571428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000">
                <text:p>640000</text:p>
              </table:table-cell>
              <table:table-cell office:value-type="float" office:value="551609.998331255">
                <text:p>551609.998331255</text:p>
              </table:table-cell>
              <table:table-cell office:value-type="float" office:value="551724.137931034">
                <text:p>551724.137931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450.980392157">
                <text:p>627450.980392157</text:p>
              </table:table-cell>
              <table:table-cell office:value-type="float" office:value="533786.85523496">
                <text:p>533786.85523496</text:p>
              </table:table-cell>
              <table:table-cell office:value-type="float" office:value="542372.881355932">
                <text:p>542372.881355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5384.615384615">
                <text:p>615384.615384615</text:p>
              </table:table-cell>
              <table:table-cell office:value-type="float" office:value="516539.598055874">
                <text:p>516539.598055874</text:p>
              </table:table-cell>
              <table:table-cell office:value-type="float" office:value="524590.163934426">
                <text:p>524590.163934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3773.58490566">
                <text:p>603773.58490566</text:p>
              </table:table-cell>
              <table:table-cell office:value-type="float" office:value="499849.619268499">
                <text:p>499849.619268499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2592.592592593">
                <text:p>592592.592592593</text:p>
              </table:table-cell>
              <table:table-cell office:value-type="float" office:value="483698.912577535">
                <text:p>483698.912577535</text:p>
              </table:table-cell>
              <table:table-cell office:value-type="float" office:value="484848.484848485">
                <text:p>484848.4848484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1818.181818182">
                <text:p>581818.181818182</text:p>
              </table:table-cell>
              <table:table-cell office:value-type="float" office:value="468070.053491455">
                <text:p>468070.053491455</text:p>
              </table:table-cell>
              <table:table-cell office:value-type="float" office:value="470588.235294118">
                <text:p>470588.235294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1428.571428571">
                <text:p>571428.571428571</text:p>
              </table:table-cell>
              <table:table-cell office:value-type="float" office:value="452946.180523767">
                <text:p>452946.180523767</text:p>
              </table:table-cell>
              <table:table-cell office:value-type="float" office:value="457142.857142857">
                <text:p>457142.85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403.50877193">
                <text:p>561403.50877193</text:p>
              </table:table-cell>
              <table:table-cell office:value-type="float" office:value="438310.977001681">
                <text:p>438310.977001681</text:p>
              </table:table-cell>
              <table:table-cell office:value-type="float" office:value="438356.164383562">
                <text:p>438356.164383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1724.137931034">
                <text:p>551724.137931034</text:p>
              </table:table-cell>
              <table:table-cell office:value-type="float" office:value="424148.653462566">
                <text:p>424148.653462566</text:p>
              </table:table-cell>
              <table:table-cell office:value-type="float" office:value="426666.666666667">
                <text:p>426666.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2372.881355932">
                <text:p>542372.881355932</text:p>
              </table:table-cell>
              <table:table-cell office:value-type="float" office:value="410443.930619191">
                <text:p>410443.930619191</text:p>
              </table:table-cell>
              <table:table-cell office:value-type="float" office:value="415584.415584416">
                <text:p>415584.415584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3333.333333333">
                <text:p>533333.333333333</text:p>
              </table:table-cell>
              <table:table-cell office:value-type="float" office:value="397182.022875382">
                <text:p>397182.022875382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4590.163934426">
                <text:p>524590.163934426</text:p>
              </table:table-cell>
              <table:table-cell office:value-type="float" office:value="384348.622374304">
                <text:p>384348.622374304</text:p>
              </table:table-cell>
              <table:table-cell office:value-type="float" office:value="385542.168674699">
                <text:p>385542.168674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6129.032258065">
                <text:p>516129.032258065</text:p>
              </table:table-cell>
              <table:table-cell office:value-type="float" office:value="371929.883562163">
                <text:p>371929.883562163</text:p>
              </table:table-cell>
              <table:table-cell office:value-type="float" office:value="372093.023255814">
                <text:p>372093.023255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7936.507936508">
                <text:p>507936.507936508</text:p>
              </table:table-cell>
              <table:table-cell office:value-type="float" office:value="359912.408250673">
                <text:p>359912.408250673</text:p>
              </table:table-cell>
              <table:table-cell office:value-type="float" office:value="363636.363636364">
                <text:p>363636.363636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000">
                <text:p>500000</text:p>
              </table:table-cell>
              <table:table-cell office:value-type="float" office:value="348283.231162168">
                <text:p>348283.231162168</text:p>
              </table:table-cell>
              <table:table-cell office:value-type="float" office:value="351648.351648352">
                <text:p>351648.351648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2307.692307692">
                <text:p>492307.692307692</text:p>
              </table:table-cell>
              <table:table-cell office:value-type="float" office:value="337029.805941772">
                <text:p>337029.805941772</text:p>
              </table:table-cell>
              <table:table-cell office:value-type="float" office:value="340425.531914894">
                <text:p>340425.531914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4848.484848485">
                <text:p>484848.484848485</text:p>
              </table:table-cell>
              <table:table-cell office:value-type="float" office:value="326139.99162153">
                <text:p>326139.99162153</text:p>
              </table:table-cell>
              <table:table-cell office:value-type="float" office:value="326530.612244898">
                <text:p>326530.612244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7611.940298507">
                <text:p>477611.940298507</text:p>
              </table:table-cell>
              <table:table-cell office:value-type="float" office:value="315602.039521894">
                <text:p>315602.039521894</text:p>
              </table:table-cell>
              <table:table-cell office:value-type="float" office:value="316831.683168317">
                <text:p>316831.683168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0588.235294118">
                <text:p>470588.235294118</text:p>
              </table:table-cell>
              <table:table-cell office:value-type="float" office:value="305404.580576446">
                <text:p>305404.580576446</text:p>
              </table:table-cell>
              <table:table-cell office:value-type="float" office:value="307692.307692308">
                <text:p>307692.307692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3768.115942029">
                <text:p>463768.115942029</text:p>
              </table:table-cell>
              <table:table-cell office:value-type="float" office:value="295536.613066167">
                <text:p>295536.613066167</text:p>
              </table:table-cell>
              <table:table-cell office:value-type="float" office:value="296296.296296296">
                <text:p>296296.29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7142.857142857">
                <text:p>457142.857142857</text:p>
              </table:table-cell>
              <table:table-cell office:value-type="float" office:value="285987.490750023">
                <text:p>285987.490750023</text:p>
              </table:table-cell>
              <table:table-cell office:value-type="float" office:value="288288.288288288">
                <text:p>288288.288288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0704.225352113">
                <text:p>450704.225352113</text:p>
              </table:table-cell>
              <table:table-cell office:value-type="float" office:value="276746.911379076">
                <text:p>276746.911379076</text:p>
              </table:table-cell>
              <table:table-cell office:value-type="float" office:value="278260.869565217">
                <text:p>278260.869565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4444.444444444">
                <text:p>444444.444444444</text:p>
              </table:table-cell>
              <table:table-cell office:value-type="float" office:value="267804.905581703">
                <text:p>267804.905581703</text:p>
              </table:table-cell>
              <table:table-cell office:value-type="float" office:value="268907.56302521">
                <text:p>268907.56302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8356.164383562">
                <text:p>438356.164383562</text:p>
              </table:table-cell>
              <table:table-cell office:value-type="float" office:value="259151.826107958">
                <text:p>259151.826107958</text:p>
              </table:table-cell>
              <table:table-cell office:value-type="float" office:value="260162.601626016">
                <text:p>260162.601626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2432.432432432">
                <text:p>432432.432432432</text:p>
              </table:table-cell>
              <table:table-cell office:value-type="float" office:value="250778.337421456">
                <text:p>250778.337421456</text:p>
              </table:table-cell>
              <table:table-cell office:value-type="float" office:value="251968.503937008">
                <text:p>251968.503937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6666.666666667">
                <text:p>426666.666666667</text:p>
              </table:table-cell>
              <table:table-cell office:value-type="float" office:value="242675.405627552">
                <text:p>242675.405627552</text:p>
              </table:table-cell>
              <table:table-cell office:value-type="float" office:value="244274.809160305">
                <text:p>244274.809160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1052.631578947">
                <text:p>421052.631578947</text:p>
              </table:table-cell>
              <table:table-cell office:value-type="float" office:value="234834.288726959">
                <text:p>234834.288726959</text:p>
              </table:table-cell>
              <table:table-cell office:value-type="float" office:value="235294.117647059">
                <text:p>235294.117647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5584.415584416">
                <text:p>415584.415584416</text:p>
              </table:table-cell>
              <table:table-cell office:value-type="float" office:value="227246.527184276">
                <text:p>227246.527184276</text:p>
              </table:table-cell>
              <table:table-cell office:value-type="float" office:value="228571.428571429">
                <text:p>228571.428571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256.41025641">
                <text:p>410256.41025641</text:p>
              </table:table-cell>
              <table:table-cell office:value-type="float" office:value="219903.934801262">
                <text:p>219903.934801262</text:p>
              </table:table-cell>
              <table:table-cell office:value-type="float" office:value="220689.655172414">
                <text:p>220689.655172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063.291139241">
                <text:p>405063.291139241</text:p>
              </table:table-cell>
              <table:table-cell office:value-type="float" office:value="212798.589885001">
                <text:p>212798.589885001</text:p>
              </table:table-cell>
              <table:table-cell office:value-type="float" office:value="213333.333333333">
                <text:p>213333.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">
                <text:p>400000</text:p>
              </table:table-cell>
              <table:table-cell office:value-type="float" office:value="205922.82670144">
                <text:p>205922.82670144</text:p>
              </table:table-cell>
              <table:table-cell office:value-type="float" office:value="206451.612903226">
                <text:p>206451.612903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61.728395062">
                <text:p>395061.728395062</text:p>
              </table:table-cell>
              <table:table-cell office:value-type="float" office:value="199269.227205063">
                <text:p>199269.227205063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243.902439024">
                <text:p>390243.902439024</text:p>
              </table:table-cell>
              <table:table-cell office:value-type="float" office:value="192830.613035798">
                <text:p>192830.613035798</text:p>
              </table:table-cell>
              <table:table-cell office:value-type="float" office:value="193939.393939394">
                <text:p>193939.3939393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5542.168674699">
                <text:p>385542.168674699</text:p>
              </table:table-cell>
              <table:table-cell office:value-type="float" office:value="186600.037774507">
                <text:p>186600.037774507</text:p>
              </table:table-cell>
              <table:table-cell office:value-type="float" office:value="187134.502923977">
                <text:p>187134.5029239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952.380952381">
                <text:p>380952.380952381</text:p>
              </table:table-cell>
              <table:table-cell office:value-type="float" office:value="180570.779448715">
                <text:p>180570.779448715</text:p>
              </table:table-cell>
              <table:table-cell office:value-type="float" office:value="180790.960451977">
                <text:p>180790.960451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6470.588235294">
                <text:p>376470.588235294</text:p>
              </table:table-cell>
              <table:table-cell office:value-type="float" office:value="174736.333280479">
                <text:p>174736.333280479</text:p>
              </table:table-cell>
              <table:table-cell office:value-type="float" office:value="174863.387978142">
                <text:p>174863.387978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2093.023255814">
                <text:p>372093.023255814</text:p>
              </table:table-cell>
              <table:table-cell office:value-type="float" office:value="169090.404668595">
                <text:p>169090.404668595</text:p>
              </table:table-cell>
              <table:table-cell office:value-type="float" office:value="169312.169312169">
                <text:p>169312.169312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7816.091954023">
                <text:p>367816.091954023</text:p>
              </table:table-cell>
              <table:table-cell office:value-type="float" office:value="163626.902397541">
                <text:p>163626.902397541</text:p>
              </table:table-cell>
              <table:table-cell office:value-type="float" office:value="164102.564102564">
                <text:p>164102.564102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3636.363636364">
                <text:p>363636.363636364</text:p>
              </table:table-cell>
              <table:table-cell office:value-type="float" office:value="158339.932065862">
                <text:p>158339.932065862</text:p>
              </table:table-cell>
              <table:table-cell office:value-type="float" office:value="158415.841584158">
                <text:p>158415.841584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550.561797753">
                <text:p>359550.561797753</text:p>
              </table:table-cell>
              <table:table-cell office:value-type="float" office:value="153223.789726881">
                <text:p>153223.789726881</text:p>
              </table:table-cell>
              <table:table-cell office:value-type="float" office:value="153846.153846154">
                <text:p>153846.153846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555.555555556">
                <text:p>355555.555555556</text:p>
              </table:table-cell>
              <table:table-cell office:value-type="float" office:value="148272.955734893">
                <text:p>148272.955734893</text:p>
              </table:table-cell>
              <table:table-cell office:value-type="float" office:value="148837.209302326">
                <text:p>148837.2093023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1648.351648352">
                <text:p>351648.351648352</text:p>
              </table:table-cell>
              <table:table-cell office:value-type="float" office:value="143482.088790189">
                <text:p>143482.088790189</text:p>
              </table:table-cell>
              <table:table-cell office:value-type="float" office:value="143497.757847534">
                <text:p>143497.757847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7826.086956522">
                <text:p>347826.086956522</text:p>
              </table:table-cell>
              <table:table-cell office:value-type="float" office:value="138846.020176496">
                <text:p>138846.020176496</text:p>
              </table:table-cell>
              <table:table-cell office:value-type="float" office:value="139130.434782609">
                <text:p>139130.434782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4086.021505376">
                <text:p>344086.021505376</text:p>
              </table:table-cell>
              <table:table-cell office:value-type="float" office:value="134359.748184611">
                <text:p>134359.748184611</text:p>
              </table:table-cell>
              <table:table-cell office:value-type="float" office:value="134453.781512605">
                <text:p>134453.781512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425.531914894">
                <text:p>340425.531914894</text:p>
              </table:table-cell>
              <table:table-cell office:value-type="float" office:value="130018.432716217">
                <text:p>130018.432716217</text:p>
              </table:table-cell>
              <table:table-cell office:value-type="float" office:value="130081.300813008">
                <text:p>130081.300813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6842.105263158">
                <text:p>336842.105263158</text:p>
              </table:table-cell>
              <table:table-cell office:value-type="float" office:value="125817.390062045">
                <text:p>125817.390062045</text:p>
              </table:table-cell>
              <table:table-cell office:value-type="float" office:value="125984.251968504">
                <text:p>125984.251968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121752.087848775">
                <text:p>121752.087848775</text:p>
              </table:table-cell>
              <table:table-cell office:value-type="float" office:value="122137.404580153">
                <text:p>122137.404580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9896.907216495">
                <text:p>329896.907216495</text:p>
              </table:table-cell>
              <table:table-cell office:value-type="float" office:value="117818.140149193">
                <text:p>117818.140149193</text:p>
              </table:table-cell>
              <table:table-cell office:value-type="float" office:value="118081.180811808">
                <text:p>118081.1808118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6530.612244898">
                <text:p>326530.612244898</text:p>
              </table:table-cell>
              <table:table-cell office:value-type="float" office:value="114011.302750359">
                <text:p>114011.302750359</text:p>
              </table:table-cell>
              <table:table-cell office:value-type="float" office:value="114285.714285714">
                <text:p>114285.7142857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3232.323232323">
                <text:p>323232.323232323</text:p>
              </table:table-cell>
              <table:table-cell office:value-type="float" office:value="110327.468574651">
                <text:p>110327.468574651</text:p>
              </table:table-cell>
              <table:table-cell office:value-type="float" office:value="110344.827586207">
                <text:p>110344.827586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0000">
                <text:p>320000</text:p>
              </table:table-cell>
              <table:table-cell office:value-type="float" office:value="106762.663248774">
                <text:p>106762.663248774</text:p>
              </table:table-cell>
              <table:table-cell office:value-type="float" office:value="107023.411371237">
                <text:p>107023.411371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6831.683168317">
                <text:p>316831.683168317</text:p>
              </table:table-cell>
              <table:table-cell office:value-type="float" office:value="103313.040815931">
                <text:p>103313.040815931</text:p>
              </table:table-cell>
              <table:table-cell office:value-type="float" office:value="103559.870550162">
                <text:p>103559.870550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3725.490196078">
                <text:p>313725.490196078</text:p>
              </table:table-cell>
              <table:table-cell office:value-type="float" office:value="99974.8795865361">
                <text:p>99974.879586536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0679.611650485">
                <text:p>310679.611650485</text:p>
              </table:table-cell>
              <table:table-cell office:value-type="float" office:value="96744.5781230088">
                <text:p>96744.5781230088</text:p>
              </table:table-cell>
              <table:table-cell office:value-type="float" office:value="96969.696969697">
                <text:p>96969.696969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692.307692308">
                <text:p>307692.307692308</text:p>
              </table:table-cell>
              <table:table-cell office:value-type="float" office:value="93618.6513542891">
                <text:p>93618.6513542891</text:p>
              </table:table-cell>
              <table:table-cell office:value-type="float" office:value="93841.642228739">
                <text:p>93841.642228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4761.904761905">
                <text:p>304761.904761905</text:p>
              </table:table-cell>
              <table:table-cell office:value-type="float" office:value="90593.726815906">
                <text:p>90593.726815906</text:p>
              </table:table-cell>
              <table:table-cell office:value-type="float" office:value="90651.5580736544">
                <text:p>90651.55807365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1886.79245283">
                <text:p>301886.79245283</text:p>
              </table:table-cell>
              <table:table-cell office:value-type="float" office:value="87666.541011531">
                <text:p>87666.541011531</text:p>
              </table:table-cell>
              <table:table-cell office:value-type="float" office:value="87671.2328767123">
                <text:p>87671.2328767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065.420560748">
                <text:p>299065.420560748</text:p>
              </table:table-cell>
              <table:table-cell office:value-type="float" office:value="84833.935892094">
                <text:p>84833.935892094</text:p>
              </table:table-cell>
              <table:table-cell office:value-type="float" office:value="84880.6366047745">
                <text:p>84880.63660477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6296.296296296">
                <text:p>296296.296296296</text:p>
              </table:table-cell>
              <table:table-cell office:value-type="float" office:value="82092.8554486631">
                <text:p>82092.8554486631</text:p>
              </table:table-cell>
              <table:table-cell office:value-type="float" office:value="82262.2107969152">
                <text:p>82262.2107969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3577.981651376">
                <text:p>293577.981651376</text:p>
              </table:table-cell>
              <table:table-cell office:value-type="float" office:value="79440.3424154125">
                <text:p>79440.3424154125</text:p>
              </table:table-cell>
              <table:table-cell office:value-type="float" office:value="79601.9900497512">
                <text:p>79601.9900497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0909.090909091">
                <text:p>290909.090909091</text:p>
              </table:table-cell>
              <table:table-cell office:value-type="float" office:value="76873.5350791206">
                <text:p>76873.5350791206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288.288288288">
                <text:p>288288.288288288</text:p>
              </table:table-cell>
              <table:table-cell office:value-type="float" office:value="74389.6641917578">
                <text:p>74389.6641917578</text:p>
              </table:table-cell>
              <table:table-cell office:value-type="float" office:value="74418.6046511628">
                <text:p>74418.60465116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5714.285714286">
                <text:p>285714.285714286</text:p>
              </table:table-cell>
              <table:table-cell office:value-type="float" office:value="71986.0499828311">
                <text:p>71986.0499828311</text:p>
              </table:table-cell>
              <table:table-cell office:value-type="float" office:value="72072.0720720721">
                <text:p>72072.0720720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3185.840707965">
                <text:p>283185.840707965</text:p>
              </table:table-cell>
              <table:table-cell office:value-type="float" office:value="69660.0992682638">
                <text:p>69660.0992682638</text:p>
              </table:table-cell>
              <table:table-cell office:value-type="float" office:value="69716.7755991285">
                <text:p>69716.7755991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0701.754385965">
                <text:p>280701.754385965</text:p>
              </table:table-cell>
              <table:table-cell office:value-type="float" office:value="67409.3026526904">
                <text:p>67409.3026526904</text:p>
              </table:table-cell>
              <table:table-cell office:value-type="float" office:value="67510.5485232067">
                <text:p>67510.5485232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8260.869565217">
                <text:p>278260.869565217</text:p>
              </table:table-cell>
              <table:table-cell office:value-type="float" office:value="65231.2318221489">
                <text:p>65231.2318221489</text:p>
              </table:table-cell>
              <table:table-cell office:value-type="float" office:value="65306.1224489796">
                <text:p>65306.1224489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5862.068965517">
                <text:p>275862.068965517</text:p>
              </table:table-cell>
              <table:table-cell office:value-type="float" office:value="63123.5369242482">
                <text:p>63123.5369242482</text:p>
              </table:table-cell>
              <table:table-cell office:value-type="float" office:value="63241.1067193676">
                <text:p>63241.10671936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3504.273504273">
                <text:p>273504.273504273</text:p>
              </table:table-cell>
              <table:table-cell office:value-type="float" office:value="61083.9440329868">
                <text:p>61083.9440329868</text:p>
              </table:table-cell>
              <table:table-cell office:value-type="float" office:value="61185.4684512428">
                <text:p>61185.4684512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1186.440677966">
                <text:p>271186.440677966</text:p>
              </table:table-cell>
              <table:table-cell office:value-type="float" office:value="59110.2526954846">
                <text:p>59110.2526954846</text:p>
              </table:table-cell>
              <table:table-cell office:value-type="float" office:value="59149.7227356747">
                <text:p>59149.72273567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8907.56302521">
                <text:p>268907.56302521</text:p>
              </table:table-cell>
              <table:table-cell office:value-type="float" office:value="57200.3335579835">
                <text:p>57200.3335579835</text:p>
              </table:table-cell>
              <table:table-cell office:value-type="float" office:value="57245.0805008945">
                <text:p>57245.0805008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6666.666666667">
                <text:p>266666.666666667</text:p>
              </table:table-cell>
              <table:table-cell office:value-type="float" office:value="55352.1260685545">
                <text:p>55352.1260685545</text:p>
              </table:table-cell>
              <table:table-cell office:value-type="float" office:value="55363.321799308">
                <text:p>55363.3217993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4462.809917355">
                <text:p>264462.809917355</text:p>
              </table:table-cell>
              <table:table-cell office:value-type="float" office:value="53563.6362540323">
                <text:p>53563.6362540323</text:p>
              </table:table-cell>
              <table:table-cell office:value-type="float" office:value="53601.3400335008">
                <text:p>53601.3400335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2295.081967213">
                <text:p>262295.081967213</text:p>
              </table:table-cell>
              <table:table-cell office:value-type="float" office:value="51832.9345687807">
                <text:p>51832.9345687807</text:p>
              </table:table-cell>
              <table:table-cell office:value-type="float" office:value="51863.8573743922">
                <text:p>51863.8573743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162.601626016">
                <text:p>260162.601626016</text:p>
              </table:table-cell>
              <table:table-cell office:value-type="float" office:value="50158.1538129658">
                <text:p>50158.1538129658</text:p>
              </table:table-cell>
              <table:table-cell office:value-type="float" office:value="50235.4788069074">
                <text:p>50235.4788069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8064.516129032">
                <text:p>258064.516129032</text:p>
              </table:table-cell>
              <table:table-cell office:value-type="float" office:value="48537.4871180927">
                <text:p>48537.4871180927</text:p>
              </table:table-cell>
              <table:table-cell office:value-type="float" office:value="48558.4218512898">
                <text:p>48558.4218512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6000">
                <text:p>256000</text:p>
              </table:table-cell>
              <table:table-cell office:value-type="float" office:value="46969.1859976318">
                <text:p>46969.1859976318</text:p>
              </table:table-cell>
              <table:table-cell office:value-type="float" office:value="46989.7209985316">
                <text:p>46989.7209985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3968.253968254">
                <text:p>253968.253968254</text:p>
              </table:table-cell>
              <table:table-cell office:value-type="float" office:value="45451.5584606313">
                <text:p>45451.5584606313</text:p>
              </table:table-cell>
              <table:table-cell office:value-type="float" office:value="45454.5454545455">
                <text:p>45454.5454545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968.503937008">
                <text:p>251968.503937008</text:p>
              </table:table-cell>
              <table:table-cell office:value-type="float" office:value="43982.9671862814">
                <text:p>43982.9671862814</text:p>
              </table:table-cell>
              <table:table-cell office:value-type="float" office:value="44016.5061898212">
                <text:p>44016.50618982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0000">
                <text:p>250000</text:p>
              </table:table-cell>
              <table:table-cell office:value-type="float" office:value="42561.8277574598">
                <text:p>42561.8277574598</text:p>
              </table:table-cell>
              <table:table-cell office:value-type="float" office:value="42609.8535286285">
                <text:p>42609.85352862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8062.015503876">
                <text:p>248062.015503876</text:p>
              </table:table-cell>
              <table:table-cell office:value-type="float" office:value="41186.606951354">
                <text:p>41186.606951354</text:p>
              </table:table-cell>
              <table:table-cell office:value-type="float" office:value="41237.1134020619">
                <text:p>41237.11340206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153.846153846">
                <text:p>246153.846153846</text:p>
              </table:table-cell>
              <table:table-cell office:value-type="float" office:value="39855.8210853154">
                <text:p>39855.8210853154</text:p>
              </table:table-cell>
              <table:table-cell office:value-type="float" office:value="39900.2493765586">
                <text:p>39900.2493765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4274.809160305">
                <text:p>244274.809160305</text:p>
              </table:table-cell>
              <table:table-cell office:value-type="float" office:value="38568.0344161598">
                <text:p>38568.0344161598</text:p>
              </table:table-cell>
              <table:table-cell office:value-type="float" office:value="38600.7237635706">
                <text:p>38600.72376357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2424.242424242">
                <text:p>242424.242424242</text:p>
              </table:table-cell>
              <table:table-cell office:value-type="float" office:value="37321.85759119">
                <text:p>37321.85759119</text:p>
              </table:table-cell>
              <table:table-cell office:value-type="float" office:value="37339.5565927655">
                <text:p>37339.5565927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601.503759398">
                <text:p>240601.503759398</text:p>
              </table:table-cell>
              <table:table-cell office:value-type="float" office:value="36115.946149266">
                <text:p>36115.946149266</text:p>
              </table:table-cell>
              <table:table-cell office:value-type="float" office:value="36117.381489842">
                <text:p>36117.3814898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8805.970149254">
                <text:p>238805.970149254</text:p>
              </table:table-cell>
              <table:table-cell office:value-type="float" office:value="34948.9990703084">
                <text:p>34948.9990703084</text:p>
              </table:table-cell>
              <table:table-cell office:value-type="float" office:value="34972.6775956284">
                <text:p>34972.67759562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7037.037037037">
                <text:p>237037.037037037</text:p>
              </table:table-cell>
              <table:table-cell office:value-type="float" office:value="33819.7573716684">
                <text:p>33819.7573716684</text:p>
              </table:table-cell>
              <table:table-cell office:value-type="float" office:value="33826.6384778013">
                <text:p>33826.63847780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5294.117647059">
                <text:p>235294.117647059</text:p>
              </table:table-cell>
              <table:table-cell office:value-type="float" office:value="32727.0027498508">
                <text:p>32727.0027498508</text:p>
              </table:table-cell>
              <table:table-cell office:value-type="float" office:value="32753.3265097236">
                <text:p>32753.3265097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3576.642335766">
                <text:p>233576.642335766</text:p>
              </table:table-cell>
              <table:table-cell office:value-type="float" office:value="31669.5562661249">
                <text:p>31669.5562661249</text:p>
              </table:table-cell>
              <table:table-cell office:value-type="float" office:value="31683.1683168317">
                <text:p>31683.16831683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1884.057971014">
                <text:p>231884.057971014</text:p>
              </table:table-cell>
              <table:table-cell office:value-type="float" office:value="30646.2770746039">
                <text:p>30646.2770746039</text:p>
              </table:table-cell>
              <table:table-cell office:value-type="float" office:value="30651.3409961686">
                <text:p>30651.34099616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0215.827338129">
                <text:p>230215.827338129</text:p>
              </table:table-cell>
              <table:table-cell office:value-type="float" office:value="29656.0611914223">
                <text:p>29656.0611914223</text:p>
              </table:table-cell>
              <table:table-cell office:value-type="float" office:value="29657.0898980538">
                <text:p>29657.0898980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8571.428571429">
                <text:p>228571.428571429</text:p>
              </table:table-cell>
              <table:table-cell office:value-type="float" office:value="28697.8403036824">
                <text:p>28697.8403036824</text:p>
              </table:table-cell>
              <table:table-cell office:value-type="float" office:value="28699.5515695067">
                <text:p>28699.5515695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950.354609929">
                <text:p>226950.354609929</text:p>
              </table:table-cell>
              <table:table-cell office:value-type="float" office:value="27770.5806168846">
                <text:p>27770.5806168846</text:p>
              </table:table-cell>
              <table:table-cell office:value-type="float" office:value="27777.7777777778">
                <text:p>27777.7777777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5352.112676056">
                <text:p>225352.112676056</text:p>
              </table:table-cell>
              <table:table-cell office:value-type="float" office:value="26873.2817395994">
                <text:p>26873.2817395994</text:p>
              </table:table-cell>
              <table:table-cell office:value-type="float" office:value="26890.756302521">
                <text:p>26890.7563025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776.223776224">
                <text:p>223776.223776224</text:p>
              </table:table-cell>
              <table:table-cell office:value-type="float" office:value="26004.9756041759">
                <text:p>26004.9756041759</text:p>
              </table:table-cell>
              <table:table-cell office:value-type="float" office:value="26016.2601626016">
                <text:p>26016.2601626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25164.7254223245">
                <text:p>25164.7254223245</text:p>
              </table:table-cell>
              <table:table-cell office:value-type="float" office:value="25177.025963808">
                <text:p>25177.0259638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689.655172414">
                <text:p>220689.655172414</text:p>
              </table:table-cell>
              <table:table-cell office:value-type="float" office:value="24351.6246744448">
                <text:p>24351.6246744448</text:p>
              </table:table-cell>
              <table:table-cell office:value-type="float" office:value="24353.1202435312">
                <text:p>24353.1202435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9178.082191781">
                <text:p>219178.082191781</text:p>
              </table:table-cell>
              <table:table-cell office:value-type="float" office:value="23564.7961316103">
                <text:p>23564.7961316103</text:p>
              </table:table-cell>
              <table:table-cell office:value-type="float" office:value="23581.429624171">
                <text:p>23581.4296241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687.074829932">
                <text:p>217687.074829932</text:p>
              </table:table-cell>
              <table:table-cell office:value-type="float" office:value="22803.3909091537">
                <text:p>22803.3909091537</text:p>
              </table:table-cell>
              <table:table-cell office:value-type="float" office:value="22808.267997149">
                <text:p>22808.2679971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6216.216216216">
                <text:p>216216.216216216</text:p>
              </table:table-cell>
              <table:table-cell office:value-type="float" office:value="22066.5875508314">
                <text:p>22066.5875508314</text:p>
              </table:table-cell>
              <table:table-cell office:value-type="float" office:value="22068.9655172414">
                <text:p>22068.9655172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765.100671141">
                <text:p>214765.100671141</text:p>
              </table:table-cell>
              <table:table-cell office:value-type="float" office:value="21353.5911425807">
                <text:p>21353.5911425807</text:p>
              </table:table-cell>
              <table:table-cell office:value-type="float" office:value="21361.8157543391">
                <text:p>21361.8157543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3333.333333333">
                <text:p>213333.333333333</text:p>
              </table:table-cell>
              <table:table-cell office:value-type="float" office:value="20663.6324549112">
                <text:p>20663.6324549112</text:p>
              </table:table-cell>
              <table:table-cell office:value-type="float" office:value="20671.834625323">
                <text:p>20671.834625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1920.529801325">
                <text:p>211920.529801325</text:p>
              </table:table-cell>
              <table:table-cell office:value-type="float" office:value="19995.9671130078">
                <text:p>19995.9671130078</text:p>
              </table:table-cell>
              <table:table-cell office:value-type="float" office:value="20000">
                <text:p>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